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000000" draw:marker-end="msArrowStealthEnd_20_6" draw:marker-end-width="0.318cm" draw:marker-end-center="false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000000" draw:marker-end="msArrowOvalEnd_20_5" draw:marker-end-width="0.318cm" draw:marker-end-center="true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000000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06cm" svg:stroke-color="#000000" draw:stroke-linejoin="round" draw:fill="gradient" draw:fill-gradient-name="Gradient_20_7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0070c0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000000" draw:stroke-linejoin="round" draw:fill="solid" draw:fill-color="#00000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71cm" svg:stroke-color="#000000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000000" draw:stroke-linejoin="round" draw:fill="gradient" draw:fill-gradient-name="Gradient_20_8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ff0000" draw:marker-end="msArrowStealthEnd_20_6" draw:marker-end-width="0.318cm" draw:marker-end-center="false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000000" draw:stroke-linejoin="round" draw:fill="gradient" draw:fill-gradient-name="Gradient_20_9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solid" svg:stroke-width="0.106cm" svg:stroke-color="#000000" draw:stroke-linejoin="round" draw:fill="gradient" draw:fill-gradient-name="Gradient_20_10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000000" draw:stroke-linejoin="round" draw:fill="gradient" draw:fill-gradient-name="Gradient_20_11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176cm" svg:stroke-color="#ff0000" draw:stroke-linejoin="round" draw:fill="none" draw:textarea-vertical-align="top" draw:auto-grow-heigh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106cm" svg:stroke-color="#000000" draw:stroke-linejoin="round" draw:fill="gradient" draw:fill-gradient-name="Gradient_20_8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106cm" svg:stroke-color="#000000" draw:stroke-linejoin="round" draw:fill="gradient" draw:fill-gradient-name="Gradient_20_11" draw:textarea-horizontal-align="left" draw:textarea-vertical-align="middle" draw:auto-grow-height="false" fo:min-height="0cm" fo:min-width="0cm" fo:padding-top="0.127cm" fo:padding-bottom="0.127cm" fo:padding-left="0.254cm" fo:padding-right="0.254cm" fo:wrap-option="wrap"/>
      <style:paragraph-properties style:writing-mode="tb-rl"/>
    </style:style>
    <style:style style:name="gr21" style:family="graphic" style:parent-style-name="standard">
      <style:graphic-properties draw:stroke="solid" svg:stroke-width="0.106cm" svg:stroke-color="#000000" draw:stroke-linejoin="round" draw:fill="gradient" draw:fill-gradient-name="Gradient_20_1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22" style:family="graphic" style:parent-style-name="standard">
      <style:graphic-properties draw:stroke="solid" svg:stroke-width="0.106cm" svg:stroke-color="#000000" draw:marker-end="msArrowStealthEnd_20_9" draw:marker-end-width="0.53cm" draw:marker-end-center="false" draw:stroke-linejoin="round" draw:fill="solid" draw:fill-color="#33cccc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r1" style:family="presentation" style:parent-style-name="Обычный-title">
      <style:graphic-properties draw:stroke="none" svg:stroke-width="0cm" draw:fill="none" draw:textarea-vertical-align="middle" draw:auto-grow-height="false" fo:min-height="3.181cm" fo:padding-top="0.123cm" fo:padding-bottom="0.123cm" fo:padding-left="0.251cm" fo:padding-right="0.251cm" fo:wrap-option="wrap"/>
    </style:style>
    <style:style style:name="pr2" style:family="presentation" style:parent-style-name="Обычный-subtitle">
      <style:graphic-properties draw:stroke="none" svg:stroke-width="0cm" draw:fill="none" draw:fill-color="#ffffff" draw:textarea-vertical-align="top" draw:auto-grow-height="false" fo:min-height="12.573cm" fo:padding-top="0.123cm" fo:padding-bottom="0.123cm" fo:padding-left="0.251cm" fo:padding-right="0.251cm" fo:wrap-option="wrap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Обычный_20_1-notes">
      <style:graphic-properties draw:fill-color="#ffffff" fo:min-height="13.364cm"/>
    </style:style>
    <style:style style:name="co1" style:family="table-column">
      <style:table-column-properties style:column-width="1.929cm" style:use-optimal-column-width="false"/>
    </style:style>
    <style:style style:name="co2" style:family="table-column">
      <style:table-column-properties style:column-width="1.932cm" style:use-optimal-column-width="false"/>
    </style:style>
    <style:style style:name="ro1" style:family="table-row">
      <style:table-row-properties style:row-height="1.292cm"/>
    </style:style>
    <style:style style:name="ro2" style:family="table-row">
      <style:table-row-properties style:row-height="1.293cm"/>
    </style:style>
    <style:style style:name="ce1" style:family="table-cell">
      <style:graphic-properties draw:fill="solid" draw:fill-color="#33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33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" style:family="table-cell">
      <style:graphic-properties draw:fill="solid" draw:fill-color="#33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33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" style:family="table-cell">
      <style:graphic-properties draw:fill="solid" draw:fill-color="#33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solid" draw:fill-color="#33ccc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8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6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8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0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1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2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3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4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5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6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7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8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9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0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1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2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3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4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5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6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7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8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39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0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1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2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3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4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5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6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7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8" style:family="table-cell">
      <style:graphic-properties draw:fill="solid" draw:fill-color="#cdecec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9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0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1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2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3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54" style:family="table-cell">
      <style:graphic-properties draw:fill="solid" draw:fill-color="#e8f5f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style:border-line-width="0.008cm 0cm 0.008cm" fo:border="0.008cm solid #ffffff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paragraph-properties fo:margin-top="0cm" fo:margin-bottom="0cm" fo:text-align="start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204cm" fo:margin-bottom="0cm" fo:text-align="start" fo:text-indent="0cm" style:writing-mode="lr-tb"/>
    </style:style>
    <style:style style:name="P4" style:family="paragraph">
      <style:paragraph-properties fo:margin-left="0cm" fo:margin-right="0cm" fo:margin-top="0.176cm" fo:margin-bottom="0cm" fo:text-align="start" fo:text-indent="0cm" style:writing-mode="lr-tb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T1" style:family="text">
      <style:text-properties fo:color="#006666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Verdana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3" style:family="text">
      <style:text-properties fo:color="#000000" style:text-line-through-style="none" fo:font-family="Verdana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color="#000000" style:text-line-through-style="none" fo:font-family="Verdana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000000" style:text-line-through-style="none" fo:font-family="Verdan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color="#000000" style:text-line-through-style="none" fo:font-family="Verdan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style:text-line-through-style="none" fo:font-family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Verdan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ffffff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000000" style:text-line-through-style="none" fo:font-family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style:text-line-through-style="none" fo:font-family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99cccc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7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952cm"/>
        <style:text-properties fo:color="#006666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name="Rectangle 2" presentation:style-name="pr1" draw:text-style-name="P2" draw:layer="layout" svg:width="20.107cm" svg:height="3.121cm" svg:x="4.008cm" svg:y="3.162cm" presentation:class="title" presentation:user-transformed="true">
          <draw:text-box>
            <text:p text:style-name="P1"><text:span text:style-name="T1">БИС с программируемой структурой</text:span></text:p>
          </draw:text-box>
        </draw:frame>
        <draw:frame draw:name="Rectangle 3" presentation:style-name="pr2" draw:text-style-name="P2" draw:layer="layout" svg:width="20.107cm" svg:height="4.867cm" svg:x="4.008cm" svg:y="9.521cm" presentation:class="sub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лассификация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Классификация</text:span></text:p>
          </draw:text-box>
        </draw:frame>
        <draw:frame draw:name="Объект 2" presentation:style-name="pr5" draw:text-style-name="P2" draw:layer="layout" svg:width="20.315cm" svg:height="11.429cm" svg:x="3.806cm" svg:y="5.076cm" presentation:class="outline" presentation:user-transformed="true">
          <draw:text-box>
            <text:list text:style-name="L2">
              <text:list-item>
                <text:p text:style-name="P3"><text:span text:style-name="T2">Простые ПЛУ (SPLD)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ППЗУ</text:span></text:p>
                  </text:list-item>
                  <text:list-item>
                    <text:p text:style-name="P4"><text:span text:style-name="T3">ПЛМ</text:span></text:p>
                  </text:list-item>
                  <text:list-item>
                    <text:p text:style-name="P4"><text:span text:style-name="T3">ПМЛ (PAL)</text:span></text:p>
                  </text:list-item>
                  <text:list-item>
                    <text:p text:style-name="P4"><text:span text:style-name="T3">GAL</text:span></text:p>
                  </text:list-item>
                  <text:list-item>
                    <text:p text:style-name="P4"><text:span text:style-name="T3">Другие</text:span></text:p>
                  </text:list-item>
                </text:list>
              </text:list-item>
              <text:list-item>
                <text:p text:style-name="P3"><text:span text:style-name="T2">Сложные ПЛУ (CPLD)</text:span></text:p>
              </text:list-item>
              <text:list-item>
                <text:p text:style-name="P3"><text:span text:style-name="T2">ПЛИС (FPGA)</text:span></text:p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граммирование функций" draw:style-name="dp1" draw:master-page-name="Обычный_20_1" presentation:presentation-page-layout-name="AL2T11">
        <draw:connector draw:name="Прямая со стрелкой 42" draw:style-name="gr2" draw:text-style-name="P5" draw:layer="layout" svg:x1="5.924cm" svg:y1="15.951cm" svg:x2="7.297cm" svg:y2="15.951cm" svg:d="M5924 15951h1373">
          <text:p/>
        </draw:connector>
        <draw:connector draw:name="Прямая со стрелкой 37" draw:style-name="gr2" draw:text-style-name="P5" draw:layer="layout" svg:x1="5.924cm" svg:y1="10.723cm" svg:x2="7.297cm" svg:y2="10.723cm" svg:d="M5924 10723h1373">
          <text:p/>
        </draw:connector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Программирование функций</text:span></text:p>
          </draw:text-box>
        </draw:frame>
        <draw:custom-shape draw:name="Прямоугольник 3" draw:style-name="gr3" draw:text-style-name="P2" draw:layer="layout" svg:width="1.799cm" svg:height="3.199cm" svg:x="16.1cm" svg:y="11.525cm">
          <text:p text:style-name="P6"><text:span text:style-name="T4"/></text:p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onnector draw:name="Прямая со стрелкой 5" draw:style-name="gr4" draw:text-style-name="P5" draw:layer="layout" svg:x1="17.9cm" svg:y1="13.125cm" svg:x2="19.9cm" svg:y2="13.125cm" svg:d="M17900 13125h2000">
          <text:p/>
        </draw:connector>
        <draw:custom-shape draw:name="TextBox 6" draw:style-name="gr5" draw:text-style-name="P2" draw:layer="layout" svg:width="1.599cm" svg:height="1.775cm" svg:x="20.301cm" svg:y="12.228cm">
          <text:p text:style-name="P8"><text:span text:style-name="T6">Y</text:span></text:p>
          <draw:enhanced-geometry svg:viewBox="0 0 21600 21600" draw:type="rectangle" draw:enhanced-path="M 0 0 L 21600 0 21600 21600 0 21600 0 0 Z N"/>
        </draw:custom-shape>
        <draw:connector draw:name="Прямая со стрелкой 7" draw:style-name="gr2" draw:text-style-name="P5" draw:layer="layout" svg:x1="11.699cm" svg:y1="12.227cm" svg:x2="16.1cm" svg:y2="12.227cm" svg:d="M11699 12227h4401">
          <text:p/>
        </draw:connector>
        <draw:connector draw:name="Прямая со стрелкой 9" draw:style-name="gr2" draw:text-style-name="P5" draw:layer="layout" svg:x1="11.699cm" svg:y1="8.524cm" svg:x2="11.699cm" svg:y2="12.227cm" svg:d="M11699 8524v3703">
          <text:p/>
        </draw:connector>
        <draw:connector draw:name="Прямая со стрелкой 12" draw:style-name="gr2" draw:text-style-name="P5" draw:layer="layout" svg:x1="9.099cm" svg:y1="8.546cm" svg:x2="11.699cm" svg:y2="8.546cm" svg:d="M9099 8546h2600">
          <text:p/>
        </draw:connector>
        <draw:connector draw:name="Прямая со стрелкой 14" draw:style-name="gr2" draw:text-style-name="P5" draw:layer="layout" svg:x1="10.899cm" svg:y1="12.925cm" svg:x2="16.1cm" svg:y2="12.925cm" svg:d="M10899 12925h5201">
          <text:p/>
        </draw:connector>
        <draw:connector draw:name="Прямая со стрелкой 16" draw:style-name="gr2" draw:text-style-name="P5" draw:layer="layout" svg:x1="10.899cm" svg:y1="10.725cm" svg:x2="10.899cm" svg:y2="12.925cm" svg:d="M10899 10725v2200">
          <text:p/>
        </draw:connector>
        <draw:connector draw:name="Прямая со стрелкой 17" draw:style-name="gr2" draw:text-style-name="P5" draw:layer="layout" svg:x1="9.099cm" svg:y1="10.725cm" svg:x2="10.899cm" svg:y2="10.725cm" svg:d="M9099 10725h1800">
          <text:p/>
        </draw:connector>
        <draw:connector draw:name="Прямая со стрелкой 20" draw:style-name="gr2" draw:text-style-name="P5" draw:layer="layout" svg:x1="9.099cm" svg:y1="13.525cm" svg:x2="16.1cm" svg:y2="13.525cm" svg:d="M9099 13525h7001">
          <text:p/>
        </draw:connector>
        <draw:connector draw:name="Прямая со стрелкой 22" draw:style-name="gr2" draw:text-style-name="P5" draw:layer="layout" svg:x1="10.899cm" svg:y1="14.107cm" svg:x2="16.1cm" svg:y2="14.107cm" svg:d="M10899 14107h5201">
          <text:p/>
        </draw:connector>
        <draw:connector draw:name="Прямая со стрелкой 24" draw:style-name="gr2" draw:text-style-name="P5" draw:layer="layout" svg:x1="10.899cm" svg:y1="14.023cm" svg:x2="10.899cm" svg:y2="15.925cm" svg:d="M10899 14023v1902">
          <text:p/>
        </draw:connector>
        <draw:connector draw:name="Прямая со стрелкой 26" draw:style-name="gr2" draw:text-style-name="P5" draw:layer="layout" svg:x1="9.099cm" svg:y1="15.925cm" svg:x2="10.899cm" svg:y2="15.925cm" svg:d="M9099 15925h1800">
          <text:p/>
        </draw:connector>
        <draw:custom-shape draw:name="Овал 27" draw:style-name="gr6" draw:text-style-name="P2" draw:layer="layout" svg:width="0.399cm" svg:height="0.399cm" svg:x="8.9cm" svg:y="8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28" draw:style-name="gr6" draw:text-style-name="P2" draw:layer="layout" svg:width="0.399cm" svg:height="0.399cm" svg:x="8.9cm" svg:y="10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29" draw:style-name="gr6" draw:text-style-name="P2" draw:layer="layout" svg:width="0.399cm" svg:height="0.399cm" svg:x="8.9cm" svg:y="1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30" draw:style-name="gr6" draw:text-style-name="P2" draw:layer="layout" svg:width="0.399cm" svg:height="0.399cm" svg:x="8.9cm" svg:y="1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31" draw:style-name="gr6" draw:text-style-name="P2" draw:layer="layout" svg:width="0.399cm" svg:height="0.399cm" svg:x="7.097cm" svg:y="8.3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32" draw:style-name="gr6" draw:text-style-name="P2" draw:layer="layout" svg:width="0.399cm" svg:height="0.399cm" svg:x="7.097cm" svg:y="10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33" draw:style-name="gr6" draw:text-style-name="P2" draw:layer="layout" svg:width="0.399cm" svg:height="0.399cm" svg:x="7.097cm" svg:y="1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34" draw:style-name="gr6" draw:text-style-name="P2" draw:layer="layout" svg:width="0.399cm" svg:height="0.399cm" svg:x="7.097cm" svg:y="15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рямоугольник 35" draw:style-name="gr3" draw:text-style-name="P2" draw:layer="layout" svg:width="1.799cm" svg:height="2.378cm" svg:x="3.997cm" svg:y="9.557cm">
          <text:p text:style-name="P6"><text:span text:style-name="T4"/></text:p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name="Овал 36" draw:style-name="gr6" draw:text-style-name="P2" draw:layer="layout" svg:width="0.399cm" svg:height="0.399cm" svg:x="5.597cm" svg:y="10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Прямоугольник 43" draw:style-name="gr3" draw:text-style-name="P2" draw:layer="layout" svg:width="1.799cm" svg:height="2.378cm" svg:x="3.997cm" svg:y="14.786cm">
          <text:p text:style-name="P6"><text:span text:style-name="T4"/></text:p>
          <text:p text:style-name="P7"><text:span text:style-name="T4">1</text:span></text:p>
          <draw:enhanced-geometry svg:viewBox="0 0 21600 21600" draw:type="rectangle" draw:enhanced-path="M 0 0 L 21600 0 21600 21600 0 21600 0 0 Z N"/>
        </draw:custom-shape>
        <draw:custom-shape draw:name="Овал 44" draw:style-name="gr6" draw:text-style-name="P2" draw:layer="layout" svg:width="0.399cm" svg:height="0.399cm" svg:x="5.597cm" svg:y="15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Прямая со стрелкой 45" draw:style-name="gr2" draw:text-style-name="P5" draw:layer="layout" svg:x1="3.298cm" svg:y1="10.723cm" svg:x2="3.996cm" svg:y2="10.723cm" svg:d="M3298 10723h698">
          <text:p/>
        </draw:connector>
        <draw:connector draw:name="Прямая со стрелкой 46" draw:style-name="gr2" draw:text-style-name="P5" draw:layer="layout" svg:x1="2.624cm" svg:y1="8.524cm" svg:x2="7.097cm" svg:y2="8.524cm" svg:d="M2624 8524h4473">
          <text:p/>
        </draw:connector>
        <draw:connector draw:name="Прямая со стрелкой 48" draw:style-name="gr2" draw:text-style-name="P5" draw:layer="layout" svg:x1="3.298cm" svg:y1="15.951cm" svg:x2="3.996cm" svg:y2="15.951cm" svg:d="M3298 15951h698">
          <text:p/>
        </draw:connector>
        <draw:connector draw:name="Прямая со стрелкой 49" draw:style-name="gr2" draw:text-style-name="P5" draw:layer="layout" svg:x1="2.624cm" svg:y1="13.513cm" svg:x2="7.097cm" svg:y2="13.513cm" svg:d="M2624 13513h4473">
          <text:p/>
        </draw:connector>
        <draw:connector draw:name="Прямая со стрелкой 52" draw:style-name="gr7" draw:text-style-name="P5" draw:layer="layout" svg:x1="3.298cm" svg:y1="10.77cm" svg:x2="3.298cm" svg:y2="8.57cm" svg:d="M3298 10770v-2200">
          <text:p/>
        </draw:connector>
        <draw:connector draw:name="Прямая со стрелкой 53" draw:style-name="gr7" draw:text-style-name="P5" draw:layer="layout" svg:x1="3.298cm" svg:y1="15.951cm" svg:x2="3.298cm" svg:y2="13.513cm" svg:d="M3298 15951v-2438">
          <text:p/>
        </draw:connector>
        <draw:custom-shape draw:name="TextBox 55" draw:style-name="gr5" draw:text-style-name="P2" draw:layer="layout" svg:width="1.599cm" svg:height="1.775cm" svg:x="0.994cm" svg:y="7.627cm">
          <text:p text:style-name="P8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56" draw:style-name="gr5" draw:text-style-name="P2" draw:layer="layout" svg:width="1.599cm" svg:height="1.775cm" svg:x="0.994cm" svg:y="12.615cm">
          <text:p text:style-name="P8"><text:span text:style-name="T6">B</text:span></text:p>
          <draw:enhanced-geometry svg:viewBox="0 0 21600 21600" draw:type="rectangle" draw:enhanced-path="M 0 0 L 21600 0 21600 21600 0 21600 0 0 Z N"/>
        </draw:custom-shape>
        <draw:connector draw:name="Прямая со стрелкой 57" draw:style-name="gr7" draw:text-style-name="P5" draw:layer="layout" svg:x1="15.5cm" svg:y1="10.056cm" svg:x2="15.5cm" svg:y2="12.256cm" svg:d="M15500 10056v2200">
          <text:p/>
        </draw:connector>
        <draw:custom-shape draw:name="Прямоугольник 58" draw:style-name="gr3" draw:text-style-name="P2" draw:layer="layout" svg:width="0.603cm" svg:height="1.739cm" svg:x="15.196cm" svg:y="8.297cm">
          <text:p text:style-name="P6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onnector draw:name="Прямая со стрелкой 59" draw:style-name="gr7" draw:text-style-name="P5" draw:layer="layout" svg:x1="14.513cm" svg:y1="10.056cm" svg:x2="14.513cm" svg:y2="12.925cm" svg:d="M14513 10056v2869">
          <text:p/>
        </draw:connector>
        <draw:custom-shape draw:name="Прямоугольник 60" draw:style-name="gr3" draw:text-style-name="P2" draw:layer="layout" svg:width="0.603cm" svg:height="1.739cm" svg:x="14.209cm" svg:y="8.297cm">
          <text:p text:style-name="P6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onnector draw:name="Прямая со стрелкой 61" draw:style-name="gr7" draw:text-style-name="P5" draw:layer="layout" svg:x1="13.523cm" svg:y1="10.056cm" svg:x2="13.523cm" svg:y2="13.513cm" svg:d="M13523 10056v3457">
          <text:p/>
        </draw:connector>
        <draw:custom-shape draw:name="Прямоугольник 62" draw:style-name="gr3" draw:text-style-name="P2" draw:layer="layout" svg:width="0.603cm" svg:height="1.739cm" svg:x="13.22cm" svg:y="8.297cm">
          <text:p text:style-name="P6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onnector draw:name="Прямая со стрелкой 63" draw:style-name="gr7" draw:text-style-name="P5" draw:layer="layout" svg:x1="12.51cm" svg:y1="10.056cm" svg:x2="12.51cm" svg:y2="14.107cm" svg:d="M12510 10056v4051">
          <text:p/>
        </draw:connector>
        <draw:custom-shape draw:name="Прямоугольник 64" draw:style-name="gr3" draw:text-style-name="P2" draw:layer="layout" svg:width="0.603cm" svg:height="1.739cm" svg:x="12.206cm" svg:y="8.297cm">
          <text:p text:style-name="P6"><text:span text:style-name="T4"/></text:p>
          <text:p text:style-name="P7"><text:span text:style-name="T4"/></text:p>
          <draw:enhanced-geometry svg:viewBox="0 0 21600 21600" draw:type="rectangle" draw:enhanced-path="M 0 0 L 21600 0 21600 21600 0 21600 0 0 Z N"/>
        </draw:custom-shape>
        <draw:connector draw:name="Прямая со стрелкой 68" draw:style-name="gr2" draw:text-style-name="P5" draw:layer="layout" svg:x1="12.51cm" svg:y1="8.296cm" svg:x2="12.51cm" svg:y2="6.724cm" svg:d="M12510 8296v-1572">
          <text:p/>
        </draw:connector>
        <draw:connector draw:name="Прямая со стрелкой 70" draw:style-name="gr7" draw:text-style-name="P5" draw:layer="layout" svg:x1="13.475cm" svg:y1="8.296cm" svg:x2="13.475cm" svg:y2="6.724cm" svg:d="M13475 8296v-1572">
          <text:p/>
        </draw:connector>
        <draw:connector draw:name="Прямая со стрелкой 71" draw:style-name="gr7" draw:text-style-name="P5" draw:layer="layout" svg:x1="14.513cm" svg:y1="8.296cm" svg:x2="14.513cm" svg:y2="6.724cm" svg:d="M14513 8296v-1572">
          <text:p/>
        </draw:connector>
        <draw:connector draw:name="Прямая со стрелкой 72" draw:style-name="gr7" draw:text-style-name="P5" draw:layer="layout" svg:x1="15.514cm" svg:y1="8.296cm" svg:x2="15.514cm" svg:y2="6.724cm" svg:d="M15514 8296v-1572">
          <text:p/>
        </draw:connector>
        <draw:connector draw:name="Прямая со стрелкой 73" draw:style-name="gr4" draw:text-style-name="P5" draw:layer="layout" svg:x1="12.474cm" svg:y1="6.724cm" svg:x2="17.1cm" svg:y2="6.724cm" svg:d="M12474 6724h4626">
          <text:p/>
        </draw:connector>
        <draw:custom-shape draw:name="TextBox 75" draw:style-name="gr5" draw:text-style-name="P2" draw:layer="layout" svg:width="3.791cm" svg:height="1.267cm" svg:x="17.136cm" svg:y="6.083cm">
          <text:p text:style-name="P8"><text:span text:style-name="T7">Vcc</text:span></text:p>
          <draw:enhanced-geometry svg:viewBox="0 0 21600 21600" draw:type="rectangle" draw:enhanced-path="M 0 0 L 21600 0 21600 21600 0 21600 0 0 Z N"/>
        </draw:custom-shape>
        <draw:custom-shape draw:name="TextBox 76" draw:style-name="gr5" draw:text-style-name="P2" draw:layer="layout" svg:width="7.5cm" svg:height="1.775cm" svg:x="17cm" svg:y="8.297cm">
          <text:p text:style-name="P8"><text:span text:style-name="T8"></text:span><text:span text:style-name="T5">”</text:span><text:span text:style-name="T5">Подтягивающие” резисторы</text:span></text:p>
          <draw:enhanced-geometry svg:viewBox="0 0 21600 21600" draw:type="rectangle" draw:enhanced-path="M 0 0 L 21600 0 21600 21600 0 21600 0 0 Z N"/>
        </draw:custom-shape>
        <draw:custom-shape draw:name="TextBox 77" draw:style-name="gr5" draw:text-style-name="P2" draw:layer="layout" svg:width="5.258cm" svg:height="1.013cm" svg:x="5.794cm" svg:y="4.984cm">
          <text:p text:style-name="P8"><text:span text:style-name="T5">Перемычки</text:span></text:p>
          <draw:enhanced-geometry svg:viewBox="0 0 21600 21600" draw:type="rectangle" draw:enhanced-path="M 0 0 L 21600 0 21600 21600 0 21600 0 0 Z N"/>
        </draw:custom-shape>
        <draw:connector draw:name="Прямая со стрелкой 78" draw:style-name="gr4" draw:text-style-name="P5" draw:layer="layout" svg:x1="8.099cm" svg:y1="6.29cm" svg:x2="8.099cm" svg:y2="7.365cm" svg:d="M8099 6290v1075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пособы программирования устройств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Способы программирования устройств</text:span></text:p>
          </draw:text-box>
        </draw:frame>
        <draw:frame draw:name="Объект 2" presentation:style-name="pr5" draw:text-style-name="P2" draw:layer="layout" svg:width="20.315cm" svg:height="13.049cm" svg:x="3.806cm" svg:y="5.076cm" presentation:class="outline" presentation:user-transformed="true">
          <draw:text-box>
            <text:list text:style-name="L2">
              <text:list-item>
                <text:p text:style-name="P3"><text:span text:style-name="T2">Пережигаемые перемычки (простые ПЛУ)</text:span></text:p>
              </text:list-item>
              <text:list-item>
                <text:p text:style-name="P3"><text:span text:style-name="T2">Наращиваемые перемычки (ПЛИС)</text:span></text:p>
              </text:list-item>
              <text:list-item>
                <text:p text:style-name="P3"><text:span text:style-name="T2">Программирование фотошаблоном</text:span></text:p>
              </text:list-item>
              <text:list-item>
                <text:p text:style-name="P3"><text:span text:style-name="T2">СППЗУ (ПЛУ)</text:span></text:p>
              </text:list-item>
              <text:list-item>
                <text:p text:style-name="P3"><text:span text:style-name="T2">ЭСППЗУ, Flash (ПЛУ, некоторые ПЛИС)</text:span></text:p>
              </text:list-item>
              <text:list-item>
                <text:p text:style-name="P3"><text:span text:style-name="T2">Статическое ОЗУ (ПЛИС, некоторые сложные ПЛУ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еремычка на основе ЗУ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Перемычка на основе ЗУ</text:span></text:p>
          </draw:text-box>
        </draw:frame>
        <draw:custom-shape draw:name="Прямоугольник 3" draw:style-name="gr3" draw:text-style-name="P2" draw:layer="layout" svg:width="6cm" svg:height="5cm" svg:x="3.299cm" svg:y="8.725cm">
          <text:p text:style-name="P6"><text:span text:style-name="T4"/></text:p>
          <text:p text:style-name="P7"><text:span text:style-name="T5">Элемент памяти</text:span></text:p>
          <draw:enhanced-geometry svg:viewBox="0 0 21600 21600" draw:type="rectangle" draw:enhanced-path="M 0 0 L 21600 0 21600 21600 0 21600 0 0 Z N"/>
        </draw:custom-shape>
        <draw:connector draw:name="Прямая со стрелкой 4" draw:style-name="gr2" draw:text-style-name="P5" draw:layer="layout" svg:x1="9.299cm" svg:y1="11.125cm" svg:x2="13.7cm" svg:y2="11.125cm" svg:d="M9299 11125h4401">
          <text:p/>
        </draw:connector>
        <draw:connector draw:name="Прямая со стрелкой 6" draw:style-name="gr8" draw:text-style-name="P5" draw:layer="layout" svg:x1="13.7cm" svg:y1="12.025cm" svg:x2="13.7cm" svg:y2="10.225cm" svg:d="M13700 12025v-1800">
          <text:p/>
        </draw:connector>
        <draw:connector draw:name="Прямая со стрелкой 8" draw:style-name="gr8" draw:text-style-name="P5" draw:layer="layout" svg:x1="14.3cm" svg:y1="12.4cm" svg:x2="14.3cm" svg:y2="9.85cm" svg:d="M14300 12400v-2550">
          <text:p/>
        </draw:connector>
        <draw:connector draw:name="Прямая со стрелкой 11" draw:style-name="gr2" draw:text-style-name="P5" draw:layer="layout" svg:x1="14.3cm" svg:y1="10.525cm" svg:x2="16.5cm" svg:y2="10.525cm" svg:d="M14300 10525h2200">
          <text:p/>
        </draw:connector>
        <draw:connector draw:name="Прямая со стрелкой 13" draw:style-name="gr2" draw:text-style-name="P5" draw:layer="layout" svg:x1="14.3cm" svg:y1="11.725cm" svg:x2="16.5cm" svg:y2="11.725cm" svg:d="M14300 11725h2200">
          <text:p/>
        </draw:connector>
        <draw:custom-shape draw:name="Овал 14" draw:style-name="gr6" draw:text-style-name="P2" draw:layer="layout" svg:width="0.399cm" svg:height="0.399cm" svg:x="16.5cm" svg:y="10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15" draw:style-name="gr6" draw:text-style-name="P2" draw:layer="layout" svg:width="0.399cm" svg:height="0.399cm" svg:x="16.5cm" svg:y="11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стория развития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История развития</text:span></text:p>
          </draw:text-box>
        </draw:frame>
        <draw:connector draw:name="Прямая со стрелкой 3" draw:style-name="gr2" draw:text-style-name="P5" draw:layer="layout" svg:x1="5.499cm" svg:y1="5.924cm" svg:x2="5.499cm" svg:y2="17.325cm" svg:d="M5499 5924v11401">
          <text:p/>
        </draw:connector>
        <draw:connector draw:name="Прямая со стрелкой 6" draw:style-name="gr2" draw:text-style-name="P5" draw:layer="layout" svg:x1="7.099cm" svg:y1="5.924cm" svg:x2="7.099cm" svg:y2="17.325cm" svg:d="M7099 5924v11401">
          <text:p/>
        </draw:connector>
        <draw:connector draw:name="Прямая со стрелкой 17" draw:style-name="gr2" draw:text-style-name="P5" draw:layer="layout" svg:x1="8.699cm" svg:y1="5.924cm" svg:x2="8.699cm" svg:y2="17.325cm" svg:d="M8699 5924v11401">
          <text:p/>
        </draw:connector>
        <draw:connector draw:name="Прямая со стрелкой 18" draw:style-name="gr2" draw:text-style-name="P5" draw:layer="layout" svg:x1="10.299cm" svg:y1="5.924cm" svg:x2="10.299cm" svg:y2="17.325cm" svg:d="M10299 5924v11401">
          <text:p/>
        </draw:connector>
        <draw:connector draw:name="Прямая со стрелкой 19" draw:style-name="gr2" draw:text-style-name="P5" draw:layer="layout" svg:x1="11.899cm" svg:y1="5.924cm" svg:x2="11.899cm" svg:y2="17.325cm" svg:d="M11899 5924v11401">
          <text:p/>
        </draw:connector>
        <draw:connector draw:name="Прямая со стрелкой 20" draw:style-name="gr2" draw:text-style-name="P5" draw:layer="layout" svg:x1="13.5cm" svg:y1="5.924cm" svg:x2="13.5cm" svg:y2="17.325cm" svg:d="M13500 5924v11401">
          <text:p/>
        </draw:connector>
        <draw:connector draw:name="Прямая со стрелкой 21" draw:style-name="gr2" draw:text-style-name="P5" draw:layer="layout" svg:x1="15.1cm" svg:y1="5.924cm" svg:x2="15.1cm" svg:y2="17.325cm" svg:d="M15100 5924v11401">
          <text:p/>
        </draw:connector>
        <draw:connector draw:name="Прямая со стрелкой 22" draw:style-name="gr2" draw:text-style-name="P5" draw:layer="layout" svg:x1="16.7cm" svg:y1="5.924cm" svg:x2="16.7cm" svg:y2="17.325cm" svg:d="M16700 5924v11401">
          <text:p/>
        </draw:connector>
        <draw:connector draw:name="Прямая со стрелкой 23" draw:style-name="gr2" draw:text-style-name="P5" draw:layer="layout" svg:x1="18.1cm" svg:y1="5.924cm" svg:x2="18.1cm" svg:y2="17.325cm" svg:d="M18100 5924v11401">
          <text:p/>
        </draw:connector>
        <draw:connector draw:name="Прямая со стрелкой 24" draw:style-name="gr2" draw:text-style-name="P5" draw:layer="layout" svg:x1="19.7cm" svg:y1="5.924cm" svg:x2="19.7cm" svg:y2="17.325cm" svg:d="M19700 5924v11401">
          <text:p/>
        </draw:connector>
        <draw:connector draw:name="Прямая со стрелкой 25" draw:style-name="gr2" draw:text-style-name="P5" draw:layer="layout" svg:x1="21.3cm" svg:y1="5.924cm" svg:x2="21.3cm" svg:y2="17.325cm" svg:d="M21300 5924v11401">
          <text:p/>
        </draw:connector>
        <draw:connector draw:name="Прямая со стрелкой 26" draw:style-name="gr2" draw:text-style-name="P5" draw:layer="layout" svg:x1="22.901cm" svg:y1="5.924cm" svg:x2="22.901cm" svg:y2="17.325cm" svg:d="M22901 5924v11401">
          <text:p/>
        </draw:connector>
        <draw:custom-shape draw:name="TextBox 27" draw:style-name="gr5" draw:text-style-name="P2" draw:layer="layout" svg:width="2.187cm" svg:height="1.013cm" svg:x="4.405cm" svg:y="4.861cm">
          <text:p text:style-name="P8"><text:span text:style-name="T5">1945</text:span></text:p>
          <draw:enhanced-geometry svg:viewBox="0 0 21600 21600" draw:type="rectangle" draw:enhanced-path="M 0 0 L 21600 0 21600 21600 0 21600 0 0 Z N"/>
        </draw:custom-shape>
        <draw:custom-shape draw:name="TextBox 28" draw:style-name="gr5" draw:text-style-name="P2" draw:layer="layout" svg:width="2.187cm" svg:height="1.013cm" svg:x="6.005cm" svg:y="4.046cm">
          <text:p text:style-name="P8"><text:span text:style-name="T5">1950</text:span></text:p>
          <draw:enhanced-geometry svg:viewBox="0 0 21600 21600" draw:type="rectangle" draw:enhanced-path="M 0 0 L 21600 0 21600 21600 0 21600 0 0 Z N"/>
        </draw:custom-shape>
        <draw:custom-shape draw:name="TextBox 29" draw:style-name="gr5" draw:text-style-name="P2" draw:layer="layout" svg:width="2.187cm" svg:height="1.013cm" svg:x="7.605cm" svg:y="4.861cm">
          <text:p text:style-name="P8"><text:span text:style-name="T5">1955</text:span></text:p>
          <draw:enhanced-geometry svg:viewBox="0 0 21600 21600" draw:type="rectangle" draw:enhanced-path="M 0 0 L 21600 0 21600 21600 0 21600 0 0 Z N"/>
        </draw:custom-shape>
        <draw:custom-shape draw:name="TextBox 30" draw:style-name="gr5" draw:text-style-name="P2" draw:layer="layout" svg:width="2.187cm" svg:height="1.013cm" svg:x="10.806cm" svg:y="4.861cm">
          <text:p text:style-name="P8"><text:span text:style-name="T5">1965</text:span></text:p>
          <draw:enhanced-geometry svg:viewBox="0 0 21600 21600" draw:type="rectangle" draw:enhanced-path="M 0 0 L 21600 0 21600 21600 0 21600 0 0 Z N"/>
        </draw:custom-shape>
        <draw:custom-shape draw:name="TextBox 31" draw:style-name="gr5" draw:text-style-name="P2" draw:layer="layout" svg:width="2.187cm" svg:height="1.013cm" svg:x="14.006cm" svg:y="4.861cm">
          <text:p text:style-name="P8"><text:span text:style-name="T5">1975</text:span></text:p>
          <draw:enhanced-geometry svg:viewBox="0 0 21600 21600" draw:type="rectangle" draw:enhanced-path="M 0 0 L 21600 0 21600 21600 0 21600 0 0 Z N"/>
        </draw:custom-shape>
        <draw:custom-shape draw:name="TextBox 32" draw:style-name="gr5" draw:text-style-name="P2" draw:layer="layout" svg:width="2.187cm" svg:height="1.013cm" svg:x="17.007cm" svg:y="4.861cm">
          <text:p text:style-name="P8"><text:span text:style-name="T5">1985</text:span></text:p>
          <draw:enhanced-geometry svg:viewBox="0 0 21600 21600" draw:type="rectangle" draw:enhanced-path="M 0 0 L 21600 0 21600 21600 0 21600 0 0 Z N"/>
        </draw:custom-shape>
        <draw:custom-shape draw:name="TextBox 33" draw:style-name="gr5" draw:text-style-name="P2" draw:layer="layout" svg:width="2.187cm" svg:height="1.013cm" svg:x="20.207cm" svg:y="4.861cm">
          <text:p text:style-name="P8"><text:span text:style-name="T5">1995</text:span></text:p>
          <draw:enhanced-geometry svg:viewBox="0 0 21600 21600" draw:type="rectangle" draw:enhanced-path="M 0 0 L 21600 0 21600 21600 0 21600 0 0 Z N"/>
        </draw:custom-shape>
        <draw:custom-shape draw:name="TextBox 34" draw:style-name="gr5" draw:text-style-name="P2" draw:layer="layout" svg:width="2.187cm" svg:height="1.013cm" svg:x="9.206cm" svg:y="4.046cm">
          <text:p text:style-name="P8"><text:span text:style-name="T5">1960</text:span></text:p>
          <draw:enhanced-geometry svg:viewBox="0 0 21600 21600" draw:type="rectangle" draw:enhanced-path="M 0 0 L 21600 0 21600 21600 0 21600 0 0 Z N"/>
        </draw:custom-shape>
        <draw:custom-shape draw:name="TextBox 35" draw:style-name="gr5" draw:text-style-name="P2" draw:layer="layout" svg:width="2.187cm" svg:height="1.013cm" svg:x="12.406cm" svg:y="4.046cm">
          <text:p text:style-name="P8"><text:span text:style-name="T5">1970</text:span></text:p>
          <draw:enhanced-geometry svg:viewBox="0 0 21600 21600" draw:type="rectangle" draw:enhanced-path="M 0 0 L 21600 0 21600 21600 0 21600 0 0 Z N"/>
        </draw:custom-shape>
        <draw:custom-shape draw:name="TextBox 36" draw:style-name="gr5" draw:text-style-name="P2" draw:layer="layout" svg:width="2.187cm" svg:height="1.013cm" svg:x="15.506cm" svg:y="4.046cm">
          <text:p text:style-name="P8"><text:span text:style-name="T5">1980</text:span></text:p>
          <draw:enhanced-geometry svg:viewBox="0 0 21600 21600" draw:type="rectangle" draw:enhanced-path="M 0 0 L 21600 0 21600 21600 0 21600 0 0 Z N"/>
        </draw:custom-shape>
        <draw:custom-shape draw:name="TextBox 37" draw:style-name="gr5" draw:text-style-name="P2" draw:layer="layout" svg:width="2.187cm" svg:height="1.013cm" svg:x="18.607cm" svg:y="4.046cm">
          <text:p text:style-name="P8"><text:span text:style-name="T5">1990</text:span></text:p>
          <draw:enhanced-geometry svg:viewBox="0 0 21600 21600" draw:type="rectangle" draw:enhanced-path="M 0 0 L 21600 0 21600 21600 0 21600 0 0 Z N"/>
        </draw:custom-shape>
        <draw:custom-shape draw:name="TextBox 38" draw:style-name="gr5" draw:text-style-name="P2" draw:layer="layout" svg:width="2.187cm" svg:height="1.013cm" svg:x="21.807cm" svg:y="4.046cm">
          <text:p text:style-name="P8"><text:span text:style-name="T5">2000</text:span></text:p>
          <draw:enhanced-geometry svg:viewBox="0 0 21600 21600" draw:type="rectangle" draw:enhanced-path="M 0 0 L 21600 0 21600 21600 0 21600 0 0 Z N"/>
        </draw:custom-shape>
        <draw:connector draw:name="Прямая со стрелкой 39" draw:style-name="gr2" draw:text-style-name="P5" draw:layer="layout" svg:x1="24.701cm" svg:y1="7.124cm" svg:x2="4.599cm" svg:y2="7.124cm" svg:d="M24701 7124h-20102">
          <text:p/>
        </draw:connector>
        <draw:connector draw:name="Прямая со стрелкой 41" draw:style-name="gr2" draw:text-style-name="P5" draw:layer="layout" svg:x1="24.701cm" svg:y1="8.524cm" svg:x2="4.599cm" svg:y2="8.524cm" svg:d="M24701 8524h-20102">
          <text:p/>
        </draw:connector>
        <draw:connector draw:name="Прямая со стрелкой 42" draw:style-name="gr2" draw:text-style-name="P5" draw:layer="layout" svg:x1="24.701cm" svg:y1="9.827cm" svg:x2="4.599cm" svg:y2="9.827cm" svg:d="M24701 9827h-20102">
          <text:p/>
        </draw:connector>
        <draw:connector draw:name="Прямая со стрелкой 43" draw:style-name="gr2" draw:text-style-name="P5" draw:layer="layout" svg:x1="24.701cm" svg:y1="11.222cm" svg:x2="4.599cm" svg:y2="11.222cm" svg:d="M24701 11222h-20102">
          <text:p/>
        </draw:connector>
        <draw:connector draw:name="Прямая со стрелкой 44" draw:style-name="gr2" draw:text-style-name="P5" draw:layer="layout" svg:x1="24.701cm" svg:y1="12.661cm" svg:x2="4.599cm" svg:y2="12.661cm" svg:d="M24701 12661h-20102">
          <text:p/>
        </draw:connector>
        <draw:connector draw:name="Прямая со стрелкой 45" draw:style-name="gr2" draw:text-style-name="P5" draw:layer="layout" svg:x1="24.799cm" svg:y1="14.061cm" svg:x2="4.697cm" svg:y2="14.061cm" svg:d="M24799 14061h-20102">
          <text:p/>
        </draw:connector>
        <draw:connector draw:name="Прямая со стрелкой 46" draw:style-name="gr2" draw:text-style-name="P5" draw:layer="layout" svg:x1="24.701cm" svg:y1="15.501cm" svg:x2="4.599cm" svg:y2="15.501cm" svg:d="M24701 15501h-20102">
          <text:p/>
        </draw:connector>
        <draw:connector draw:name="Прямая со стрелкой 47" draw:style-name="gr2" draw:text-style-name="P5" draw:layer="layout" svg:x1="24.701cm" svg:y1="16.855cm" svg:x2="4.599cm" svg:y2="16.855cm" svg:d="M24701 16855h-20102">
          <text:p/>
        </draw:connector>
        <draw:custom-shape draw:name="TextBox 49" draw:style-name="gr5" draw:text-style-name="P2" draw:layer="layout" svg:width="4.598cm" svg:height="0.927cm" svg:x="0cm" svg:y="6.612cm">
          <text:p text:style-name="P9"><text:span text:style-name="T9">Транзисторы</text:span></text:p>
          <draw:enhanced-geometry svg:viewBox="0 0 21600 21600" draw:type="rectangle" draw:enhanced-path="M 0 0 L 21600 0 21600 21600 0 21600 0 0 Z N"/>
        </draw:custom-shape>
        <draw:custom-shape draw:name="TextBox 50" draw:style-name="gr5" draw:text-style-name="P2" draw:layer="layout" svg:width="4.598cm" svg:height="1.603cm" svg:x="0cm" svg:y="7.701cm">
          <text:p text:style-name="P9"><text:span text:style-name="T9">ИС (общего назначения)</text:span></text:p>
          <draw:enhanced-geometry svg:viewBox="0 0 21600 21600" draw:type="rectangle" draw:enhanced-path="M 0 0 L 21600 0 21600 21600 0 21600 0 0 Z N"/>
        </draw:custom-shape>
        <draw:custom-shape draw:name="TextBox 51" draw:style-name="gr5" draw:text-style-name="P2" draw:layer="layout" svg:width="4.598cm" svg:height="0.927cm" svg:x="0cm" svg:y="9.385cm">
          <text:p text:style-name="P9"><text:span text:style-name="T9">ОЗУ</text:span></text:p>
          <draw:enhanced-geometry svg:viewBox="0 0 21600 21600" draw:type="rectangle" draw:enhanced-path="M 0 0 L 21600 0 21600 21600 0 21600 0 0 Z N"/>
        </draw:custom-shape>
        <draw:custom-shape draw:name="TextBox 52" draw:style-name="gr5" draw:text-style-name="P2" draw:layer="layout" svg:width="4.598cm" svg:height="0.927cm" svg:x="0cm" svg:y="10.785cm">
          <text:p text:style-name="P9"><text:span text:style-name="T9">Микропроц.</text:span></text:p>
          <draw:enhanced-geometry svg:viewBox="0 0 21600 21600" draw:type="rectangle" draw:enhanced-path="M 0 0 L 21600 0 21600 21600 0 21600 0 0 Z N"/>
        </draw:custom-shape>
        <draw:custom-shape draw:name="TextBox 53" draw:style-name="gr5" draw:text-style-name="P2" draw:layer="layout" svg:width="4.598cm" svg:height="0.927cm" svg:x="0cm" svg:y="12.185cm">
          <text:p text:style-name="P9"><text:span text:style-name="T9">Простые ПЛУ</text:span></text:p>
          <draw:enhanced-geometry svg:viewBox="0 0 21600 21600" draw:type="rectangle" draw:enhanced-path="M 0 0 L 21600 0 21600 21600 0 21600 0 0 Z N"/>
        </draw:custom-shape>
        <draw:custom-shape draw:name="TextBox 54" draw:style-name="gr5" draw:text-style-name="P2" draw:layer="layout" svg:width="4.598cm" svg:height="0.927cm" svg:x="0.099cm" svg:y="13.585cm">
          <text:p text:style-name="P9"><text:span text:style-name="T9">Сложные ПЛУ</text:span></text:p>
          <draw:enhanced-geometry svg:viewBox="0 0 21600 21600" draw:type="rectangle" draw:enhanced-path="M 0 0 L 21600 0 21600 21600 0 21600 0 0 Z N"/>
        </draw:custom-shape>
        <draw:custom-shape draw:name="TextBox 55" draw:style-name="gr5" draw:text-style-name="P2" draw:layer="layout" svg:width="4.598cm" svg:height="1.603cm" svg:x="0cm" svg:y="14.701cm">
          <text:p text:style-name="P9"><text:span text:style-name="T9">Заказные микросхемы</text:span></text:p>
          <draw:enhanced-geometry svg:viewBox="0 0 21600 21600" draw:type="rectangle" draw:enhanced-path="M 0 0 L 21600 0 21600 21600 0 21600 0 0 Z N"/>
        </draw:custom-shape>
        <draw:custom-shape draw:name="TextBox 56" draw:style-name="gr5" draw:text-style-name="P2" draw:layer="layout" svg:width="4.598cm" svg:height="0.927cm" svg:x="0cm" svg:y="16.385cm">
          <text:p text:style-name="P9"><text:span text:style-name="T9">ПЛИС (FPGA)</text:span></text:p>
          <draw:enhanced-geometry svg:viewBox="0 0 21600 21600" draw:type="rectangle" draw:enhanced-path="M 0 0 L 21600 0 21600 21600 0 21600 0 0 Z N"/>
        </draw:custom-shape>
        <draw:custom-shape draw:name="Прямоугольник 58" draw:style-name="gr9" draw:text-style-name="P2" draw:layer="layout" svg:width="19.053cm" svg:height="0.747cm" svg:x="6.346cm" svg:y="6.725cm">
          <text:p/>
          <draw:enhanced-geometry svg:viewBox="0 0 21600 21600" draw:type="rectangle" draw:enhanced-path="M 0 0 L 21600 0 21600 21600 0 21600 0 0 Z N"/>
        </draw:custom-shape>
        <draw:custom-shape draw:name="Прямоугольник 59" draw:style-name="gr9" draw:text-style-name="P2" draw:layer="layout" svg:width="15.66cm" svg:height="0.747cm" svg:x="9.794cm" svg:y="8.238cm">
          <text:p/>
          <draw:enhanced-geometry svg:viewBox="0 0 21600 21600" draw:type="rectangle" draw:enhanced-path="M 0 0 L 21600 0 21600 21600 0 21600 0 0 Z N"/>
        </draw:custom-shape>
        <draw:custom-shape draw:name="Прямоугольник 60" draw:style-name="gr9" draw:text-style-name="P2" draw:layer="layout" svg:width="11.899cm" svg:height="0.747cm" svg:x="13.5cm" svg:y="9.448cm">
          <text:p/>
          <draw:enhanced-geometry svg:viewBox="0 0 21600 21600" draw:type="rectangle" draw:enhanced-path="M 0 0 L 21600 0 21600 21600 0 21600 0 0 Z N"/>
        </draw:custom-shape>
        <draw:custom-shape draw:name="Прямоугольник 61" draw:style-name="gr9" draw:text-style-name="P2" draw:layer="layout" svg:width="11.393cm" svg:height="0.747cm" svg:x="14.006cm" svg:y="10.838cm">
          <text:p/>
          <draw:enhanced-geometry svg:viewBox="0 0 21600 21600" draw:type="rectangle" draw:enhanced-path="M 0 0 L 21600 0 21600 21600 0 21600 0 0 Z N"/>
        </draw:custom-shape>
        <draw:custom-shape draw:name="Прямоугольник 62" draw:style-name="gr9" draw:text-style-name="P2" draw:layer="layout" svg:width="12.299cm" svg:height="0.747cm" svg:x="13.1cm" svg:y="12.281cm">
          <text:p/>
          <draw:enhanced-geometry svg:viewBox="0 0 21600 21600" draw:type="rectangle" draw:enhanced-path="M 0 0 L 21600 0 21600 21600 0 21600 0 0 Z N"/>
        </draw:custom-shape>
        <draw:custom-shape draw:name="Прямоугольник 63" draw:style-name="gr9" draw:text-style-name="P2" draw:layer="layout" svg:width="8.699cm" svg:height="0.747cm" svg:x="16.7cm" svg:y="13.698cm">
          <text:p/>
          <draw:enhanced-geometry svg:viewBox="0 0 21600 21600" draw:type="rectangle" draw:enhanced-path="M 0 0 L 21600 0 21600 21600 0 21600 0 0 Z N"/>
        </draw:custom-shape>
        <draw:custom-shape draw:name="Прямоугольник 64" draw:style-name="gr9" draw:text-style-name="P2" draw:layer="layout" svg:width="12.699cm" svg:height="0.747cm" svg:x="12.7cm" svg:y="15.13cm">
          <text:p/>
          <draw:enhanced-geometry svg:viewBox="0 0 21600 21600" draw:type="rectangle" draw:enhanced-path="M 0 0 L 21600 0 21600 21600 0 21600 0 0 Z N"/>
        </draw:custom-shape>
        <draw:custom-shape draw:name="Прямоугольник 65" draw:style-name="gr9" draw:text-style-name="P2" draw:layer="layout" svg:width="7.298cm" svg:height="0.747cm" svg:x="18.101cm" svg:y="16.4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ПЗУ (1970)" draw:style-name="dp1" draw:master-page-name="Обычный_20_1" presentation:presentation-page-layout-name="AL2T11">
        <draw:custom-shape draw:name="Прямоугольник 198" draw:style-name="gr10" draw:text-style-name="P2" draw:layer="layout" svg:width="9.058cm" svg:height="12.172cm" svg:x="2.563cm" svg:y="5.254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2" draw:layer="layout" svg:width="21.715cm" svg:height="1.784cm" svg:x="2.099cm" svg:y="0.09cm" presentation:class="title" presentation:user-transformed="true">
          <draw:text-box>
            <text:p text:style-name="P1"><text:span text:style-name="T1">ППЗУ (1970)</text:span></text:p>
          </draw:text-box>
        </draw:frame>
        <draw:connector draw:name="Прямая со стрелкой 3" draw:style-name="gr2" draw:text-style-name="P5" draw:layer="layout" svg:x1="9.867cm" svg:y1="6.324cm" svg:x2="3.298cm" svg:y2="6.324cm" svg:d="M9867 6324h-6569">
          <text:p/>
        </draw:connector>
        <draw:connector draw:name="Прямая со стрелкой 4" draw:style-name="gr2" draw:text-style-name="P5" draw:layer="layout" svg:x1="9.867cm" svg:y1="7.724cm" svg:x2="3.298cm" svg:y2="7.724cm" svg:d="M9867 7724h-6569">
          <text:p/>
        </draw:connector>
        <draw:connector draw:name="Прямая со стрелкой 5" draw:style-name="gr2" draw:text-style-name="P5" draw:layer="layout" svg:x1="9.867cm" svg:y1="9.027cm" svg:x2="3.298cm" svg:y2="9.027cm" svg:d="M9867 9027h-6569">
          <text:p/>
        </draw:connector>
        <draw:connector draw:name="Прямая со стрелкой 6" draw:style-name="gr2" draw:text-style-name="P5" draw:layer="layout" svg:x1="9.867cm" svg:y1="10.422cm" svg:x2="3.298cm" svg:y2="10.422cm" svg:d="M9867 10422h-6569">
          <text:p/>
        </draw:connector>
        <draw:connector draw:name="Прямая со стрелкой 7" draw:style-name="gr2" draw:text-style-name="P5" draw:layer="layout" svg:x1="9.867cm" svg:y1="11.861cm" svg:x2="3.298cm" svg:y2="11.861cm" svg:d="M9867 11861h-6569">
          <text:p/>
        </draw:connector>
        <draw:connector draw:name="Прямая со стрелкой 8" draw:style-name="gr2" draw:text-style-name="P5" draw:layer="layout" svg:x1="9.899cm" svg:y1="13.261cm" svg:x2="3.331cm" svg:y2="13.261cm" svg:d="M9899 13261h-6568">
          <text:p/>
        </draw:connector>
        <draw:connector draw:name="Прямая со стрелкой 9" draw:style-name="gr2" draw:text-style-name="P5" draw:layer="layout" svg:x1="9.867cm" svg:y1="14.701cm" svg:x2="3.298cm" svg:y2="14.701cm" svg:d="M9867 14701h-6569">
          <text:p/>
        </draw:connector>
        <draw:connector draw:name="Прямая со стрелкой 10" draw:style-name="gr2" draw:text-style-name="P5" draw:layer="layout" svg:x1="9.867cm" svg:y1="16.055cm" svg:x2="3.298cm" svg:y2="16.055cm" svg:d="M9867 16055h-6569">
          <text:p/>
        </draw:connector>
        <draw:custom-shape draw:name="Прямоугольник 12" draw:style-name="gr3" draw:text-style-name="P2" draw:layer="layout" svg:width="1.18cm" svg:height="0.988cm" svg:x="4.299cm" svg:y="4.70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14" draw:style-name="gr3" draw:text-style-name="P2" draw:layer="layout" svg:width="1.18cm" svg:height="1.276cm" svg:x="9.9cm" svg:y="7.0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5" draw:style-name="gr3" draw:text-style-name="P2" draw:layer="layout" svg:width="1.18cm" svg:height="1.1cm" svg:x="9.9cm" svg:y="8.487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6" draw:style-name="gr3" draw:text-style-name="P2" draw:layer="layout" svg:width="1.18cm" svg:height="1.276cm" svg:x="9.9cm" svg:y="9.784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7" draw:style-name="gr3" draw:text-style-name="P2" draw:layer="layout" svg:width="1.18cm" svg:height="1.276cm" svg:x="9.9cm" svg:y="11.2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8" draw:style-name="gr3" draw:text-style-name="P2" draw:layer="layout" svg:width="1.18cm" svg:height="1.203cm" svg:x="9.9cm" svg:y="12.6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9" draw:style-name="gr3" draw:text-style-name="P2" draw:layer="layout" svg:width="1.18cm" svg:height="1.1cm" svg:x="9.9cm" svg:y="14.0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0" draw:style-name="gr3" draw:text-style-name="P2" draw:layer="layout" svg:width="1.18cm" svg:height="1.276cm" svg:x="9.9cm" svg:y="15.383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1" draw:style-name="gr3" draw:text-style-name="P2" draw:layer="layout" svg:width="1.18cm" svg:height="0.988cm" svg:x="6.025cm" svg:y="4.70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2" draw:style-name="gr3" draw:text-style-name="P2" draw:layer="layout" svg:width="1.18cm" svg:height="0.988cm" svg:x="7.751cm" svg:y="4.70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3" draw:style-name="gr3" draw:text-style-name="P2" draw:layer="layout" svg:width="1.18cm" svg:height="1.276cm" svg:x="9.9cm" svg:y="5.677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onnector draw:name="Прямая со стрелкой 24" draw:style-name="gr2" draw:text-style-name="P5" draw:layer="layout" svg:x1="4.099cm" svg:y1="2.924cm" svg:x2="4.099cm" svg:y2="16.622cm" svg:d="M4099 2924v13698">
          <text:p/>
        </draw:connector>
        <draw:connector draw:name="Прямая со стрелкой 26" draw:style-name="gr2" draw:text-style-name="P5" draw:layer="layout" svg:x1="4.889cm" svg:y1="5.696cm" svg:x2="4.894cm" svg:y2="16.66cm" svg:d="M4889 5696l5 10964">
          <text:p/>
        </draw:connector>
        <draw:connector draw:name="Прямая со стрелкой 28" draw:style-name="gr2" draw:text-style-name="P5" draw:layer="layout" svg:x1="5.711cm" svg:y1="2.924cm" svg:x2="5.711cm" svg:y2="16.66cm" svg:d="M5711 2924v13736">
          <text:p/>
        </draw:connector>
        <draw:connector draw:name="Прямая со стрелкой 29" draw:style-name="gr2" draw:text-style-name="P5" draw:layer="layout" svg:x1="6.61cm" svg:y1="5.696cm" svg:x2="6.615cm" svg:y2="16.66cm" svg:d="M6610 5696l5 10964">
          <text:p/>
        </draw:connector>
        <draw:connector draw:name="Прямая со стрелкой 30" draw:style-name="gr2" draw:text-style-name="P5" draw:layer="layout" svg:x1="7.475cm" svg:y1="2.924cm" svg:x2="7.475cm" svg:y2="16.66cm" svg:d="M7475 2924v13736">
          <text:p/>
        </draw:connector>
        <draw:connector draw:name="Прямая со стрелкой 31" draw:style-name="gr2" draw:text-style-name="P5" draw:layer="layout" svg:x1="8.336cm" svg:y1="5.696cm" svg:x2="8.341cm" svg:y2="16.66cm" svg:d="M8336 5696l5 10964">
          <text:p/>
        </draw:connector>
        <draw:connector draw:name="Прямая со стрелкой 35" draw:style-name="gr7" draw:text-style-name="P5" draw:layer="layout" svg:x1="4.889cm" svg:y1="3.724cm" svg:x2="4.099cm" svg:y2="3.724cm" svg:d="M4889 3724h-790">
          <text:p/>
        </draw:connector>
        <draw:connector draw:name="Прямая со стрелкой 37" draw:style-name="gr2" draw:text-style-name="P5" draw:layer="layout" svg:x1="4.889cm" svg:y1="3.737cm" svg:x2="4.889cm" svg:y2="4.707cm" svg:d="M4889 3737v970">
          <text:p/>
        </draw:connector>
        <draw:connector draw:name="Прямая со стрелкой 39" draw:style-name="gr7" draw:text-style-name="P5" draw:layer="layout" svg:x1="6.501cm" svg:y1="3.724cm" svg:x2="5.711cm" svg:y2="3.724cm" svg:d="M6501 3724h-790">
          <text:p/>
        </draw:connector>
        <draw:connector draw:name="Прямая со стрелкой 40" draw:style-name="gr2" draw:text-style-name="P5" draw:layer="layout" svg:x1="6.501cm" svg:y1="3.737cm" svg:x2="6.501cm" svg:y2="4.707cm" svg:d="M6501 3737v970">
          <text:p/>
        </draw:connector>
        <draw:connector draw:name="Прямая со стрелкой 41" draw:style-name="gr7" draw:text-style-name="P5" draw:layer="layout" svg:x1="8.299cm" svg:y1="3.724cm" svg:x2="7.509cm" svg:y2="3.724cm" svg:d="M8299 3724h-790">
          <text:p/>
        </draw:connector>
        <draw:connector draw:name="Прямая со стрелкой 42" draw:style-name="gr2" draw:text-style-name="P5" draw:layer="layout" svg:x1="8.299cm" svg:y1="3.737cm" svg:x2="8.299cm" svg:y2="4.707cm" svg:d="M8299 3737v970">
          <text:p/>
        </draw:connector>
        <draw:custom-shape draw:name="TextBox 43" draw:style-name="gr5" draw:text-style-name="P2" draw:layer="layout" svg:width="1.599cm" svg:height="1.775cm" svg:x="19.25cm" svg:y="17.568cm">
          <text:p text:style-name="P8"><text:span text:style-name="T6">W</text:span></text:p>
          <draw:enhanced-geometry svg:viewBox="0 0 21600 21600" draw:type="rectangle" draw:enhanced-path="M 0 0 L 21600 0 21600 21600 0 21600 0 0 Z N"/>
        </draw:custom-shape>
        <draw:custom-shape draw:name="TextBox 44" draw:style-name="gr5" draw:text-style-name="P2" draw:layer="layout" svg:width="1.599cm" svg:height="1.775cm" svg:x="5.045cm" svg:y="1.382cm">
          <text:p text:style-name="P8"><text:span text:style-name="T6">B</text:span></text:p>
          <draw:enhanced-geometry svg:viewBox="0 0 21600 21600" draw:type="rectangle" draw:enhanced-path="M 0 0 L 21600 0 21600 21600 0 21600 0 0 Z N"/>
        </draw:custom-shape>
        <draw:custom-shape draw:name="TextBox 45" draw:style-name="gr5" draw:text-style-name="P2" draw:layer="layout" svg:width="1.599cm" svg:height="1.775cm" svg:x="6.772cm" svg:y="1.382cm">
          <text:p text:style-name="P8"><text:span text:style-name="T6">C</text:span></text:p>
          <draw:enhanced-geometry svg:viewBox="0 0 21600 21600" draw:type="rectangle" draw:enhanced-path="M 0 0 L 21600 0 21600 21600 0 21600 0 0 Z N"/>
        </draw:custom-shape>
        <draw:custom-shape draw:name="Овал 46" draw:style-name="gr6" draw:text-style-name="P2" draw:layer="layout" svg:width="0.399cm" svg:height="0.399cm" svg:x="4.732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7" draw:style-name="gr6" draw:text-style-name="P2" draw:layer="layout" svg:width="0.399cm" svg:height="0.399cm" svg:x="6.392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8" draw:style-name="gr6" draw:text-style-name="P2" draw:layer="layout" svg:width="0.399cm" svg:height="0.399cm" svg:x="8.156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9" draw:style-name="gr11" draw:text-style-name="P2" draw:layer="layout" svg:width="0.399cm" svg:height="0.399cm" svg:x="7.297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0" draw:style-name="gr11" draw:text-style-name="P2" draw:layer="layout" svg:width="0.399cm" svg:height="0.399cm" svg:x="4.695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1" draw:style-name="gr11" draw:text-style-name="P2" draw:layer="layout" svg:width="0.399cm" svg:height="0.399cm" svg:x="6.422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2" draw:style-name="gr11" draw:text-style-name="P2" draw:layer="layout" svg:width="0.399cm" svg:height="0.399cm" svg:x="8.156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3" draw:style-name="gr11" draw:text-style-name="P2" draw:layer="layout" svg:width="0.399cm" svg:height="0.399cm" svg:x="4.695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4" draw:style-name="gr11" draw:text-style-name="P2" draw:layer="layout" svg:width="0.399cm" svg:height="0.399cm" svg:x="4.695cm" svg:y="8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5" draw:style-name="gr11" draw:text-style-name="P2" draw:layer="layout" svg:width="0.399cm" svg:height="0.399cm" svg:x="4.695cm" svg:y="10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6" draw:style-name="gr11" draw:text-style-name="P2" draw:layer="layout" svg:width="0.399cm" svg:height="0.399cm" svg:x="3.883cm" svg:y="1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7" draw:style-name="gr11" draw:text-style-name="P2" draw:layer="layout" svg:width="0.399cm" svg:height="0.399cm" svg:x="3.917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8" draw:style-name="gr11" draw:text-style-name="P2" draw:layer="layout" svg:width="0.399cm" svg:height="0.399cm" svg:x="3.917cm" svg:y="14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9" draw:style-name="gr11" draw:text-style-name="P2" draw:layer="layout" svg:width="0.399cm" svg:height="0.399cm" svg:x="3.917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0" draw:style-name="gr11" draw:text-style-name="P2" draw:layer="layout" svg:width="0.399cm" svg:height="0.399cm" svg:x="6.422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1" draw:style-name="gr11" draw:text-style-name="P2" draw:layer="layout" svg:width="0.399cm" svg:height="0.399cm" svg:x="5.501cm" svg:y="8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2" draw:style-name="gr11" draw:text-style-name="P2" draw:layer="layout" svg:width="0.399cm" svg:height="0.399cm" svg:x="5.501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3" draw:style-name="gr11" draw:text-style-name="P2" draw:layer="layout" svg:width="0.399cm" svg:height="0.399cm" svg:x="6.415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4" draw:style-name="gr11" draw:text-style-name="P2" draw:layer="layout" svg:width="0.399cm" svg:height="0.399cm" svg:x="6.415cm" svg:y="13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5" draw:style-name="gr11" draw:text-style-name="P2" draw:layer="layout" svg:width="0.399cm" svg:height="0.399cm" svg:x="5.536cm" svg:y="1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6" draw:style-name="gr11" draw:text-style-name="P2" draw:layer="layout" svg:width="0.399cm" svg:height="0.399cm" svg:x="5.536cm" svg:y="1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7" draw:style-name="gr11" draw:text-style-name="P2" draw:layer="layout" svg:width="0.399cm" svg:height="0.399cm" svg:x="7.297cm" svg:y="10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8" draw:style-name="gr11" draw:text-style-name="P2" draw:layer="layout" svg:width="0.399cm" svg:height="0.399cm" svg:x="8.156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9" draw:style-name="gr11" draw:text-style-name="P2" draw:layer="layout" svg:width="0.399cm" svg:height="0.399cm" svg:x="7.297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70" draw:style-name="gr11" draw:text-style-name="P2" draw:layer="layout" svg:width="0.399cm" svg:height="0.399cm" svg:x="8.156cm" svg:y="1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71" draw:style-name="gr11" draw:text-style-name="P2" draw:layer="layout" svg:width="0.399cm" svg:height="0.399cm" svg:x="7.297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72" draw:style-name="gr11" draw:text-style-name="P2" draw:layer="layout" svg:width="0.399cm" svg:height="0.399cm" svg:x="8.156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Прямая со стрелкой 73" draw:style-name="gr2" draw:text-style-name="P5" draw:layer="layout" svg:x1="23.301cm" svg:y1="6.324cm" svg:x2="11.08cm" svg:y2="6.324cm" svg:d="M23301 6324h-12221">
          <text:p/>
        </draw:connector>
        <draw:connector draw:name="Прямая со стрелкой 75" draw:style-name="gr2" draw:text-style-name="P5" draw:layer="layout" svg:x1="23.301cm" svg:y1="7.699cm" svg:x2="11.08cm" svg:y2="7.699cm" svg:d="M23301 7699h-12221">
          <text:p/>
        </draw:connector>
        <draw:connector draw:name="Прямая со стрелкой 76" draw:style-name="gr2" draw:text-style-name="P5" draw:layer="layout" svg:x1="23.301cm" svg:y1="9.027cm" svg:x2="11.08cm" svg:y2="9.027cm" svg:d="M23301 9027h-12221">
          <text:p/>
        </draw:connector>
        <draw:connector draw:name="Прямая со стрелкой 77" draw:style-name="gr2" draw:text-style-name="P5" draw:layer="layout" svg:x1="23.301cm" svg:y1="10.402cm" svg:x2="11.08cm" svg:y2="10.402cm" svg:d="M23301 10402h-12221">
          <text:p/>
        </draw:connector>
        <draw:connector draw:name="Прямая со стрелкой 78" draw:style-name="gr2" draw:text-style-name="P5" draw:layer="layout" svg:x1="23.301cm" svg:y1="11.861cm" svg:x2="11.08cm" svg:y2="11.861cm" svg:d="M23301 11861h-12221">
          <text:p/>
        </draw:connector>
        <draw:connector draw:name="Прямая со стрелкой 79" draw:style-name="gr2" draw:text-style-name="P5" draw:layer="layout" svg:x1="23.301cm" svg:y1="13.235cm" svg:x2="11.08cm" svg:y2="13.235cm" svg:d="M23301 13235h-12221">
          <text:p/>
        </draw:connector>
        <draw:connector draw:name="Прямая со стрелкой 80" draw:style-name="gr2" draw:text-style-name="P5" draw:layer="layout" svg:x1="23.301cm" svg:y1="14.701cm" svg:x2="11.08cm" svg:y2="14.701cm" svg:d="M23301 14701h-12221">
          <text:p/>
        </draw:connector>
        <draw:connector draw:name="Прямая со стрелкой 81" draw:style-name="gr2" draw:text-style-name="P5" draw:layer="layout" svg:x1="23.301cm" svg:y1="16.076cm" svg:x2="11.08cm" svg:y2="16.076cm" svg:d="M23301 16076h-12221">
          <text:p/>
        </draw:connector>
        <draw:custom-shape draw:name="TextBox 82" draw:style-name="gr5" draw:text-style-name="P2" draw:layer="layout" svg:width="5.258cm" svg:height="1.013cm" svg:x="12.068cm" svg:y="5.228cm">
          <text:p text:style-name="P8"><text:span text:style-name="T5">~A&amp;~B&amp;~C</text:span></text:p>
          <draw:enhanced-geometry svg:viewBox="0 0 21600 21600" draw:type="rectangle" draw:enhanced-path="M 0 0 L 21600 0 21600 21600 0 21600 0 0 Z N"/>
        </draw:custom-shape>
        <draw:custom-shape draw:name="TextBox 83" draw:style-name="gr5" draw:text-style-name="P2" draw:layer="layout" svg:width="5.258cm" svg:height="1.013cm" svg:x="12.068cm" svg:y="6.645cm">
          <text:p text:style-name="P8"><text:span text:style-name="T5">~A&amp;~B&amp;C</text:span></text:p>
          <draw:enhanced-geometry svg:viewBox="0 0 21600 21600" draw:type="rectangle" draw:enhanced-path="M 0 0 L 21600 0 21600 21600 0 21600 0 0 Z N"/>
        </draw:custom-shape>
        <draw:custom-shape draw:name="TextBox 84" draw:style-name="gr5" draw:text-style-name="P2" draw:layer="layout" svg:width="5.258cm" svg:height="1.013cm" svg:x="12.068cm" svg:y="8.085cm">
          <text:p text:style-name="P8"><text:span text:style-name="T5">~A&amp;B&amp;~C</text:span></text:p>
          <draw:enhanced-geometry svg:viewBox="0 0 21600 21600" draw:type="rectangle" draw:enhanced-path="M 0 0 L 21600 0 21600 21600 0 21600 0 0 Z N"/>
        </draw:custom-shape>
        <draw:custom-shape draw:name="TextBox 85" draw:style-name="gr5" draw:text-style-name="P2" draw:layer="layout" svg:width="5.258cm" svg:height="1.013cm" svg:x="12.068cm" svg:y="9.352cm">
          <text:p text:style-name="P8"><text:span text:style-name="T5">~A&amp;B&amp;C</text:span></text:p>
          <draw:enhanced-geometry svg:viewBox="0 0 21600 21600" draw:type="rectangle" draw:enhanced-path="M 0 0 L 21600 0 21600 21600 0 21600 0 0 Z N"/>
        </draw:custom-shape>
        <draw:custom-shape draw:name="TextBox 90" draw:style-name="gr5" draw:text-style-name="P2" draw:layer="layout" svg:width="5.258cm" svg:height="1.013cm" svg:x="12.068cm" svg:y="10.925cm">
          <text:p text:style-name="P8"><text:span text:style-name="T5">A&amp;~B&amp;~C</text:span></text:p>
          <draw:enhanced-geometry svg:viewBox="0 0 21600 21600" draw:type="rectangle" draw:enhanced-path="M 0 0 L 21600 0 21600 21600 0 21600 0 0 Z N"/>
        </draw:custom-shape>
        <draw:custom-shape draw:name="TextBox 91" draw:style-name="gr5" draw:text-style-name="P2" draw:layer="layout" svg:width="5.258cm" svg:height="1.013cm" svg:x="12.068cm" svg:y="12.342cm">
          <text:p text:style-name="P8"><text:span text:style-name="T5">A&amp;~B&amp;C</text:span></text:p>
          <draw:enhanced-geometry svg:viewBox="0 0 21600 21600" draw:type="rectangle" draw:enhanced-path="M 0 0 L 21600 0 21600 21600 0 21600 0 0 Z N"/>
        </draw:custom-shape>
        <draw:custom-shape draw:name="TextBox 92" draw:style-name="gr5" draw:text-style-name="P2" draw:layer="layout" svg:width="5.258cm" svg:height="1.013cm" svg:x="12.068cm" svg:y="13.782cm">
          <text:p text:style-name="P8"><text:span text:style-name="T5">A&amp;B&amp;~C</text:span></text:p>
          <draw:enhanced-geometry svg:viewBox="0 0 21600 21600" draw:type="rectangle" draw:enhanced-path="M 0 0 L 21600 0 21600 21600 0 21600 0 0 Z N"/>
        </draw:custom-shape>
        <draw:custom-shape draw:name="TextBox 93" draw:style-name="gr5" draw:text-style-name="P2" draw:layer="layout" svg:width="5.258cm" svg:height="1.013cm" svg:x="12.068cm" svg:y="15.049cm">
          <text:p text:style-name="P8"><text:span text:style-name="T5">A&amp;B&amp;C</text:span></text:p>
          <draw:enhanced-geometry svg:viewBox="0 0 21600 21600" draw:type="rectangle" draw:enhanced-path="M 0 0 L 21600 0 21600 21600 0 21600 0 0 Z N"/>
        </draw:custom-shape>
        <draw:connector draw:name="Прямая со стрелкой 94" draw:style-name="gr2" draw:text-style-name="P5" draw:layer="layout" svg:x1="22.501cm" svg:y1="5.696cm" svg:x2="22.506cm" svg:y2="16.66cm" svg:d="M22501 5696l5 10964">
          <text:p/>
        </draw:connector>
        <draw:connector draw:name="Прямая со стрелкой 95" draw:style-name="gr2" draw:text-style-name="P5" draw:layer="layout" svg:x1="20.974cm" svg:y1="5.696cm" svg:x2="20.979cm" svg:y2="16.66cm" svg:d="M20974 5696l5 10964">
          <text:p/>
        </draw:connector>
        <draw:connector draw:name="Прямая со стрелкой 96" draw:style-name="gr2" draw:text-style-name="P5" draw:layer="layout" svg:x1="19.359cm" svg:y1="5.696cm" svg:x2="19.364cm" svg:y2="16.66cm" svg:d="M19359 5696l5 10964">
          <text:p/>
        </draw:connector>
        <draw:custom-shape draw:name="Прямоугольник 97" draw:style-name="gr3" draw:text-style-name="P2" draw:layer="layout" svg:width="1.18cm" svg:height="0.988cm" svg:x="18.769cm" svg:y="16.696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8" draw:style-name="gr3" draw:text-style-name="P2" draw:layer="layout" svg:width="1.18cm" svg:height="0.988cm" svg:x="20.384cm" svg:y="16.696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9" draw:style-name="gr3" draw:text-style-name="P2" draw:layer="layout" svg:width="1.18cm" svg:height="0.988cm" svg:x="21.911cm" svg:y="16.696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onnector draw:name="Прямая со стрелкой 100" draw:style-name="gr2" draw:text-style-name="P5" draw:layer="layout" svg:x1="19.359cm" svg:y1="17.685cm" svg:x2="19.359cm" svg:y2="18.169cm" svg:d="M19359 17685v484">
          <text:p/>
        </draw:connector>
        <draw:connector draw:name="Прямая со стрелкой 102" draw:style-name="gr2" draw:text-style-name="P5" draw:layer="layout" svg:x1="20.974cm" svg:y1="17.685cm" svg:x2="20.974cm" svg:y2="18.169cm" svg:d="M20974 17685v484">
          <text:p/>
        </draw:connector>
        <draw:connector draw:name="Прямая со стрелкой 103" draw:style-name="gr2" draw:text-style-name="P5" draw:layer="layout" svg:x1="22.485cm" svg:y1="17.685cm" svg:x2="22.485cm" svg:y2="18.169cm" svg:d="M22485 17685v484">
          <text:p/>
        </draw:connector>
        <draw:custom-shape draw:name="TextBox 104" draw:style-name="gr5" draw:text-style-name="P2" draw:layer="layout" svg:width="1.599cm" svg:height="1.775cm" svg:x="20.98cm" svg:y="17.496cm">
          <text:p text:style-name="P8"><text:span text:style-name="T6">X</text:span></text:p>
          <draw:enhanced-geometry svg:viewBox="0 0 21600 21600" draw:type="rectangle" draw:enhanced-path="M 0 0 L 21600 0 21600 21600 0 21600 0 0 Z N"/>
        </draw:custom-shape>
        <draw:custom-shape draw:name="TextBox 105" draw:style-name="gr5" draw:text-style-name="P2" draw:layer="layout" svg:width="1.599cm" svg:height="1.775cm" svg:x="22.58cm" svg:y="17.496cm">
          <text:p text:style-name="P8"><text:span text:style-name="T6">Y</text:span></text:p>
          <draw:enhanced-geometry svg:viewBox="0 0 21600 21600" draw:type="rectangle" draw:enhanced-path="M 0 0 L 21600 0 21600 21600 0 21600 0 0 Z N"/>
        </draw:custom-shape>
        <draw:g draw:name="Группа 109">
          <draw:line draw:name="Прямая соединительная линия 107" draw:style-name="gr12" draw:text-style-name="P5" draw:layer="layout" svg:x1="19.111cm" svg:y1="6.029cm" svg:x2="19.711cm" svg:y2="6.629cm">
            <text:p/>
          </draw:line>
          <draw:line draw:name="Прямая соединительная линия 108" draw:style-name="gr12" draw:text-style-name="P5" draw:layer="layout" svg:x1="19.699cm" svg:y1="6.029cm" svg:x2="19.099cm" svg:y2="6.629cm">
            <text:p/>
          </draw:line>
        </draw:g>
        <draw:g draw:name="Группа 110">
          <draw:line draw:name="Прямая соединительная линия 111" draw:style-name="gr12" draw:text-style-name="P5" draw:layer="layout" svg:x1="20.743cm" svg:y1="6.029cm" svg:x2="21.343cm" svg:y2="6.629cm">
            <text:p/>
          </draw:line>
          <draw:line draw:name="Прямая соединительная линия 112" draw:style-name="gr12" draw:text-style-name="P5" draw:layer="layout" svg:x1="21.331cm" svg:y1="6.029cm" svg:x2="20.731cm" svg:y2="6.629cm">
            <text:p/>
          </draw:line>
        </draw:g>
        <draw:g draw:name="Группа 113">
          <draw:line draw:name="Прямая соединительная линия 114" draw:style-name="gr12" draw:text-style-name="P5" draw:layer="layout" svg:x1="22.255cm" svg:y1="6.029cm" svg:x2="22.855cm" svg:y2="6.629cm">
            <text:p/>
          </draw:line>
          <draw:line draw:name="Прямая соединительная линия 115" draw:style-name="gr12" draw:text-style-name="P5" draw:layer="layout" svg:x1="22.843cm" svg:y1="6.029cm" svg:x2="22.243cm" svg:y2="6.629cm">
            <text:p/>
          </draw:line>
        </draw:g>
        <draw:custom-shape draw:name="Овал 116" draw:style-name="gr11" draw:text-style-name="P2" draw:layer="layout" svg:width="0.399cm" svg:height="0.399cm" svg:x="12.1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Группа 117">
          <draw:line draw:name="Прямая соединительная линия 118" draw:style-name="gr12" draw:text-style-name="P5" draw:layer="layout" svg:x1="12.005cm" svg:y1="2.394cm" svg:x2="12.605cm" svg:y2="2.994cm">
            <text:p/>
          </draw:line>
          <draw:line draw:name="Прямая соединительная линия 119" draw:style-name="gr12" draw:text-style-name="P5" draw:layer="layout" svg:x1="12.593cm" svg:y1="2.394cm" svg:x2="11.993cm" svg:y2="2.994cm">
            <text:p/>
          </draw:line>
        </draw:g>
        <draw:g draw:name="Группа 120">
          <draw:line draw:name="Прямая соединительная линия 121" draw:style-name="gr12" draw:text-style-name="P5" draw:layer="layout" svg:x1="19.111cm" svg:y1="7.41cm" svg:x2="19.711cm" svg:y2="8.01cm">
            <text:p/>
          </draw:line>
          <draw:line draw:name="Прямая соединительная линия 122" draw:style-name="gr12" draw:text-style-name="P5" draw:layer="layout" svg:x1="19.699cm" svg:y1="7.41cm" svg:x2="19.099cm" svg:y2="8.01cm">
            <text:p/>
          </draw:line>
        </draw:g>
        <draw:g draw:name="Группа 123">
          <draw:line draw:name="Прямая соединительная линия 124" draw:style-name="gr12" draw:text-style-name="P5" draw:layer="layout" svg:x1="20.743cm" svg:y1="7.41cm" svg:x2="21.343cm" svg:y2="8.01cm">
            <text:p/>
          </draw:line>
          <draw:line draw:name="Прямая соединительная линия 125" draw:style-name="gr12" draw:text-style-name="P5" draw:layer="layout" svg:x1="21.331cm" svg:y1="7.41cm" svg:x2="20.731cm" svg:y2="8.01cm">
            <text:p/>
          </draw:line>
        </draw:g>
        <draw:g draw:name="Группа 126">
          <draw:line draw:name="Прямая соединительная линия 127" draw:style-name="gr12" draw:text-style-name="P5" draw:layer="layout" svg:x1="22.255cm" svg:y1="7.41cm" svg:x2="22.855cm" svg:y2="8.01cm">
            <text:p/>
          </draw:line>
          <draw:line draw:name="Прямая соединительная линия 128" draw:style-name="gr12" draw:text-style-name="P5" draw:layer="layout" svg:x1="22.843cm" svg:y1="7.41cm" svg:x2="22.243cm" svg:y2="8.01cm">
            <text:p/>
          </draw:line>
        </draw:g>
        <draw:g draw:name="Группа 132">
          <draw:line draw:name="Прямая соединительная линия 133" draw:style-name="gr12" draw:text-style-name="P5" draw:layer="layout" svg:x1="19.111cm" svg:y1="8.743cm" svg:x2="19.711cm" svg:y2="9.343cm">
            <text:p/>
          </draw:line>
          <draw:line draw:name="Прямая соединительная линия 134" draw:style-name="gr12" draw:text-style-name="P5" draw:layer="layout" svg:x1="19.699cm" svg:y1="8.743cm" svg:x2="19.099cm" svg:y2="9.343cm">
            <text:p/>
          </draw:line>
        </draw:g>
        <draw:g draw:name="Группа 135">
          <draw:line draw:name="Прямая соединительная линия 136" draw:style-name="gr12" draw:text-style-name="P5" draw:layer="layout" svg:x1="20.743cm" svg:y1="8.743cm" svg:x2="21.343cm" svg:y2="9.343cm">
            <text:p/>
          </draw:line>
          <draw:line draw:name="Прямая соединительная линия 137" draw:style-name="gr12" draw:text-style-name="P5" draw:layer="layout" svg:x1="21.331cm" svg:y1="8.743cm" svg:x2="20.731cm" svg:y2="9.343cm">
            <text:p/>
          </draw:line>
        </draw:g>
        <draw:g draw:name="Группа 138">
          <draw:line draw:name="Прямая соединительная линия 139" draw:style-name="gr12" draw:text-style-name="P5" draw:layer="layout" svg:x1="22.255cm" svg:y1="8.743cm" svg:x2="22.855cm" svg:y2="9.343cm">
            <text:p/>
          </draw:line>
          <draw:line draw:name="Прямая соединительная линия 140" draw:style-name="gr12" draw:text-style-name="P5" draw:layer="layout" svg:x1="22.843cm" svg:y1="8.743cm" svg:x2="22.243cm" svg:y2="9.343cm">
            <text:p/>
          </draw:line>
        </draw:g>
        <draw:g draw:name="Группа 141">
          <draw:line draw:name="Прямая соединительная линия 142" draw:style-name="gr12" draw:text-style-name="P5" draw:layer="layout" svg:x1="19.111cm" svg:y1="10.123cm" svg:x2="19.711cm" svg:y2="10.723cm">
            <text:p/>
          </draw:line>
          <draw:line draw:name="Прямая соединительная линия 143" draw:style-name="gr12" draw:text-style-name="P5" draw:layer="layout" svg:x1="19.699cm" svg:y1="10.123cm" svg:x2="19.099cm" svg:y2="10.723cm">
            <text:p/>
          </draw:line>
        </draw:g>
        <draw:g draw:name="Группа 144">
          <draw:line draw:name="Прямая соединительная линия 145" draw:style-name="gr12" draw:text-style-name="P5" draw:layer="layout" svg:x1="20.743cm" svg:y1="10.123cm" svg:x2="21.343cm" svg:y2="10.723cm">
            <text:p/>
          </draw:line>
          <draw:line draw:name="Прямая соединительная линия 146" draw:style-name="gr12" draw:text-style-name="P5" draw:layer="layout" svg:x1="21.331cm" svg:y1="10.123cm" svg:x2="20.731cm" svg:y2="10.723cm">
            <text:p/>
          </draw:line>
        </draw:g>
        <draw:g draw:name="Группа 147">
          <draw:line draw:name="Прямая соединительная линия 148" draw:style-name="gr12" draw:text-style-name="P5" draw:layer="layout" svg:x1="22.255cm" svg:y1="10.123cm" svg:x2="22.855cm" svg:y2="10.723cm">
            <text:p/>
          </draw:line>
          <draw:line draw:name="Прямая соединительная линия 149" draw:style-name="gr12" draw:text-style-name="P5" draw:layer="layout" svg:x1="22.843cm" svg:y1="10.123cm" svg:x2="22.243cm" svg:y2="10.723cm">
            <text:p/>
          </draw:line>
        </draw:g>
        <draw:g draw:name="Группа 153">
          <draw:line draw:name="Прямая соединительная линия 154" draw:style-name="gr12" draw:text-style-name="P5" draw:layer="layout" svg:x1="19.111cm" svg:y1="11.569cm" svg:x2="19.711cm" svg:y2="12.17cm">
            <text:p/>
          </draw:line>
          <draw:line draw:name="Прямая соединительная линия 155" draw:style-name="gr12" draw:text-style-name="P5" draw:layer="layout" svg:x1="19.699cm" svg:y1="11.569cm" svg:x2="19.099cm" svg:y2="12.17cm">
            <text:p/>
          </draw:line>
        </draw:g>
        <draw:g draw:name="Группа 156">
          <draw:line draw:name="Прямая соединительная линия 157" draw:style-name="gr12" draw:text-style-name="P5" draw:layer="layout" svg:x1="20.743cm" svg:y1="11.569cm" svg:x2="21.343cm" svg:y2="12.17cm">
            <text:p/>
          </draw:line>
          <draw:line draw:name="Прямая соединительная линия 158" draw:style-name="gr12" draw:text-style-name="P5" draw:layer="layout" svg:x1="21.331cm" svg:y1="11.569cm" svg:x2="20.731cm" svg:y2="12.17cm">
            <text:p/>
          </draw:line>
        </draw:g>
        <draw:g draw:name="Группа 159">
          <draw:line draw:name="Прямая соединительная линия 160" draw:style-name="gr12" draw:text-style-name="P5" draw:layer="layout" svg:x1="22.255cm" svg:y1="11.569cm" svg:x2="22.855cm" svg:y2="12.17cm">
            <text:p/>
          </draw:line>
          <draw:line draw:name="Прямая соединительная линия 161" draw:style-name="gr12" draw:text-style-name="P5" draw:layer="layout" svg:x1="22.843cm" svg:y1="11.569cm" svg:x2="22.243cm" svg:y2="12.17cm">
            <text:p/>
          </draw:line>
        </draw:g>
        <draw:g draw:name="Группа 162">
          <draw:line draw:name="Прямая соединительная линия 163" draw:style-name="gr12" draw:text-style-name="P5" draw:layer="layout" svg:x1="19.111cm" svg:y1="12.95cm" svg:x2="19.711cm" svg:y2="13.55cm">
            <text:p/>
          </draw:line>
          <draw:line draw:name="Прямая соединительная линия 164" draw:style-name="gr12" draw:text-style-name="P5" draw:layer="layout" svg:x1="19.699cm" svg:y1="12.95cm" svg:x2="19.099cm" svg:y2="13.55cm">
            <text:p/>
          </draw:line>
        </draw:g>
        <draw:g draw:name="Группа 165">
          <draw:line draw:name="Прямая соединительная линия 166" draw:style-name="gr12" draw:text-style-name="P5" draw:layer="layout" svg:x1="20.743cm" svg:y1="12.95cm" svg:x2="21.343cm" svg:y2="13.55cm">
            <text:p/>
          </draw:line>
          <draw:line draw:name="Прямая соединительная линия 167" draw:style-name="gr12" draw:text-style-name="P5" draw:layer="layout" svg:x1="21.331cm" svg:y1="12.95cm" svg:x2="20.731cm" svg:y2="13.55cm">
            <text:p/>
          </draw:line>
        </draw:g>
        <draw:g draw:name="Группа 168">
          <draw:line draw:name="Прямая соединительная линия 169" draw:style-name="gr12" draw:text-style-name="P5" draw:layer="layout" svg:x1="22.255cm" svg:y1="12.95cm" svg:x2="22.855cm" svg:y2="13.55cm">
            <text:p/>
          </draw:line>
          <draw:line draw:name="Прямая соединительная линия 170" draw:style-name="gr12" draw:text-style-name="P5" draw:layer="layout" svg:x1="22.843cm" svg:y1="12.95cm" svg:x2="22.243cm" svg:y2="13.55cm">
            <text:p/>
          </draw:line>
        </draw:g>
        <draw:g draw:name="Группа 174">
          <draw:line draw:name="Прямая соединительная линия 175" draw:style-name="gr12" draw:text-style-name="P5" draw:layer="layout" svg:x1="19.111cm" svg:y1="14.394cm" svg:x2="19.711cm" svg:y2="14.994cm">
            <text:p/>
          </draw:line>
          <draw:line draw:name="Прямая соединительная линия 176" draw:style-name="gr12" draw:text-style-name="P5" draw:layer="layout" svg:x1="19.699cm" svg:y1="14.394cm" svg:x2="19.099cm" svg:y2="14.994cm">
            <text:p/>
          </draw:line>
        </draw:g>
        <draw:g draw:name="Группа 177">
          <draw:line draw:name="Прямая соединительная линия 178" draw:style-name="gr12" draw:text-style-name="P5" draw:layer="layout" svg:x1="20.743cm" svg:y1="14.394cm" svg:x2="21.343cm" svg:y2="14.994cm">
            <text:p/>
          </draw:line>
          <draw:line draw:name="Прямая соединительная линия 179" draw:style-name="gr12" draw:text-style-name="P5" draw:layer="layout" svg:x1="21.331cm" svg:y1="14.394cm" svg:x2="20.731cm" svg:y2="14.994cm">
            <text:p/>
          </draw:line>
        </draw:g>
        <draw:g draw:name="Группа 180">
          <draw:line draw:name="Прямая соединительная линия 181" draw:style-name="gr12" draw:text-style-name="P5" draw:layer="layout" svg:x1="22.255cm" svg:y1="14.394cm" svg:x2="22.855cm" svg:y2="14.994cm">
            <text:p/>
          </draw:line>
          <draw:line draw:name="Прямая соединительная линия 182" draw:style-name="gr12" draw:text-style-name="P5" draw:layer="layout" svg:x1="22.843cm" svg:y1="14.394cm" svg:x2="22.243cm" svg:y2="14.994cm">
            <text:p/>
          </draw:line>
        </draw:g>
        <draw:g draw:name="Группа 183">
          <draw:line draw:name="Прямая соединительная линия 184" draw:style-name="gr12" draw:text-style-name="P5" draw:layer="layout" svg:x1="19.111cm" svg:y1="15.774cm" svg:x2="19.711cm" svg:y2="16.374cm">
            <text:p/>
          </draw:line>
          <draw:line draw:name="Прямая соединительная линия 185" draw:style-name="gr12" draw:text-style-name="P5" draw:layer="layout" svg:x1="19.699cm" svg:y1="15.774cm" svg:x2="19.099cm" svg:y2="16.374cm">
            <text:p/>
          </draw:line>
        </draw:g>
        <draw:g draw:name="Группа 186">
          <draw:line draw:name="Прямая соединительная линия 187" draw:style-name="gr12" draw:text-style-name="P5" draw:layer="layout" svg:x1="20.743cm" svg:y1="15.774cm" svg:x2="21.343cm" svg:y2="16.374cm">
            <text:p/>
          </draw:line>
          <draw:line draw:name="Прямая соединительная линия 188" draw:style-name="gr12" draw:text-style-name="P5" draw:layer="layout" svg:x1="21.331cm" svg:y1="15.774cm" svg:x2="20.731cm" svg:y2="16.374cm">
            <text:p/>
          </draw:line>
        </draw:g>
        <draw:g draw:name="Группа 189">
          <draw:line draw:name="Прямая соединительная линия 190" draw:style-name="gr12" draw:text-style-name="P5" draw:layer="layout" svg:x1="22.255cm" svg:y1="15.774cm" svg:x2="22.855cm" svg:y2="16.374cm">
            <text:p/>
          </draw:line>
          <draw:line draw:name="Прямая соединительная линия 191" draw:style-name="gr12" draw:text-style-name="P5" draw:layer="layout" svg:x1="22.843cm" svg:y1="15.774cm" svg:x2="22.243cm" svg:y2="16.374cm">
            <text:p/>
          </draw:line>
        </draw:g>
        <draw:custom-shape draw:name="TextBox 195" draw:style-name="gr5" draw:text-style-name="P2" draw:layer="layout" svg:width="1.599cm" svg:height="1.775cm" svg:x="3.352cm" svg:y="1.382cm">
          <text:p text:style-name="P8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196" draw:style-name="gr5" draw:text-style-name="P2" draw:layer="layout" svg:width="10.07cm" svg:height="1.013cm" svg:x="13.744cm" svg:y="0.723cm">
          <text:p text:style-name="P8"><text:span text:style-name="T5">Предопределенные связи</text:span></text:p>
          <draw:enhanced-geometry svg:viewBox="0 0 21600 21600" draw:type="rectangle" draw:enhanced-path="M 0 0 L 21600 0 21600 21600 0 21600 0 0 Z N"/>
        </draw:custom-shape>
        <draw:custom-shape draw:name="TextBox 197" draw:style-name="gr5" draw:text-style-name="P2" draw:layer="layout" svg:width="10.07cm" svg:height="1.013cm" svg:x="13.744cm" svg:y="2.276cm">
          <text:p text:style-name="P8"><text:span text:style-name="T5">Программируемые связи</text:span></text:p>
          <draw:enhanced-geometry svg:viewBox="0 0 21600 21600" draw:type="rectangle" draw:enhanced-path="M 0 0 L 21600 0 21600 21600 0 21600 0 0 Z N"/>
        </draw:custom-shape>
        <draw:custom-shape draw:name="TextBox 199" draw:style-name="gr5" draw:text-style-name="P2" draw:layer="layout" svg:width="11.292cm" svg:height="1.013cm" svg:x="0.701cm" svg:y="17.518cm">
          <text:p text:style-name="P8"><text:span text:style-name="T5">Предопределенный массив «И»</text:span></text:p>
          <draw:enhanced-geometry svg:viewBox="0 0 21600 21600" draw:type="rectangle" draw:enhanced-path="M 0 0 L 21600 0 21600 21600 0 21600 0 0 Z N"/>
        </draw:custom-shape>
        <draw:custom-shape draw:name="Прямоугольник 200" draw:style-name="gr10" draw:text-style-name="P2" draw:layer="layout" svg:width="5.879cm" svg:height="12.631cm" svg:x="18.301cm" svg:y="5.254cm">
          <text:p/>
          <draw:enhanced-geometry svg:viewBox="0 0 21600 21600" draw:type="rectangle" draw:enhanced-path="M 0 0 L 21600 0 21600 21600 0 21600 0 0 Z N"/>
        </draw:custom-shape>
        <draw:custom-shape draw:name="TextBox 201" draw:style-name="gr5" draw:text-style-name="P2" draw:layer="layout" svg:width="6.823cm" svg:height="1.775cm" svg:x="11.561cm" svg:y="16.352cm">
          <text:p text:style-name="P9"><text:span text:style-name="T5">Программируемый массив «ИЛИ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Пример</text:span></text:p>
          </draw:text-box>
        </draw:frame>
        <draw:frame draw:name="Объект 2" presentation:style-name="pr5" draw:text-style-name="P2" draw:layer="layout" svg:width="10.294cm" svg:height="11.429cm" svg:x="2.699cm" svg:y="4.924cm" presentation:class="outline" presentation:user-transformed="true">
          <draw:text-box>
            <text:list text:style-name="L2">
              <text:list-item>
                <text:p text:style-name="P3"><text:span text:style-name="T2">W = A &amp; B</text:span></text:p>
              </text:list-item>
              <text:list-item>
                <text:p text:style-name="P3"><text:span text:style-name="T2">X = ~(A &amp; B)</text:span></text:p>
              </text:list-item>
              <text:list-item>
                <text:p text:style-name="P3"><text:span text:style-name="T2">Y = (A &amp; B ) ^ С</text:span></text:p>
              </text:list-item>
            </text:list>
          </draw:text-box>
        </draw:frame>
        <draw:frame draw:name="Таблица 3" draw:style-name="standard" draw:layer="layout" svg:width="11.576cm" svg:height="11.628cm" svg:x="13.323cm" svg:y="4.72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10">A</text:span></text:p>
              </table:table-cell>
              <table:table-cell table:style-name="ce2">
                <text:p text:style-name="P10"><text:span text:style-name="T10">B</text:span></text:p>
              </table:table-cell>
              <table:table-cell table:style-name="ce3">
                <text:p text:style-name="P10"><text:span text:style-name="T10">C</text:span></text:p>
              </table:table-cell>
              <table:table-cell table:style-name="ce4">
                <text:p text:style-name="P10"><text:span text:style-name="T10">W</text:span></text:p>
              </table:table-cell>
              <table:table-cell table:style-name="ce5">
                <text:p text:style-name="P10"><text:span text:style-name="T10">X</text:span></text:p>
              </table:table-cell>
              <table:table-cell table:style-name="ce6">
                <text:p text:style-name="P10"><text:span text:style-name="T10">Y</text:span></text:p>
              </table:table-cell>
            </table:table-row>
            <table:table-row table:style-name="ro1">
              <table:table-cell table:style-name="ce7">
                <text:p text:style-name="P10"><text:span text:style-name="T5">0</text:span></text:p>
              </table:table-cell>
              <table:table-cell table:style-name="ce8">
                <text:p text:style-name="P10"><text:span text:style-name="T5">0</text:span></text:p>
              </table:table-cell>
              <table:table-cell table:style-name="ce9">
                <text:p text:style-name="P10"><text:span text:style-name="T5">0</text:span></text:p>
              </table:table-cell>
              <table:table-cell table:style-name="ce10">
                <text:p text:style-name="P10"><text:span text:style-name="T5">0</text:span></text:p>
              </table:table-cell>
              <table:table-cell table:style-name="ce11">
                <text:p text:style-name="P10"><text:span text:style-name="T5">1</text:span></text:p>
              </table:table-cell>
              <table:table-cell table:style-name="ce12">
                <text:p text:style-name="P10"><text:span text:style-name="T5">0</text:span></text:p>
              </table:table-cell>
            </table:table-row>
            <table:table-row table:style-name="ro1">
              <table:table-cell table:style-name="ce13">
                <text:p text:style-name="P10"><text:span text:style-name="T5">0</text:span></text:p>
              </table:table-cell>
              <table:table-cell table:style-name="ce14">
                <text:p text:style-name="P10"><text:span text:style-name="T5">0</text:span></text:p>
              </table:table-cell>
              <table:table-cell table:style-name="ce15">
                <text:p text:style-name="P10"><text:span text:style-name="T5">1</text:span></text:p>
              </table:table-cell>
              <table:table-cell table:style-name="ce16">
                <text:p text:style-name="P10"><text:span text:style-name="T5">0</text:span></text:p>
              </table:table-cell>
              <table:table-cell table:style-name="ce17">
                <text:p text:style-name="P10"><text:span text:style-name="T5">1</text:span></text:p>
              </table:table-cell>
              <table:table-cell table:style-name="ce18">
                <text:p text:style-name="P10"><text:span text:style-name="T5">1</text:span></text:p>
              </table:table-cell>
            </table:table-row>
            <table:table-row table:style-name="ro1">
              <table:table-cell table:style-name="ce19">
                <text:p text:style-name="P10"><text:span text:style-name="T5">0</text:span></text:p>
              </table:table-cell>
              <table:table-cell table:style-name="ce20">
                <text:p text:style-name="P10"><text:span text:style-name="T5">1</text:span></text:p>
              </table:table-cell>
              <table:table-cell table:style-name="ce21">
                <text:p text:style-name="P10"><text:span text:style-name="T5">0</text:span></text:p>
              </table:table-cell>
              <table:table-cell table:style-name="ce22">
                <text:p text:style-name="P10"><text:span text:style-name="T5">0</text:span></text:p>
              </table:table-cell>
              <table:table-cell table:style-name="ce23">
                <text:p text:style-name="P10"><text:span text:style-name="T5">1</text:span></text:p>
              </table:table-cell>
              <table:table-cell table:style-name="ce24">
                <text:p text:style-name="P10"><text:span text:style-name="T5">0</text:span></text:p>
              </table:table-cell>
            </table:table-row>
            <table:table-row table:style-name="ro1">
              <table:table-cell table:style-name="ce25">
                <text:p text:style-name="P10"><text:span text:style-name="T5">0</text:span></text:p>
              </table:table-cell>
              <table:table-cell table:style-name="ce26">
                <text:p text:style-name="P10"><text:span text:style-name="T5">1</text:span></text:p>
              </table:table-cell>
              <table:table-cell table:style-name="ce27">
                <text:p text:style-name="P10"><text:span text:style-name="T5">1</text:span></text:p>
              </table:table-cell>
              <table:table-cell table:style-name="ce28">
                <text:p text:style-name="P10"><text:span text:style-name="T5">0</text:span></text:p>
              </table:table-cell>
              <table:table-cell table:style-name="ce29">
                <text:p text:style-name="P10"><text:span text:style-name="T5">1</text:span></text:p>
              </table:table-cell>
              <table:table-cell table:style-name="ce30">
                <text:p text:style-name="P10"><text:span text:style-name="T5">1</text:span></text:p>
              </table:table-cell>
            </table:table-row>
            <table:table-row table:style-name="ro1">
              <table:table-cell table:style-name="ce31">
                <text:p text:style-name="P10"><text:span text:style-name="T5">1</text:span></text:p>
              </table:table-cell>
              <table:table-cell table:style-name="ce32">
                <text:p text:style-name="P10"><text:span text:style-name="T5">0</text:span></text:p>
              </table:table-cell>
              <table:table-cell table:style-name="ce33">
                <text:p text:style-name="P10"><text:span text:style-name="T5">0</text:span></text:p>
              </table:table-cell>
              <table:table-cell table:style-name="ce34">
                <text:p text:style-name="P10"><text:span text:style-name="T5">0</text:span></text:p>
              </table:table-cell>
              <table:table-cell table:style-name="ce35">
                <text:p text:style-name="P10"><text:span text:style-name="T5">1</text:span></text:p>
              </table:table-cell>
              <table:table-cell table:style-name="ce36">
                <text:p text:style-name="P10"><text:span text:style-name="T5">0</text:span></text:p>
              </table:table-cell>
            </table:table-row>
            <table:table-row table:style-name="ro1">
              <table:table-cell table:style-name="ce37">
                <text:p text:style-name="P10"><text:span text:style-name="T5">1</text:span></text:p>
              </table:table-cell>
              <table:table-cell table:style-name="ce38">
                <text:p text:style-name="P10"><text:span text:style-name="T5">0</text:span></text:p>
              </table:table-cell>
              <table:table-cell table:style-name="ce39">
                <text:p text:style-name="P10"><text:span text:style-name="T5">1</text:span></text:p>
              </table:table-cell>
              <table:table-cell table:style-name="ce40">
                <text:p text:style-name="P10"><text:span text:style-name="T5">0</text:span></text:p>
              </table:table-cell>
              <table:table-cell table:style-name="ce41">
                <text:p text:style-name="P10"><text:span text:style-name="T5">1</text:span></text:p>
              </table:table-cell>
              <table:table-cell table:style-name="ce42">
                <text:p text:style-name="P10"><text:span text:style-name="T5">1</text:span></text:p>
              </table:table-cell>
            </table:table-row>
            <table:table-row table:style-name="ro1">
              <table:table-cell table:style-name="ce43">
                <text:p text:style-name="P10"><text:span text:style-name="T5">1</text:span></text:p>
              </table:table-cell>
              <table:table-cell table:style-name="ce44">
                <text:p text:style-name="P10"><text:span text:style-name="T5">1</text:span></text:p>
              </table:table-cell>
              <table:table-cell table:style-name="ce45">
                <text:p text:style-name="P10"><text:span text:style-name="T5">0</text:span></text:p>
              </table:table-cell>
              <table:table-cell table:style-name="ce46">
                <text:p text:style-name="P10"><text:span text:style-name="T5">1</text:span></text:p>
              </table:table-cell>
              <table:table-cell table:style-name="ce47">
                <text:p text:style-name="P10"><text:span text:style-name="T5">0</text:span></text:p>
              </table:table-cell>
              <table:table-cell table:style-name="ce48">
                <text:p text:style-name="P10"><text:span text:style-name="T5">1</text:span></text:p>
              </table:table-cell>
            </table:table-row>
            <table:table-row table:style-name="ro2">
              <table:table-cell table:style-name="ce49">
                <text:p text:style-name="P10"><text:span text:style-name="T5">1</text:span></text:p>
              </table:table-cell>
              <table:table-cell table:style-name="ce50">
                <text:p text:style-name="P10"><text:span text:style-name="T5">1</text:span></text:p>
              </table:table-cell>
              <table:table-cell table:style-name="ce51">
                <text:p text:style-name="P10"><text:span text:style-name="T5">1</text:span></text:p>
              </table:table-cell>
              <table:table-cell table:style-name="ce52">
                <text:p text:style-name="P10"><text:span text:style-name="T5">1</text:span></text:p>
              </table:table-cell>
              <table:table-cell table:style-name="ce53">
                <text:p text:style-name="P10"><text:span text:style-name="T5">0</text:span></text:p>
              </table:table-cell>
              <table:table-cell table:style-name="ce54">
                <text:p text:style-name="P10"><text:span text:style-name="T5">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программирования" draw:style-name="dp1" draw:master-page-name="Обычный_20_1" presentation:presentation-page-layout-name="AL2T11">
        <draw:custom-shape draw:name="Прямоугольник 198" draw:style-name="gr10" draw:text-style-name="P2" draw:layer="layout" svg:width="9.02cm" svg:height="12.172cm" svg:x="2.563cm" svg:y="5.254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2" draw:layer="layout" svg:width="17.026cm" svg:height="1.784cm" svg:x="8.373cm" svg:y="0.548cm" presentation:class="title" presentation:user-transformed="true">
          <draw:text-box>
            <text:p text:style-name="P1"><text:span text:style-name="T1">Пример программирования</text:span></text:p>
          </draw:text-box>
        </draw:frame>
        <draw:connector draw:name="Прямая со стрелкой 3" draw:style-name="gr2" draw:text-style-name="P5" draw:layer="layout" svg:x1="9.867cm" svg:y1="6.324cm" svg:x2="3.298cm" svg:y2="6.324cm" svg:d="M9867 6324h-6569">
          <text:p/>
        </draw:connector>
        <draw:connector draw:name="Прямая со стрелкой 4" draw:style-name="gr2" draw:text-style-name="P5" draw:layer="layout" svg:x1="9.867cm" svg:y1="7.724cm" svg:x2="3.298cm" svg:y2="7.724cm" svg:d="M9867 7724h-6569">
          <text:p/>
        </draw:connector>
        <draw:connector draw:name="Прямая со стрелкой 5" draw:style-name="gr2" draw:text-style-name="P5" draw:layer="layout" svg:x1="9.867cm" svg:y1="9.027cm" svg:x2="3.298cm" svg:y2="9.027cm" svg:d="M9867 9027h-6569">
          <text:p/>
        </draw:connector>
        <draw:connector draw:name="Прямая со стрелкой 6" draw:style-name="gr2" draw:text-style-name="P5" draw:layer="layout" svg:x1="9.867cm" svg:y1="10.422cm" svg:x2="3.298cm" svg:y2="10.422cm" svg:d="M9867 10422h-6569">
          <text:p/>
        </draw:connector>
        <draw:connector draw:name="Прямая со стрелкой 7" draw:style-name="gr2" draw:text-style-name="P5" draw:layer="layout" svg:x1="9.867cm" svg:y1="11.861cm" svg:x2="3.298cm" svg:y2="11.861cm" svg:d="M9867 11861h-6569">
          <text:p/>
        </draw:connector>
        <draw:connector draw:name="Прямая со стрелкой 8" draw:style-name="gr2" draw:text-style-name="P5" draw:layer="layout" svg:x1="9.899cm" svg:y1="13.261cm" svg:x2="3.331cm" svg:y2="13.261cm" svg:d="M9899 13261h-6568">
          <text:p/>
        </draw:connector>
        <draw:connector draw:name="Прямая со стрелкой 9" draw:style-name="gr2" draw:text-style-name="P5" draw:layer="layout" svg:x1="9.867cm" svg:y1="14.701cm" svg:x2="3.298cm" svg:y2="14.701cm" svg:d="M9867 14701h-6569">
          <text:p/>
        </draw:connector>
        <draw:connector draw:name="Прямая со стрелкой 10" draw:style-name="gr2" draw:text-style-name="P5" draw:layer="layout" svg:x1="9.867cm" svg:y1="16.055cm" svg:x2="3.298cm" svg:y2="16.055cm" svg:d="M9867 16055h-6569">
          <text:p/>
        </draw:connector>
        <draw:custom-shape draw:name="Прямоугольник 12" draw:style-name="gr3" draw:text-style-name="P2" draw:layer="layout" svg:width="1.18cm" svg:height="0.988cm" svg:x="4.299cm" svg:y="4.70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14" draw:style-name="gr3" draw:text-style-name="P2" draw:layer="layout" svg:width="1.18cm" svg:height="1.276cm" svg:x="9.9cm" svg:y="7.0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5" draw:style-name="gr3" draw:text-style-name="P2" draw:layer="layout" svg:width="1.18cm" svg:height="1.1cm" svg:x="9.9cm" svg:y="8.487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6" draw:style-name="gr3" draw:text-style-name="P2" draw:layer="layout" svg:width="1.18cm" svg:height="1.276cm" svg:x="9.9cm" svg:y="9.784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7" draw:style-name="gr3" draw:text-style-name="P2" draw:layer="layout" svg:width="1.18cm" svg:height="1.276cm" svg:x="9.9cm" svg:y="11.2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8" draw:style-name="gr3" draw:text-style-name="P2" draw:layer="layout" svg:width="1.18cm" svg:height="1.203cm" svg:x="9.9cm" svg:y="12.6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9" draw:style-name="gr3" draw:text-style-name="P2" draw:layer="layout" svg:width="1.18cm" svg:height="1.1cm" svg:x="9.9cm" svg:y="14.08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0" draw:style-name="gr3" draw:text-style-name="P2" draw:layer="layout" svg:width="1.18cm" svg:height="1.276cm" svg:x="9.9cm" svg:y="15.383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1" draw:style-name="gr3" draw:text-style-name="P2" draw:layer="layout" svg:width="1.18cm" svg:height="0.988cm" svg:x="6.025cm" svg:y="4.70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2" draw:style-name="gr3" draw:text-style-name="P2" draw:layer="layout" svg:width="1.18cm" svg:height="0.988cm" svg:x="7.751cm" svg:y="4.70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3" draw:style-name="gr3" draw:text-style-name="P2" draw:layer="layout" svg:width="1.18cm" svg:height="1.276cm" svg:x="9.9cm" svg:y="5.677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onnector draw:name="Прямая со стрелкой 24" draw:style-name="gr2" draw:text-style-name="P5" draw:layer="layout" svg:x1="4.099cm" svg:y1="2.924cm" svg:x2="4.099cm" svg:y2="16.622cm" svg:d="M4099 2924v13698">
          <text:p/>
        </draw:connector>
        <draw:connector draw:name="Прямая со стрелкой 26" draw:style-name="gr2" draw:text-style-name="P5" draw:layer="layout" svg:x1="4.889cm" svg:y1="5.696cm" svg:x2="4.894cm" svg:y2="16.66cm" svg:d="M4889 5696l5 10964">
          <text:p/>
        </draw:connector>
        <draw:connector draw:name="Прямая со стрелкой 28" draw:style-name="gr2" draw:text-style-name="P5" draw:layer="layout" svg:x1="5.711cm" svg:y1="2.924cm" svg:x2="5.711cm" svg:y2="16.66cm" svg:d="M5711 2924v13736">
          <text:p/>
        </draw:connector>
        <draw:connector draw:name="Прямая со стрелкой 29" draw:style-name="gr2" draw:text-style-name="P5" draw:layer="layout" svg:x1="6.61cm" svg:y1="5.696cm" svg:x2="6.615cm" svg:y2="16.66cm" svg:d="M6610 5696l5 10964">
          <text:p/>
        </draw:connector>
        <draw:connector draw:name="Прямая со стрелкой 30" draw:style-name="gr2" draw:text-style-name="P5" draw:layer="layout" svg:x1="7.475cm" svg:y1="2.924cm" svg:x2="7.475cm" svg:y2="16.66cm" svg:d="M7475 2924v13736">
          <text:p/>
        </draw:connector>
        <draw:connector draw:name="Прямая со стрелкой 31" draw:style-name="gr2" draw:text-style-name="P5" draw:layer="layout" svg:x1="8.336cm" svg:y1="5.696cm" svg:x2="8.341cm" svg:y2="16.66cm" svg:d="M8336 5696l5 10964">
          <text:p/>
        </draw:connector>
        <draw:connector draw:name="Прямая со стрелкой 35" draw:style-name="gr7" draw:text-style-name="P5" draw:layer="layout" svg:x1="4.889cm" svg:y1="3.724cm" svg:x2="4.099cm" svg:y2="3.724cm" svg:d="M4889 3724h-790">
          <text:p/>
        </draw:connector>
        <draw:connector draw:name="Прямая со стрелкой 37" draw:style-name="gr2" draw:text-style-name="P5" draw:layer="layout" svg:x1="4.889cm" svg:y1="3.737cm" svg:x2="4.889cm" svg:y2="4.707cm" svg:d="M4889 3737v970">
          <text:p/>
        </draw:connector>
        <draw:connector draw:name="Прямая со стрелкой 39" draw:style-name="gr7" draw:text-style-name="P5" draw:layer="layout" svg:x1="6.501cm" svg:y1="3.724cm" svg:x2="5.711cm" svg:y2="3.724cm" svg:d="M6501 3724h-790">
          <text:p/>
        </draw:connector>
        <draw:connector draw:name="Прямая со стрелкой 40" draw:style-name="gr2" draw:text-style-name="P5" draw:layer="layout" svg:x1="6.501cm" svg:y1="3.737cm" svg:x2="6.501cm" svg:y2="4.707cm" svg:d="M6501 3737v970">
          <text:p/>
        </draw:connector>
        <draw:connector draw:name="Прямая со стрелкой 41" draw:style-name="gr7" draw:text-style-name="P5" draw:layer="layout" svg:x1="8.299cm" svg:y1="3.724cm" svg:x2="7.509cm" svg:y2="3.724cm" svg:d="M8299 3724h-790">
          <text:p/>
        </draw:connector>
        <draw:connector draw:name="Прямая со стрелкой 42" draw:style-name="gr2" draw:text-style-name="P5" draw:layer="layout" svg:x1="8.299cm" svg:y1="3.737cm" svg:x2="8.299cm" svg:y2="4.707cm" svg:d="M8299 3737v970">
          <text:p/>
        </draw:connector>
        <draw:custom-shape draw:name="TextBox 43" draw:style-name="gr5" draw:text-style-name="P2" draw:layer="layout" svg:width="1.599cm" svg:height="1.775cm" svg:x="19.25cm" svg:y="17.568cm">
          <text:p text:style-name="P8"><text:span text:style-name="T6">W</text:span></text:p>
          <draw:enhanced-geometry svg:viewBox="0 0 21600 21600" draw:type="rectangle" draw:enhanced-path="M 0 0 L 21600 0 21600 21600 0 21600 0 0 Z N"/>
        </draw:custom-shape>
        <draw:custom-shape draw:name="TextBox 44" draw:style-name="gr5" draw:text-style-name="P2" draw:layer="layout" svg:width="1.599cm" svg:height="1.775cm" svg:x="5.045cm" svg:y="1.382cm">
          <text:p text:style-name="P8"><text:span text:style-name="T6">B</text:span></text:p>
          <draw:enhanced-geometry svg:viewBox="0 0 21600 21600" draw:type="rectangle" draw:enhanced-path="M 0 0 L 21600 0 21600 21600 0 21600 0 0 Z N"/>
        </draw:custom-shape>
        <draw:custom-shape draw:name="TextBox 45" draw:style-name="gr5" draw:text-style-name="P2" draw:layer="layout" svg:width="1.599cm" svg:height="1.775cm" svg:x="6.772cm" svg:y="1.382cm">
          <text:p text:style-name="P8"><text:span text:style-name="T6">C</text:span></text:p>
          <draw:enhanced-geometry svg:viewBox="0 0 21600 21600" draw:type="rectangle" draw:enhanced-path="M 0 0 L 21600 0 21600 21600 0 21600 0 0 Z N"/>
        </draw:custom-shape>
        <draw:custom-shape draw:name="Овал 46" draw:style-name="gr6" draw:text-style-name="P2" draw:layer="layout" svg:width="0.399cm" svg:height="0.399cm" svg:x="4.732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7" draw:style-name="gr6" draw:text-style-name="P2" draw:layer="layout" svg:width="0.399cm" svg:height="0.399cm" svg:x="6.392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8" draw:style-name="gr6" draw:text-style-name="P2" draw:layer="layout" svg:width="0.399cm" svg:height="0.399cm" svg:x="8.156cm" svg:y="5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9" draw:style-name="gr11" draw:text-style-name="P2" draw:layer="layout" svg:width="0.399cm" svg:height="0.399cm" svg:x="7.297cm" svg:y="7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0" draw:style-name="gr11" draw:text-style-name="P2" draw:layer="layout" svg:width="0.399cm" svg:height="0.399cm" svg:x="4.695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1" draw:style-name="gr11" draw:text-style-name="P2" draw:layer="layout" svg:width="0.399cm" svg:height="0.399cm" svg:x="6.422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2" draw:style-name="gr11" draw:text-style-name="P2" draw:layer="layout" svg:width="0.399cm" svg:height="0.399cm" svg:x="8.156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3" draw:style-name="gr11" draw:text-style-name="P2" draw:layer="layout" svg:width="0.399cm" svg:height="0.399cm" svg:x="4.695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4" draw:style-name="gr11" draw:text-style-name="P2" draw:layer="layout" svg:width="0.399cm" svg:height="0.399cm" svg:x="4.695cm" svg:y="8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5" draw:style-name="gr11" draw:text-style-name="P2" draw:layer="layout" svg:width="0.399cm" svg:height="0.399cm" svg:x="4.695cm" svg:y="10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6" draw:style-name="gr11" draw:text-style-name="P2" draw:layer="layout" svg:width="0.399cm" svg:height="0.399cm" svg:x="3.883cm" svg:y="1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7" draw:style-name="gr11" draw:text-style-name="P2" draw:layer="layout" svg:width="0.399cm" svg:height="0.399cm" svg:x="3.917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8" draw:style-name="gr11" draw:text-style-name="P2" draw:layer="layout" svg:width="0.399cm" svg:height="0.399cm" svg:x="3.917cm" svg:y="14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59" draw:style-name="gr11" draw:text-style-name="P2" draw:layer="layout" svg:width="0.399cm" svg:height="0.399cm" svg:x="3.917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0" draw:style-name="gr11" draw:text-style-name="P2" draw:layer="layout" svg:width="0.399cm" svg:height="0.399cm" svg:x="6.422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1" draw:style-name="gr11" draw:text-style-name="P2" draw:layer="layout" svg:width="0.399cm" svg:height="0.399cm" svg:x="5.501cm" svg:y="8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2" draw:style-name="gr11" draw:text-style-name="P2" draw:layer="layout" svg:width="0.399cm" svg:height="0.399cm" svg:x="5.501cm" svg:y="10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3" draw:style-name="gr11" draw:text-style-name="P2" draw:layer="layout" svg:width="0.399cm" svg:height="0.399cm" svg:x="6.415cm" svg:y="11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4" draw:style-name="gr11" draw:text-style-name="P2" draw:layer="layout" svg:width="0.399cm" svg:height="0.399cm" svg:x="6.415cm" svg:y="13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5" draw:style-name="gr11" draw:text-style-name="P2" draw:layer="layout" svg:width="0.399cm" svg:height="0.399cm" svg:x="5.536cm" svg:y="1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6" draw:style-name="gr11" draw:text-style-name="P2" draw:layer="layout" svg:width="0.399cm" svg:height="0.399cm" svg:x="5.536cm" svg:y="15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7" draw:style-name="gr11" draw:text-style-name="P2" draw:layer="layout" svg:width="0.399cm" svg:height="0.399cm" svg:x="7.297cm" svg:y="10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8" draw:style-name="gr11" draw:text-style-name="P2" draw:layer="layout" svg:width="0.399cm" svg:height="0.399cm" svg:x="8.156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69" draw:style-name="gr11" draw:text-style-name="P2" draw:layer="layout" svg:width="0.399cm" svg:height="0.399cm" svg:x="7.297cm" svg:y="13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70" draw:style-name="gr11" draw:text-style-name="P2" draw:layer="layout" svg:width="0.399cm" svg:height="0.399cm" svg:x="8.156cm" svg:y="1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71" draw:style-name="gr11" draw:text-style-name="P2" draw:layer="layout" svg:width="0.399cm" svg:height="0.399cm" svg:x="7.297cm" svg:y="15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72" draw:style-name="gr11" draw:text-style-name="P2" draw:layer="layout" svg:width="0.399cm" svg:height="0.399cm" svg:x="8.156cm" svg:y="14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Прямая со стрелкой 73" draw:style-name="gr2" draw:text-style-name="P5" draw:layer="layout" svg:x1="23.301cm" svg:y1="6.324cm" svg:x2="11.08cm" svg:y2="6.324cm" svg:d="M23301 6324h-12221">
          <text:p/>
        </draw:connector>
        <draw:connector draw:name="Прямая со стрелкой 75" draw:style-name="gr2" draw:text-style-name="P5" draw:layer="layout" svg:x1="23.301cm" svg:y1="7.699cm" svg:x2="11.08cm" svg:y2="7.699cm" svg:d="M23301 7699h-12221">
          <text:p/>
        </draw:connector>
        <draw:connector draw:name="Прямая со стрелкой 76" draw:style-name="gr2" draw:text-style-name="P5" draw:layer="layout" svg:x1="23.301cm" svg:y1="9.027cm" svg:x2="11.08cm" svg:y2="9.027cm" svg:d="M23301 9027h-12221">
          <text:p/>
        </draw:connector>
        <draw:connector draw:name="Прямая со стрелкой 77" draw:style-name="gr2" draw:text-style-name="P5" draw:layer="layout" svg:x1="23.301cm" svg:y1="10.402cm" svg:x2="11.08cm" svg:y2="10.402cm" svg:d="M23301 10402h-12221">
          <text:p/>
        </draw:connector>
        <draw:connector draw:name="Прямая со стрелкой 78" draw:style-name="gr2" draw:text-style-name="P5" draw:layer="layout" svg:x1="23.301cm" svg:y1="11.861cm" svg:x2="11.08cm" svg:y2="11.861cm" svg:d="M23301 11861h-12221">
          <text:p/>
        </draw:connector>
        <draw:connector draw:name="Прямая со стрелкой 79" draw:style-name="gr2" draw:text-style-name="P5" draw:layer="layout" svg:x1="23.301cm" svg:y1="13.235cm" svg:x2="11.08cm" svg:y2="13.235cm" svg:d="M23301 13235h-12221">
          <text:p/>
        </draw:connector>
        <draw:connector draw:name="Прямая со стрелкой 80" draw:style-name="gr2" draw:text-style-name="P5" draw:layer="layout" svg:x1="23.301cm" svg:y1="14.701cm" svg:x2="11.08cm" svg:y2="14.701cm" svg:d="M23301 14701h-12221">
          <text:p/>
        </draw:connector>
        <draw:connector draw:name="Прямая со стрелкой 81" draw:style-name="gr2" draw:text-style-name="P5" draw:layer="layout" svg:x1="23.301cm" svg:y1="16.076cm" svg:x2="11.08cm" svg:y2="16.076cm" svg:d="M23301 16076h-12221">
          <text:p/>
        </draw:connector>
        <draw:custom-shape draw:name="TextBox 82" draw:style-name="gr5" draw:text-style-name="P2" draw:layer="layout" svg:width="5.258cm" svg:height="1.013cm" svg:x="12.313cm" svg:y="5.228cm">
          <text:p text:style-name="P8"><text:span text:style-name="T5">~A&amp;~B&amp;~C</text:span></text:p>
          <draw:enhanced-geometry svg:viewBox="0 0 21600 21600" draw:type="rectangle" draw:enhanced-path="M 0 0 L 21600 0 21600 21600 0 21600 0 0 Z N"/>
        </draw:custom-shape>
        <draw:custom-shape draw:name="TextBox 83" draw:style-name="gr5" draw:text-style-name="P2" draw:layer="layout" svg:width="5.258cm" svg:height="1.013cm" svg:x="12.313cm" svg:y="6.645cm">
          <text:p text:style-name="P8"><text:span text:style-name="T5">~A&amp;~B&amp;C</text:span></text:p>
          <draw:enhanced-geometry svg:viewBox="0 0 21600 21600" draw:type="rectangle" draw:enhanced-path="M 0 0 L 21600 0 21600 21600 0 21600 0 0 Z N"/>
        </draw:custom-shape>
        <draw:custom-shape draw:name="TextBox 84" draw:style-name="gr5" draw:text-style-name="P2" draw:layer="layout" svg:width="5.258cm" svg:height="1.013cm" svg:x="12.313cm" svg:y="8.085cm">
          <text:p text:style-name="P8"><text:span text:style-name="T5">~A&amp;B&amp;~C</text:span></text:p>
          <draw:enhanced-geometry svg:viewBox="0 0 21600 21600" draw:type="rectangle" draw:enhanced-path="M 0 0 L 21600 0 21600 21600 0 21600 0 0 Z N"/>
        </draw:custom-shape>
        <draw:custom-shape draw:name="TextBox 85" draw:style-name="gr5" draw:text-style-name="P2" draw:layer="layout" svg:width="5.258cm" svg:height="1.013cm" svg:x="12.313cm" svg:y="9.352cm">
          <text:p text:style-name="P8"><text:span text:style-name="T5">~A&amp;B&amp;C</text:span></text:p>
          <draw:enhanced-geometry svg:viewBox="0 0 21600 21600" draw:type="rectangle" draw:enhanced-path="M 0 0 L 21600 0 21600 21600 0 21600 0 0 Z N"/>
        </draw:custom-shape>
        <draw:custom-shape draw:name="TextBox 90" draw:style-name="gr5" draw:text-style-name="P2" draw:layer="layout" svg:width="5.258cm" svg:height="1.013cm" svg:x="12.313cm" svg:y="10.925cm">
          <text:p text:style-name="P8"><text:span text:style-name="T5">A&amp;~B&amp;~C</text:span></text:p>
          <draw:enhanced-geometry svg:viewBox="0 0 21600 21600" draw:type="rectangle" draw:enhanced-path="M 0 0 L 21600 0 21600 21600 0 21600 0 0 Z N"/>
        </draw:custom-shape>
        <draw:custom-shape draw:name="TextBox 91" draw:style-name="gr5" draw:text-style-name="P2" draw:layer="layout" svg:width="5.258cm" svg:height="1.013cm" svg:x="12.313cm" svg:y="12.342cm">
          <text:p text:style-name="P8"><text:span text:style-name="T5">A&amp;~B&amp;C</text:span></text:p>
          <draw:enhanced-geometry svg:viewBox="0 0 21600 21600" draw:type="rectangle" draw:enhanced-path="M 0 0 L 21600 0 21600 21600 0 21600 0 0 Z N"/>
        </draw:custom-shape>
        <draw:custom-shape draw:name="TextBox 92" draw:style-name="gr5" draw:text-style-name="P2" draw:layer="layout" svg:width="5.258cm" svg:height="1.013cm" svg:x="12.313cm" svg:y="13.782cm">
          <text:p text:style-name="P8"><text:span text:style-name="T5">A&amp;B&amp;~C</text:span></text:p>
          <draw:enhanced-geometry svg:viewBox="0 0 21600 21600" draw:type="rectangle" draw:enhanced-path="M 0 0 L 21600 0 21600 21600 0 21600 0 0 Z N"/>
        </draw:custom-shape>
        <draw:custom-shape draw:name="TextBox 93" draw:style-name="gr5" draw:text-style-name="P2" draw:layer="layout" svg:width="5.258cm" svg:height="1.013cm" svg:x="12.313cm" svg:y="15.049cm">
          <text:p text:style-name="P8"><text:span text:style-name="T5">A&amp;B&amp;C</text:span></text:p>
          <draw:enhanced-geometry svg:viewBox="0 0 21600 21600" draw:type="rectangle" draw:enhanced-path="M 0 0 L 21600 0 21600 21600 0 21600 0 0 Z N"/>
        </draw:custom-shape>
        <draw:connector draw:name="Прямая со стрелкой 94" draw:style-name="gr2" draw:text-style-name="P5" draw:layer="layout" svg:x1="22.501cm" svg:y1="5.696cm" svg:x2="22.506cm" svg:y2="16.66cm" svg:d="M22501 5696l5 10964">
          <text:p/>
        </draw:connector>
        <draw:connector draw:name="Прямая со стрелкой 95" draw:style-name="gr2" draw:text-style-name="P5" draw:layer="layout" svg:x1="20.974cm" svg:y1="5.696cm" svg:x2="20.979cm" svg:y2="16.66cm" svg:d="M20974 5696l5 10964">
          <text:p/>
        </draw:connector>
        <draw:connector draw:name="Прямая со стрелкой 96" draw:style-name="gr2" draw:text-style-name="P5" draw:layer="layout" svg:x1="19.359cm" svg:y1="5.696cm" svg:x2="19.364cm" svg:y2="16.66cm" svg:d="M19359 5696l5 10964">
          <text:p/>
        </draw:connector>
        <draw:custom-shape draw:name="Прямоугольник 97" draw:style-name="gr3" draw:text-style-name="P2" draw:layer="layout" svg:width="1.18cm" svg:height="0.988cm" svg:x="18.769cm" svg:y="16.696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8" draw:style-name="gr3" draw:text-style-name="P2" draw:layer="layout" svg:width="1.18cm" svg:height="0.988cm" svg:x="20.384cm" svg:y="16.696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9" draw:style-name="gr3" draw:text-style-name="P2" draw:layer="layout" svg:width="1.18cm" svg:height="0.988cm" svg:x="21.911cm" svg:y="16.696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onnector draw:name="Прямая со стрелкой 100" draw:style-name="gr2" draw:text-style-name="P5" draw:layer="layout" svg:x1="19.359cm" svg:y1="17.685cm" svg:x2="19.359cm" svg:y2="18.169cm" svg:d="M19359 17685v484">
          <text:p/>
        </draw:connector>
        <draw:connector draw:name="Прямая со стрелкой 102" draw:style-name="gr2" draw:text-style-name="P5" draw:layer="layout" svg:x1="20.974cm" svg:y1="17.685cm" svg:x2="20.974cm" svg:y2="18.169cm" svg:d="M20974 17685v484">
          <text:p/>
        </draw:connector>
        <draw:connector draw:name="Прямая со стрелкой 103" draw:style-name="gr2" draw:text-style-name="P5" draw:layer="layout" svg:x1="22.485cm" svg:y1="17.685cm" svg:x2="22.485cm" svg:y2="18.169cm" svg:d="M22485 17685v484">
          <text:p/>
        </draw:connector>
        <draw:custom-shape draw:name="TextBox 104" draw:style-name="gr5" draw:text-style-name="P2" draw:layer="layout" svg:width="1.599cm" svg:height="1.775cm" svg:x="20.98cm" svg:y="17.496cm">
          <text:p text:style-name="P8"><text:span text:style-name="T6">X</text:span></text:p>
          <draw:enhanced-geometry svg:viewBox="0 0 21600 21600" draw:type="rectangle" draw:enhanced-path="M 0 0 L 21600 0 21600 21600 0 21600 0 0 Z N"/>
        </draw:custom-shape>
        <draw:custom-shape draw:name="TextBox 105" draw:style-name="gr5" draw:text-style-name="P2" draw:layer="layout" svg:width="1.599cm" svg:height="1.775cm" svg:x="22.58cm" svg:y="17.496cm">
          <text:p text:style-name="P8"><text:span text:style-name="T6">Y</text:span></text:p>
          <draw:enhanced-geometry svg:viewBox="0 0 21600 21600" draw:type="rectangle" draw:enhanced-path="M 0 0 L 21600 0 21600 21600 0 21600 0 0 Z N"/>
        </draw:custom-shape>
        <draw:g draw:name="Группа 110">
          <draw:line draw:name="Прямая соединительная линия 111" draw:style-name="gr12" draw:text-style-name="P5" draw:layer="layout" svg:x1="20.743cm" svg:y1="6.029cm" svg:x2="21.343cm" svg:y2="6.629cm">
            <text:p/>
          </draw:line>
          <draw:line draw:name="Прямая соединительная линия 112" draw:style-name="gr12" draw:text-style-name="P5" draw:layer="layout" svg:x1="21.331cm" svg:y1="6.029cm" svg:x2="20.731cm" svg:y2="6.629cm">
            <text:p/>
          </draw:line>
        </draw:g>
        <draw:g draw:name="Группа 123">
          <draw:line draw:name="Прямая соединительная линия 124" draw:style-name="gr12" draw:text-style-name="P5" draw:layer="layout" svg:x1="20.743cm" svg:y1="7.41cm" svg:x2="21.343cm" svg:y2="8.01cm">
            <text:p/>
          </draw:line>
          <draw:line draw:name="Прямая соединительная линия 125" draw:style-name="gr12" draw:text-style-name="P5" draw:layer="layout" svg:x1="21.331cm" svg:y1="7.41cm" svg:x2="20.731cm" svg:y2="8.01cm">
            <text:p/>
          </draw:line>
        </draw:g>
        <draw:g draw:name="Группа 126">
          <draw:line draw:name="Прямая соединительная линия 127" draw:style-name="gr12" draw:text-style-name="P5" draw:layer="layout" svg:x1="22.255cm" svg:y1="7.41cm" svg:x2="22.855cm" svg:y2="8.01cm">
            <text:p/>
          </draw:line>
          <draw:line draw:name="Прямая соединительная линия 128" draw:style-name="gr12" draw:text-style-name="P5" draw:layer="layout" svg:x1="22.843cm" svg:y1="7.41cm" svg:x2="22.243cm" svg:y2="8.01cm">
            <text:p/>
          </draw:line>
        </draw:g>
        <draw:g draw:name="Группа 135">
          <draw:line draw:name="Прямая соединительная линия 136" draw:style-name="gr12" draw:text-style-name="P5" draw:layer="layout" svg:x1="20.743cm" svg:y1="8.743cm" svg:x2="21.343cm" svg:y2="9.343cm">
            <text:p/>
          </draw:line>
          <draw:line draw:name="Прямая соединительная линия 137" draw:style-name="gr12" draw:text-style-name="P5" draw:layer="layout" svg:x1="21.331cm" svg:y1="8.743cm" svg:x2="20.731cm" svg:y2="9.343cm">
            <text:p/>
          </draw:line>
        </draw:g>
        <draw:g draw:name="Группа 144">
          <draw:line draw:name="Прямая соединительная линия 145" draw:style-name="gr12" draw:text-style-name="P5" draw:layer="layout" svg:x1="20.743cm" svg:y1="10.123cm" svg:x2="21.343cm" svg:y2="10.723cm">
            <text:p/>
          </draw:line>
          <draw:line draw:name="Прямая соединительная линия 146" draw:style-name="gr12" draw:text-style-name="P5" draw:layer="layout" svg:x1="21.331cm" svg:y1="10.123cm" svg:x2="20.731cm" svg:y2="10.723cm">
            <text:p/>
          </draw:line>
        </draw:g>
        <draw:g draw:name="Группа 147">
          <draw:line draw:name="Прямая соединительная линия 148" draw:style-name="gr12" draw:text-style-name="P5" draw:layer="layout" svg:x1="22.255cm" svg:y1="10.123cm" svg:x2="22.855cm" svg:y2="10.723cm">
            <text:p/>
          </draw:line>
          <draw:line draw:name="Прямая соединительная линия 149" draw:style-name="gr12" draw:text-style-name="P5" draw:layer="layout" svg:x1="22.843cm" svg:y1="10.123cm" svg:x2="22.243cm" svg:y2="10.723cm">
            <text:p/>
          </draw:line>
        </draw:g>
        <draw:g draw:name="Группа 156">
          <draw:line draw:name="Прямая соединительная линия 157" draw:style-name="gr12" draw:text-style-name="P5" draw:layer="layout" svg:x1="20.743cm" svg:y1="11.569cm" svg:x2="21.343cm" svg:y2="12.17cm">
            <text:p/>
          </draw:line>
          <draw:line draw:name="Прямая соединительная линия 158" draw:style-name="gr12" draw:text-style-name="P5" draw:layer="layout" svg:x1="21.331cm" svg:y1="11.569cm" svg:x2="20.731cm" svg:y2="12.17cm">
            <text:p/>
          </draw:line>
        </draw:g>
        <draw:g draw:name="Группа 165">
          <draw:line draw:name="Прямая соединительная линия 166" draw:style-name="gr12" draw:text-style-name="P5" draw:layer="layout" svg:x1="20.743cm" svg:y1="12.95cm" svg:x2="21.343cm" svg:y2="13.55cm">
            <text:p/>
          </draw:line>
          <draw:line draw:name="Прямая соединительная линия 167" draw:style-name="gr12" draw:text-style-name="P5" draw:layer="layout" svg:x1="21.331cm" svg:y1="12.95cm" svg:x2="20.731cm" svg:y2="13.55cm">
            <text:p/>
          </draw:line>
        </draw:g>
        <draw:g draw:name="Группа 168">
          <draw:line draw:name="Прямая соединительная линия 169" draw:style-name="gr12" draw:text-style-name="P5" draw:layer="layout" svg:x1="22.255cm" svg:y1="12.95cm" svg:x2="22.855cm" svg:y2="13.55cm">
            <text:p/>
          </draw:line>
          <draw:line draw:name="Прямая соединительная линия 170" draw:style-name="gr12" draw:text-style-name="P5" draw:layer="layout" svg:x1="22.843cm" svg:y1="12.95cm" svg:x2="22.243cm" svg:y2="13.55cm">
            <text:p/>
          </draw:line>
        </draw:g>
        <draw:g draw:name="Группа 174">
          <draw:line draw:name="Прямая соединительная линия 175" draw:style-name="gr12" draw:text-style-name="P5" draw:layer="layout" svg:x1="19.111cm" svg:y1="14.394cm" svg:x2="19.711cm" svg:y2="14.994cm">
            <text:p/>
          </draw:line>
          <draw:line draw:name="Прямая соединительная линия 176" draw:style-name="gr12" draw:text-style-name="P5" draw:layer="layout" svg:x1="19.699cm" svg:y1="14.394cm" svg:x2="19.099cm" svg:y2="14.994cm">
            <text:p/>
          </draw:line>
        </draw:g>
        <draw:g draw:name="Группа 180">
          <draw:line draw:name="Прямая соединительная линия 181" draw:style-name="gr12" draw:text-style-name="P5" draw:layer="layout" svg:x1="22.255cm" svg:y1="14.394cm" svg:x2="22.855cm" svg:y2="14.994cm">
            <text:p/>
          </draw:line>
          <draw:line draw:name="Прямая соединительная линия 182" draw:style-name="gr12" draw:text-style-name="P5" draw:layer="layout" svg:x1="22.843cm" svg:y1="14.394cm" svg:x2="22.243cm" svg:y2="14.994cm">
            <text:p/>
          </draw:line>
        </draw:g>
        <draw:g draw:name="Группа 183">
          <draw:line draw:name="Прямая соединительная линия 184" draw:style-name="gr12" draw:text-style-name="P5" draw:layer="layout" svg:x1="19.111cm" svg:y1="15.774cm" svg:x2="19.711cm" svg:y2="16.374cm">
            <text:p/>
          </draw:line>
          <draw:line draw:name="Прямая соединительная линия 185" draw:style-name="gr12" draw:text-style-name="P5" draw:layer="layout" svg:x1="19.699cm" svg:y1="15.774cm" svg:x2="19.099cm" svg:y2="16.374cm">
            <text:p/>
          </draw:line>
        </draw:g>
        <draw:custom-shape draw:name="TextBox 195" draw:style-name="gr5" draw:text-style-name="P2" draw:layer="layout" svg:width="1.599cm" svg:height="1.775cm" svg:x="3.352cm" svg:y="1.382cm">
          <text:p text:style-name="P8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199" draw:style-name="gr5" draw:text-style-name="P2" draw:layer="layout" svg:width="11.292cm" svg:height="1.013cm" svg:x="0.701cm" svg:y="17.518cm">
          <text:p text:style-name="P8"><text:span text:style-name="T5">Предопределенный массив «И»</text:span></text:p>
          <draw:enhanced-geometry svg:viewBox="0 0 21600 21600" draw:type="rectangle" draw:enhanced-path="M 0 0 L 21600 0 21600 21600 0 21600 0 0 Z N"/>
        </draw:custom-shape>
        <draw:custom-shape draw:name="Прямоугольник 200" draw:style-name="gr10" draw:text-style-name="P2" draw:layer="layout" svg:width="5.879cm" svg:height="12.631cm" svg:x="18.301cm" svg:y="5.254cm">
          <text:p/>
          <draw:enhanced-geometry svg:viewBox="0 0 21600 21600" draw:type="rectangle" draw:enhanced-path="M 0 0 L 21600 0 21600 21600 0 21600 0 0 Z N"/>
        </draw:custom-shape>
        <draw:custom-shape draw:name="TextBox 201" draw:style-name="gr5" draw:text-style-name="P2" draw:layer="layout" svg:width="6.823cm" svg:height="1.775cm" svg:x="11.561cm" svg:y="16.352cm">
          <text:p text:style-name="P9"><text:span text:style-name="T5">Программируемый массив «ИЛИ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ЛМ (1975)" draw:style-name="dp1" draw:master-page-name="Обычный_20_1" presentation:presentation-page-layout-name="AL2T11">
        <draw:custom-shape draw:name="Прямоугольник 198" draw:style-name="gr10" draw:text-style-name="P2" draw:layer="layout" svg:width="9.058cm" svg:height="5.247cm" svg:x="2.563cm" svg:y="9.817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2" draw:layer="layout" svg:width="21.715cm" svg:height="1.784cm" svg:x="2.099cm" svg:y="0.09cm" presentation:class="title" presentation:user-transformed="true">
          <draw:text-box>
            <text:p text:style-name="P1"><text:span text:style-name="T1">ПЛМ (1975)</text:span></text:p>
          </draw:text-box>
        </draw:frame>
        <draw:connector draw:name="Прямая со стрелкой 3" draw:style-name="gr2" draw:text-style-name="P5" draw:layer="layout" svg:x1="9.867cm" svg:y1="10.887cm" svg:x2="3.298cm" svg:y2="10.887cm" svg:d="M9867 10887h-6569">
          <text:p/>
        </draw:connector>
        <draw:connector draw:name="Прямая со стрелкой 4" draw:style-name="gr2" draw:text-style-name="P5" draw:layer="layout" svg:x1="9.867cm" svg:y1="12.287cm" svg:x2="3.298cm" svg:y2="12.287cm" svg:d="M9867 12287h-6569">
          <text:p/>
        </draw:connector>
        <draw:connector draw:name="Прямая со стрелкой 5" draw:style-name="gr2" draw:text-style-name="P5" draw:layer="layout" svg:x1="9.867cm" svg:y1="13.59cm" svg:x2="3.298cm" svg:y2="13.59cm" svg:d="M9867 13590h-6569">
          <text:p/>
        </draw:connector>
        <draw:custom-shape draw:name="Прямоугольник 12" draw:style-name="gr3" draw:text-style-name="P2" draw:layer="layout" svg:width="1.18cm" svg:height="0.988cm" svg:x="4.299cm" svg:y="9.2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14" draw:style-name="gr3" draw:text-style-name="P2" draw:layer="layout" svg:width="1.18cm" svg:height="1.276cm" svg:x="9.9cm" svg:y="11.649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5" draw:style-name="gr3" draw:text-style-name="P2" draw:layer="layout" svg:width="1.18cm" svg:height="1.1cm" svg:x="9.9cm" svg:y="13.049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1" draw:style-name="gr3" draw:text-style-name="P2" draw:layer="layout" svg:width="1.18cm" svg:height="0.988cm" svg:x="6.025cm" svg:y="9.2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2" draw:style-name="gr3" draw:text-style-name="P2" draw:layer="layout" svg:width="1.18cm" svg:height="0.988cm" svg:x="7.751cm" svg:y="9.2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3" draw:style-name="gr3" draw:text-style-name="P2" draw:layer="layout" svg:width="1.18cm" svg:height="1.276cm" svg:x="9.9cm" svg:y="10.24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onnector draw:name="Прямая со стрелкой 24" draw:style-name="gr2" draw:text-style-name="P5" draw:layer="layout" svg:x1="4.099cm" svg:y1="7.486cm" svg:x2="4.099cm" svg:y2="14.487cm" svg:d="M4099 7486v7001">
          <text:p/>
        </draw:connector>
        <draw:connector draw:name="Прямая со стрелкой 26" draw:style-name="gr2" draw:text-style-name="P5" draw:layer="layout" svg:x1="4.889cm" svg:y1="10.258cm" svg:x2="4.889cm" svg:y2="14.487cm" svg:d="M4889 10258v4229">
          <text:p/>
        </draw:connector>
        <draw:connector draw:name="Прямая со стрелкой 28" draw:style-name="gr2" draw:text-style-name="P5" draw:layer="layout" svg:x1="5.711cm" svg:y1="7.486cm" svg:x2="5.711cm" svg:y2="14.487cm" svg:d="M5711 7486v7001">
          <text:p/>
        </draw:connector>
        <draw:connector draw:name="Прямая со стрелкой 29" draw:style-name="gr2" draw:text-style-name="P5" draw:layer="layout" svg:x1="6.61cm" svg:y1="10.258cm" svg:x2="6.61cm" svg:y2="14.487cm" svg:d="M6610 10258v4229">
          <text:p/>
        </draw:connector>
        <draw:connector draw:name="Прямая со стрелкой 30" draw:style-name="gr2" draw:text-style-name="P5" draw:layer="layout" svg:x1="7.475cm" svg:y1="7.486cm" svg:x2="7.475cm" svg:y2="14.487cm" svg:d="M7475 7486v7001">
          <text:p/>
        </draw:connector>
        <draw:connector draw:name="Прямая со стрелкой 31" draw:style-name="gr2" draw:text-style-name="P5" draw:layer="layout" svg:x1="8.336cm" svg:y1="10.258cm" svg:x2="8.336cm" svg:y2="14.487cm" svg:d="M8336 10258v4229">
          <text:p/>
        </draw:connector>
        <draw:connector draw:name="Прямая со стрелкой 35" draw:style-name="gr7" draw:text-style-name="P5" draw:layer="layout" svg:x1="4.889cm" svg:y1="8.287cm" svg:x2="4.099cm" svg:y2="8.287cm" svg:d="M4889 8287h-790">
          <text:p/>
        </draw:connector>
        <draw:connector draw:name="Прямая со стрелкой 37" draw:style-name="gr2" draw:text-style-name="P5" draw:layer="layout" svg:x1="4.889cm" svg:y1="8.3cm" svg:x2="4.889cm" svg:y2="9.269cm" svg:d="M4889 8300v969">
          <text:p/>
        </draw:connector>
        <draw:connector draw:name="Прямая со стрелкой 39" draw:style-name="gr7" draw:text-style-name="P5" draw:layer="layout" svg:x1="6.501cm" svg:y1="8.287cm" svg:x2="5.711cm" svg:y2="8.287cm" svg:d="M6501 8287h-790">
          <text:p/>
        </draw:connector>
        <draw:connector draw:name="Прямая со стрелкой 40" draw:style-name="gr2" draw:text-style-name="P5" draw:layer="layout" svg:x1="6.501cm" svg:y1="8.3cm" svg:x2="6.501cm" svg:y2="9.269cm" svg:d="M6501 8300v969">
          <text:p/>
        </draw:connector>
        <draw:connector draw:name="Прямая со стрелкой 41" draw:style-name="gr7" draw:text-style-name="P5" draw:layer="layout" svg:x1="8.299cm" svg:y1="8.287cm" svg:x2="7.509cm" svg:y2="8.287cm" svg:d="M8299 8287h-790">
          <text:p/>
        </draw:connector>
        <draw:connector draw:name="Прямая со стрелкой 42" draw:style-name="gr2" draw:text-style-name="P5" draw:layer="layout" svg:x1="8.299cm" svg:y1="8.3cm" svg:x2="8.299cm" svg:y2="9.269cm" svg:d="M8299 8300v969">
          <text:p/>
        </draw:connector>
        <draw:custom-shape draw:name="TextBox 43" draw:style-name="gr5" draw:text-style-name="P2" draw:layer="layout" svg:width="1.599cm" svg:height="1.775cm" svg:x="18.559cm" svg:y="16.331cm">
          <text:p text:style-name="P8"><text:span text:style-name="T6">W</text:span></text:p>
          <draw:enhanced-geometry svg:viewBox="0 0 21600 21600" draw:type="rectangle" draw:enhanced-path="M 0 0 L 21600 0 21600 21600 0 21600 0 0 Z N"/>
        </draw:custom-shape>
        <draw:custom-shape draw:name="TextBox 44" draw:style-name="gr5" draw:text-style-name="P2" draw:layer="layout" svg:width="1.599cm" svg:height="1.775cm" svg:x="5.045cm" svg:y="5.945cm">
          <text:p text:style-name="P8"><text:span text:style-name="T6">B</text:span></text:p>
          <draw:enhanced-geometry svg:viewBox="0 0 21600 21600" draw:type="rectangle" draw:enhanced-path="M 0 0 L 21600 0 21600 21600 0 21600 0 0 Z N"/>
        </draw:custom-shape>
        <draw:custom-shape draw:name="TextBox 45" draw:style-name="gr5" draw:text-style-name="P2" draw:layer="layout" svg:width="1.599cm" svg:height="1.775cm" svg:x="6.772cm" svg:y="5.945cm">
          <text:p text:style-name="P8"><text:span text:style-name="T6">C</text:span></text:p>
          <draw:enhanced-geometry svg:viewBox="0 0 21600 21600" draw:type="rectangle" draw:enhanced-path="M 0 0 L 21600 0 21600 21600 0 21600 0 0 Z N"/>
        </draw:custom-shape>
        <draw:custom-shape draw:name="Овал 46" draw:style-name="gr6" draw:text-style-name="P2" draw:layer="layout" svg:width="0.399cm" svg:height="0.399cm" svg:x="4.732cm" svg:y="10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7" draw:style-name="gr6" draw:text-style-name="P2" draw:layer="layout" svg:width="0.399cm" svg:height="0.399cm" svg:x="6.392cm" svg:y="10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8" draw:style-name="gr6" draw:text-style-name="P2" draw:layer="layout" svg:width="0.399cm" svg:height="0.399cm" svg:x="8.156cm" svg:y="10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Прямая со стрелкой 73" draw:style-name="gr2" draw:text-style-name="P5" draw:layer="layout" svg:x1="23.301cm" svg:y1="10.887cm" svg:x2="11.08cm" svg:y2="10.887cm" svg:d="M23301 10887h-12221">
          <text:p/>
        </draw:connector>
        <draw:connector draw:name="Прямая со стрелкой 75" draw:style-name="gr2" draw:text-style-name="P5" draw:layer="layout" svg:x1="23.301cm" svg:y1="12.262cm" svg:x2="11.08cm" svg:y2="12.262cm" svg:d="M23301 12262h-12221">
          <text:p/>
        </draw:connector>
        <draw:connector draw:name="Прямая со стрелкой 76" draw:style-name="gr2" draw:text-style-name="P5" draw:layer="layout" svg:x1="23.301cm" svg:y1="13.59cm" svg:x2="11.08cm" svg:y2="13.59cm" svg:d="M23301 13590h-12221">
          <text:p/>
        </draw:connector>
        <draw:connector draw:name="Прямая со стрелкой 94" draw:style-name="gr2" draw:text-style-name="P5" draw:layer="layout" svg:x1="22.501cm" svg:y1="10.258cm" svg:x2="22.501cm" svg:y2="14.487cm" svg:d="M22501 10258v4229">
          <text:p/>
        </draw:connector>
        <draw:connector draw:name="Прямая со стрелкой 95" draw:style-name="gr2" draw:text-style-name="P5" draw:layer="layout" svg:x1="20.974cm" svg:y1="10.258cm" svg:x2="20.974cm" svg:y2="14.487cm" svg:d="M20974 10258v4229">
          <text:p/>
        </draw:connector>
        <draw:connector draw:name="Прямая со стрелкой 96" draw:style-name="gr2" draw:text-style-name="P5" draw:layer="layout" svg:x1="19.359cm" svg:y1="10.258cm" svg:x2="19.359cm" svg:y2="14.487cm" svg:d="M19359 10258v4229">
          <text:p/>
        </draw:connector>
        <draw:custom-shape draw:name="Прямоугольник 97" draw:style-name="gr3" draw:text-style-name="P2" draw:layer="layout" svg:width="1.18cm" svg:height="0.988cm" svg:x="18.769cm" svg:y="14.523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8" draw:style-name="gr3" draw:text-style-name="P2" draw:layer="layout" svg:width="1.18cm" svg:height="0.988cm" svg:x="20.384cm" svg:y="14.523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9" draw:style-name="gr3" draw:text-style-name="P2" draw:layer="layout" svg:width="1.18cm" svg:height="0.988cm" svg:x="21.911cm" svg:y="14.523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onnector draw:name="Прямая со стрелкой 100" draw:style-name="gr2" draw:text-style-name="P5" draw:layer="layout" svg:x1="19.359cm" svg:y1="15.512cm" svg:x2="19.359cm" svg:y2="16.633cm" svg:d="M19359 15512v1121">
          <text:p/>
        </draw:connector>
        <draw:connector draw:name="Прямая со стрелкой 102" draw:style-name="gr2" draw:text-style-name="P5" draw:layer="layout" svg:x1="20.974cm" svg:y1="15.512cm" svg:x2="20.974cm" svg:y2="16.633cm" svg:d="M20974 15512v1121">
          <text:p/>
        </draw:connector>
        <draw:connector draw:name="Прямая со стрелкой 103" draw:style-name="gr2" draw:text-style-name="P5" draw:layer="layout" svg:x1="22.485cm" svg:y1="15.512cm" svg:x2="22.485cm" svg:y2="16.633cm" svg:d="M22485 15512v1121">
          <text:p/>
        </draw:connector>
        <draw:custom-shape draw:name="TextBox 104" draw:style-name="gr5" draw:text-style-name="P2" draw:layer="layout" svg:width="1.599cm" svg:height="1.775cm" svg:x="20.311cm" svg:y="16.302cm">
          <text:p text:style-name="P8"><text:span text:style-name="T6">X</text:span></text:p>
          <draw:enhanced-geometry svg:viewBox="0 0 21600 21600" draw:type="rectangle" draw:enhanced-path="M 0 0 L 21600 0 21600 21600 0 21600 0 0 Z N"/>
        </draw:custom-shape>
        <draw:custom-shape draw:name="TextBox 105" draw:style-name="gr5" draw:text-style-name="P2" draw:layer="layout" svg:width="1.599cm" svg:height="1.775cm" svg:x="21.803cm" svg:y="16.302cm">
          <text:p text:style-name="P8"><text:span text:style-name="T6">Y</text:span></text:p>
          <draw:enhanced-geometry svg:viewBox="0 0 21600 21600" draw:type="rectangle" draw:enhanced-path="M 0 0 L 21600 0 21600 21600 0 21600 0 0 Z N"/>
        </draw:custom-shape>
        <draw:g draw:name="Группа 109">
          <draw:line draw:name="Прямая соединительная линия 107" draw:style-name="gr12" draw:text-style-name="P5" draw:layer="layout" svg:x1="19.111cm" svg:y1="10.592cm" svg:x2="19.711cm" svg:y2="11.192cm">
            <text:p/>
          </draw:line>
          <draw:line draw:name="Прямая соединительная линия 108" draw:style-name="gr12" draw:text-style-name="P5" draw:layer="layout" svg:x1="19.699cm" svg:y1="10.592cm" svg:x2="19.099cm" svg:y2="11.192cm">
            <text:p/>
          </draw:line>
        </draw:g>
        <draw:g draw:name="Группа 110">
          <draw:line draw:name="Прямая соединительная линия 111" draw:style-name="gr12" draw:text-style-name="P5" draw:layer="layout" svg:x1="20.743cm" svg:y1="10.592cm" svg:x2="21.343cm" svg:y2="11.192cm">
            <text:p/>
          </draw:line>
          <draw:line draw:name="Прямая соединительная линия 112" draw:style-name="gr12" draw:text-style-name="P5" draw:layer="layout" svg:x1="21.331cm" svg:y1="10.592cm" svg:x2="20.731cm" svg:y2="11.192cm">
            <text:p/>
          </draw:line>
        </draw:g>
        <draw:g draw:name="Группа 113">
          <draw:line draw:name="Прямая соединительная линия 114" draw:style-name="gr12" draw:text-style-name="P5" draw:layer="layout" svg:x1="22.255cm" svg:y1="10.592cm" svg:x2="22.855cm" svg:y2="11.192cm">
            <text:p/>
          </draw:line>
          <draw:line draw:name="Прямая соединительная линия 115" draw:style-name="gr12" draw:text-style-name="P5" draw:layer="layout" svg:x1="22.843cm" svg:y1="10.592cm" svg:x2="22.243cm" svg:y2="11.192cm">
            <text:p/>
          </draw:line>
        </draw:g>
        <draw:g draw:name="Группа 117">
          <draw:line draw:name="Прямая соединительная линия 118" draw:style-name="gr12" draw:text-style-name="P5" draw:layer="layout" svg:x1="12.005cm" svg:y1="6.956cm" svg:x2="12.605cm" svg:y2="7.557cm">
            <text:p/>
          </draw:line>
          <draw:line draw:name="Прямая соединительная линия 119" draw:style-name="gr12" draw:text-style-name="P5" draw:layer="layout" svg:x1="12.593cm" svg:y1="6.956cm" svg:x2="11.993cm" svg:y2="7.557cm">
            <text:p/>
          </draw:line>
        </draw:g>
        <draw:g draw:name="Группа 120">
          <draw:line draw:name="Прямая соединительная линия 121" draw:style-name="gr12" draw:text-style-name="P5" draw:layer="layout" svg:x1="19.111cm" svg:y1="11.972cm" svg:x2="19.711cm" svg:y2="12.572cm">
            <text:p/>
          </draw:line>
          <draw:line draw:name="Прямая соединительная линия 122" draw:style-name="gr12" draw:text-style-name="P5" draw:layer="layout" svg:x1="19.699cm" svg:y1="11.972cm" svg:x2="19.099cm" svg:y2="12.572cm">
            <text:p/>
          </draw:line>
        </draw:g>
        <draw:g draw:name="Группа 123">
          <draw:line draw:name="Прямая соединительная линия 124" draw:style-name="gr12" draw:text-style-name="P5" draw:layer="layout" svg:x1="20.743cm" svg:y1="11.972cm" svg:x2="21.343cm" svg:y2="12.572cm">
            <text:p/>
          </draw:line>
          <draw:line draw:name="Прямая соединительная линия 125" draw:style-name="gr12" draw:text-style-name="P5" draw:layer="layout" svg:x1="21.331cm" svg:y1="11.972cm" svg:x2="20.731cm" svg:y2="12.572cm">
            <text:p/>
          </draw:line>
        </draw:g>
        <draw:g draw:name="Группа 126">
          <draw:line draw:name="Прямая соединительная линия 127" draw:style-name="gr12" draw:text-style-name="P5" draw:layer="layout" svg:x1="22.255cm" svg:y1="11.972cm" svg:x2="22.855cm" svg:y2="12.572cm">
            <text:p/>
          </draw:line>
          <draw:line draw:name="Прямая соединительная линия 128" draw:style-name="gr12" draw:text-style-name="P5" draw:layer="layout" svg:x1="22.843cm" svg:y1="11.972cm" svg:x2="22.243cm" svg:y2="12.572cm">
            <text:p/>
          </draw:line>
        </draw:g>
        <draw:g draw:name="Группа 132">
          <draw:line draw:name="Прямая соединительная линия 133" draw:style-name="gr12" draw:text-style-name="P5" draw:layer="layout" svg:x1="19.111cm" svg:y1="13.306cm" svg:x2="19.711cm" svg:y2="13.906cm">
            <text:p/>
          </draw:line>
          <draw:line draw:name="Прямая соединительная линия 134" draw:style-name="gr12" draw:text-style-name="P5" draw:layer="layout" svg:x1="19.699cm" svg:y1="13.306cm" svg:x2="19.099cm" svg:y2="13.906cm">
            <text:p/>
          </draw:line>
        </draw:g>
        <draw:g draw:name="Группа 135">
          <draw:line draw:name="Прямая соединительная линия 136" draw:style-name="gr12" draw:text-style-name="P5" draw:layer="layout" svg:x1="20.743cm" svg:y1="13.306cm" svg:x2="21.343cm" svg:y2="13.906cm">
            <text:p/>
          </draw:line>
          <draw:line draw:name="Прямая соединительная линия 137" draw:style-name="gr12" draw:text-style-name="P5" draw:layer="layout" svg:x1="21.331cm" svg:y1="13.306cm" svg:x2="20.731cm" svg:y2="13.906cm">
            <text:p/>
          </draw:line>
        </draw:g>
        <draw:g draw:name="Группа 138">
          <draw:line draw:name="Прямая соединительная линия 139" draw:style-name="gr12" draw:text-style-name="P5" draw:layer="layout" svg:x1="22.255cm" svg:y1="13.306cm" svg:x2="22.855cm" svg:y2="13.906cm">
            <text:p/>
          </draw:line>
          <draw:line draw:name="Прямая соединительная линия 140" draw:style-name="gr12" draw:text-style-name="P5" draw:layer="layout" svg:x1="22.843cm" svg:y1="13.306cm" svg:x2="22.243cm" svg:y2="13.906cm">
            <text:p/>
          </draw:line>
        </draw:g>
        <draw:custom-shape draw:name="TextBox 195" draw:style-name="gr5" draw:text-style-name="P2" draw:layer="layout" svg:width="1.599cm" svg:height="1.775cm" svg:x="3.352cm" svg:y="5.945cm">
          <text:p text:style-name="P8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197" draw:style-name="gr5" draw:text-style-name="P2" draw:layer="layout" svg:width="10.07cm" svg:height="1.013cm" svg:x="13.744cm" svg:y="6.838cm">
          <text:p text:style-name="P8"><text:span text:style-name="T5">Программируемые связи</text:span></text:p>
          <draw:enhanced-geometry svg:viewBox="0 0 21600 21600" draw:type="rectangle" draw:enhanced-path="M 0 0 L 21600 0 21600 21600 0 21600 0 0 Z N"/>
        </draw:custom-shape>
        <draw:custom-shape draw:name="TextBox 199" draw:style-name="gr5" draw:text-style-name="P2" draw:layer="layout" svg:width="11.292cm" svg:height="1.013cm" svg:x="0.378cm" svg:y="15.341cm">
          <text:p text:style-name="P8"><text:span text:style-name="T5">Программируемый массив «И»</text:span></text:p>
          <draw:enhanced-geometry svg:viewBox="0 0 21600 21600" draw:type="rectangle" draw:enhanced-path="M 0 0 L 21600 0 21600 21600 0 21600 0 0 Z N"/>
        </draw:custom-shape>
        <draw:custom-shape draw:name="Прямоугольник 200" draw:style-name="gr10" draw:text-style-name="P2" draw:layer="layout" svg:width="5.879cm" svg:height="6.179cm" svg:x="18.301cm" svg:y="9.817cm">
          <text:p/>
          <draw:enhanced-geometry svg:viewBox="0 0 21600 21600" draw:type="rectangle" draw:enhanced-path="M 0 0 L 21600 0 21600 21600 0 21600 0 0 Z N"/>
        </draw:custom-shape>
        <draw:custom-shape draw:name="TextBox 201" draw:style-name="gr5" draw:text-style-name="P2" draw:layer="layout" svg:width="6.823cm" svg:height="1.775cm" svg:x="11.561cm" svg:y="14.179cm">
          <text:p text:style-name="P9"><text:span text:style-name="T5">Программируемый массив «ИЛИ»</text:span></text:p>
          <draw:enhanced-geometry svg:viewBox="0 0 21600 21600" draw:type="rectangle" draw:enhanced-path="M 0 0 L 21600 0 21600 21600 0 21600 0 0 Z N"/>
        </draw:custom-shape>
        <draw:g draw:name="Группа 226">
          <draw:line draw:name="Прямая соединительная линия 227" draw:style-name="gr12" draw:text-style-name="P5" draw:layer="layout" svg:x1="3.802cm" svg:y1="10.592cm" svg:x2="4.402cm" svg:y2="11.192cm">
            <text:p/>
          </draw:line>
          <draw:line draw:name="Прямая соединительная линия 228" draw:style-name="gr12" draw:text-style-name="P5" draw:layer="layout" svg:x1="4.39cm" svg:y1="10.592cm" svg:x2="3.79cm" svg:y2="11.192cm">
            <text:p/>
          </draw:line>
        </draw:g>
        <draw:g draw:name="Группа 229">
          <draw:line draw:name="Прямая соединительная линия 230" draw:style-name="gr12" draw:text-style-name="P5" draw:layer="layout" svg:x1="3.802cm" svg:y1="11.972cm" svg:x2="4.402cm" svg:y2="12.572cm">
            <text:p/>
          </draw:line>
          <draw:line draw:name="Прямая соединительная линия 231" draw:style-name="gr12" draw:text-style-name="P5" draw:layer="layout" svg:x1="4.39cm" svg:y1="11.972cm" svg:x2="3.79cm" svg:y2="12.572cm">
            <text:p/>
          </draw:line>
        </draw:g>
        <draw:g draw:name="Группа 232">
          <draw:line draw:name="Прямая соединительная линия 233" draw:style-name="gr12" draw:text-style-name="P5" draw:layer="layout" svg:x1="3.802cm" svg:y1="13.306cm" svg:x2="4.402cm" svg:y2="13.906cm">
            <text:p/>
          </draw:line>
          <draw:line draw:name="Прямая соединительная линия 234" draw:style-name="gr12" draw:text-style-name="P5" draw:layer="layout" svg:x1="4.39cm" svg:y1="13.306cm" svg:x2="3.79cm" svg:y2="13.906cm">
            <text:p/>
          </draw:line>
        </draw:g>
        <draw:g draw:name="Группа 235">
          <draw:line draw:name="Прямая соединительная линия 236" draw:style-name="gr12" draw:text-style-name="P5" draw:layer="layout" svg:x1="4.609cm" svg:y1="10.592cm" svg:x2="5.21cm" svg:y2="11.192cm">
            <text:p/>
          </draw:line>
          <draw:line draw:name="Прямая соединительная линия 237" draw:style-name="gr12" draw:text-style-name="P5" draw:layer="layout" svg:x1="5.198cm" svg:y1="10.592cm" svg:x2="4.597cm" svg:y2="11.192cm">
            <text:p/>
          </draw:line>
        </draw:g>
        <draw:g draw:name="Группа 238">
          <draw:line draw:name="Прямая соединительная линия 239" draw:style-name="gr12" draw:text-style-name="P5" draw:layer="layout" svg:x1="4.609cm" svg:y1="11.972cm" svg:x2="5.21cm" svg:y2="12.572cm">
            <text:p/>
          </draw:line>
          <draw:line draw:name="Прямая соединительная линия 240" draw:style-name="gr12" draw:text-style-name="P5" draw:layer="layout" svg:x1="5.198cm" svg:y1="11.972cm" svg:x2="4.597cm" svg:y2="12.572cm">
            <text:p/>
          </draw:line>
        </draw:g>
        <draw:g draw:name="Группа 241">
          <draw:line draw:name="Прямая соединительная линия 242" draw:style-name="gr12" draw:text-style-name="P5" draw:layer="layout" svg:x1="4.609cm" svg:y1="13.306cm" svg:x2="5.21cm" svg:y2="13.906cm">
            <text:p/>
          </draw:line>
          <draw:line draw:name="Прямая соединительная линия 243" draw:style-name="gr12" draw:text-style-name="P5" draw:layer="layout" svg:x1="5.198cm" svg:y1="13.306cm" svg:x2="4.597cm" svg:y2="13.906cm">
            <text:p/>
          </draw:line>
        </draw:g>
        <draw:g draw:name="Группа 244">
          <draw:line draw:name="Прямая соединительная линия 245" draw:style-name="gr12" draw:text-style-name="P5" draw:layer="layout" svg:x1="5.42cm" svg:y1="10.592cm" svg:x2="6.02cm" svg:y2="11.192cm">
            <text:p/>
          </draw:line>
          <draw:line draw:name="Прямая соединительная линия 246" draw:style-name="gr12" draw:text-style-name="P5" draw:layer="layout" svg:x1="6.008cm" svg:y1="10.592cm" svg:x2="5.408cm" svg:y2="11.192cm">
            <text:p/>
          </draw:line>
        </draw:g>
        <draw:g draw:name="Группа 247">
          <draw:line draw:name="Прямая соединительная линия 248" draw:style-name="gr12" draw:text-style-name="P5" draw:layer="layout" svg:x1="5.42cm" svg:y1="11.972cm" svg:x2="6.02cm" svg:y2="12.572cm">
            <text:p/>
          </draw:line>
          <draw:line draw:name="Прямая соединительная линия 249" draw:style-name="gr12" draw:text-style-name="P5" draw:layer="layout" svg:x1="6.008cm" svg:y1="11.972cm" svg:x2="5.408cm" svg:y2="12.572cm">
            <text:p/>
          </draw:line>
        </draw:g>
        <draw:g draw:name="Группа 250">
          <draw:line draw:name="Прямая соединительная линия 251" draw:style-name="gr12" draw:text-style-name="P5" draw:layer="layout" svg:x1="5.42cm" svg:y1="13.306cm" svg:x2="6.02cm" svg:y2="13.906cm">
            <text:p/>
          </draw:line>
          <draw:line draw:name="Прямая соединительная линия 252" draw:style-name="gr12" draw:text-style-name="P5" draw:layer="layout" svg:x1="6.008cm" svg:y1="13.306cm" svg:x2="5.408cm" svg:y2="13.906cm">
            <text:p/>
          </draw:line>
        </draw:g>
        <draw:g draw:name="Группа 253">
          <draw:line draw:name="Прямая соединительная линия 254" draw:style-name="gr12" draw:text-style-name="P5" draw:layer="layout" svg:x1="6.344cm" svg:y1="10.592cm" svg:x2="6.944cm" svg:y2="11.192cm">
            <text:p/>
          </draw:line>
          <draw:line draw:name="Прямая соединительная линия 255" draw:style-name="gr12" draw:text-style-name="P5" draw:layer="layout" svg:x1="6.932cm" svg:y1="10.592cm" svg:x2="6.332cm" svg:y2="11.192cm">
            <text:p/>
          </draw:line>
        </draw:g>
        <draw:g draw:name="Группа 256">
          <draw:line draw:name="Прямая соединительная линия 257" draw:style-name="gr12" draw:text-style-name="P5" draw:layer="layout" svg:x1="6.344cm" svg:y1="11.972cm" svg:x2="6.944cm" svg:y2="12.572cm">
            <text:p/>
          </draw:line>
          <draw:line draw:name="Прямая соединительная линия 258" draw:style-name="gr12" draw:text-style-name="P5" draw:layer="layout" svg:x1="6.932cm" svg:y1="11.972cm" svg:x2="6.332cm" svg:y2="12.572cm">
            <text:p/>
          </draw:line>
        </draw:g>
        <draw:g draw:name="Группа 259">
          <draw:line draw:name="Прямая соединительная линия 260" draw:style-name="gr12" draw:text-style-name="P5" draw:layer="layout" svg:x1="6.344cm" svg:y1="13.306cm" svg:x2="6.944cm" svg:y2="13.906cm">
            <text:p/>
          </draw:line>
          <draw:line draw:name="Прямая соединительная линия 261" draw:style-name="gr12" draw:text-style-name="P5" draw:layer="layout" svg:x1="6.932cm" svg:y1="13.306cm" svg:x2="6.332cm" svg:y2="13.906cm">
            <text:p/>
          </draw:line>
        </draw:g>
        <draw:g draw:name="Группа 262">
          <draw:line draw:name="Прямая соединительная линия 263" draw:style-name="gr12" draw:text-style-name="P5" draw:layer="layout" svg:x1="7.225cm" svg:y1="10.592cm" svg:x2="7.826cm" svg:y2="11.192cm">
            <text:p/>
          </draw:line>
          <draw:line draw:name="Прямая соединительная линия 264" draw:style-name="gr12" draw:text-style-name="P5" draw:layer="layout" svg:x1="7.814cm" svg:y1="10.592cm" svg:x2="7.213cm" svg:y2="11.192cm">
            <text:p/>
          </draw:line>
        </draw:g>
        <draw:g draw:name="Группа 265">
          <draw:line draw:name="Прямая соединительная линия 266" draw:style-name="gr12" draw:text-style-name="P5" draw:layer="layout" svg:x1="7.225cm" svg:y1="11.972cm" svg:x2="7.826cm" svg:y2="12.572cm">
            <text:p/>
          </draw:line>
          <draw:line draw:name="Прямая соединительная линия 267" draw:style-name="gr12" draw:text-style-name="P5" draw:layer="layout" svg:x1="7.814cm" svg:y1="11.972cm" svg:x2="7.213cm" svg:y2="12.572cm">
            <text:p/>
          </draw:line>
        </draw:g>
        <draw:g draw:name="Группа 268">
          <draw:line draw:name="Прямая соединительная линия 269" draw:style-name="gr12" draw:text-style-name="P5" draw:layer="layout" svg:x1="7.225cm" svg:y1="13.306cm" svg:x2="7.826cm" svg:y2="13.906cm">
            <text:p/>
          </draw:line>
          <draw:line draw:name="Прямая соединительная линия 270" draw:style-name="gr12" draw:text-style-name="P5" draw:layer="layout" svg:x1="7.814cm" svg:y1="13.306cm" svg:x2="7.213cm" svg:y2="13.906cm">
            <text:p/>
          </draw:line>
        </draw:g>
        <draw:g draw:name="Группа 271">
          <draw:line draw:name="Прямая соединительная линия 272" draw:style-name="gr12" draw:text-style-name="P5" draw:layer="layout" svg:x1="8.002cm" svg:y1="10.592cm" svg:x2="8.602cm" svg:y2="11.192cm">
            <text:p/>
          </draw:line>
          <draw:line draw:name="Прямая соединительная линия 273" draw:style-name="gr12" draw:text-style-name="P5" draw:layer="layout" svg:x1="8.59cm" svg:y1="10.592cm" svg:x2="7.99cm" svg:y2="11.192cm">
            <text:p/>
          </draw:line>
        </draw:g>
        <draw:g draw:name="Группа 274">
          <draw:line draw:name="Прямая соединительная линия 275" draw:style-name="gr12" draw:text-style-name="P5" draw:layer="layout" svg:x1="8.002cm" svg:y1="11.972cm" svg:x2="8.602cm" svg:y2="12.572cm">
            <text:p/>
          </draw:line>
          <draw:line draw:name="Прямая соединительная линия 276" draw:style-name="gr12" draw:text-style-name="P5" draw:layer="layout" svg:x1="8.59cm" svg:y1="11.972cm" svg:x2="7.99cm" svg:y2="12.572cm">
            <text:p/>
          </draw:line>
        </draw:g>
        <draw:g draw:name="Группа 277">
          <draw:line draw:name="Прямая соединительная линия 278" draw:style-name="gr12" draw:text-style-name="P5" draw:layer="layout" svg:x1="8.002cm" svg:y1="13.306cm" svg:x2="8.602cm" svg:y2="13.906cm">
            <text:p/>
          </draw:line>
          <draw:line draw:name="Прямая соединительная линия 279" draw:style-name="gr12" draw:text-style-name="P5" draw:layer="layout" svg:x1="8.59cm" svg:y1="13.306cm" svg:x2="7.99cm" svg:y2="13.90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Пример</text:span></text:p>
          </draw:text-box>
        </draw:frame>
        <draw:frame draw:name="Объект 2" presentation:style-name="pr5" draw:text-style-name="P2" draw:layer="layout" svg:width="18.001cm" svg:height="11.429cm" svg:x="2.699cm" svg:y="4.924cm" presentation:class="outline" presentation:user-transformed="true">
          <draw:text-box>
            <text:list text:style-name="L2">
              <text:list-item>
                <text:p text:style-name="P3"><text:span text:style-name="T2">W = (A &amp; С) v (~B &amp; ~C)</text:span></text:p>
              </text:list-item>
              <text:list-item>
                <text:p text:style-name="P3"><text:span text:style-name="T2">X = (A &amp; B &amp; C) v (~B &amp; ~C)</text:span></text:p>
              </text:list-item>
              <text:list-item>
                <text:p text:style-name="P3"><text:span text:style-name="T2">Y = (A &amp; B &amp; C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имер программирования" draw:style-name="dp1" draw:master-page-name="Обычный_20_1" presentation:presentation-page-layout-name="AL2T11">
        <draw:custom-shape draw:name="Прямоугольник 198" draw:style-name="gr10" draw:text-style-name="P2" draw:layer="layout" svg:width="9.058cm" svg:height="5.247cm" svg:x="2.563cm" svg:y="9.817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2" draw:layer="layout" svg:width="21.715cm" svg:height="1.784cm" svg:x="2.099cm" svg:y="1.447cm" presentation:class="title" presentation:user-transformed="true">
          <draw:text-box>
            <text:p text:style-name="P1"><text:span text:style-name="T1">Пример программирования</text:span></text:p>
          </draw:text-box>
        </draw:frame>
        <draw:connector draw:name="Прямая со стрелкой 3" draw:style-name="gr2" draw:text-style-name="P5" draw:layer="layout" svg:x1="9.867cm" svg:y1="10.887cm" svg:x2="3.298cm" svg:y2="10.887cm" svg:d="M9867 10887h-6569">
          <text:p/>
        </draw:connector>
        <draw:connector draw:name="Прямая со стрелкой 4" draw:style-name="gr2" draw:text-style-name="P5" draw:layer="layout" svg:x1="9.867cm" svg:y1="12.287cm" svg:x2="3.298cm" svg:y2="12.287cm" svg:d="M9867 12287h-6569">
          <text:p/>
        </draw:connector>
        <draw:connector draw:name="Прямая со стрелкой 5" draw:style-name="gr2" draw:text-style-name="P5" draw:layer="layout" svg:x1="9.867cm" svg:y1="13.59cm" svg:x2="3.298cm" svg:y2="13.59cm" svg:d="M9867 13590h-6569">
          <text:p/>
        </draw:connector>
        <draw:custom-shape draw:name="Прямоугольник 12" draw:style-name="gr3" draw:text-style-name="P2" draw:layer="layout" svg:width="1.18cm" svg:height="0.988cm" svg:x="4.299cm" svg:y="9.2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14" draw:style-name="gr3" draw:text-style-name="P2" draw:layer="layout" svg:width="1.18cm" svg:height="1.276cm" svg:x="9.9cm" svg:y="11.649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5" draw:style-name="gr3" draw:text-style-name="P2" draw:layer="layout" svg:width="1.18cm" svg:height="1.1cm" svg:x="9.9cm" svg:y="13.049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1" draw:style-name="gr3" draw:text-style-name="P2" draw:layer="layout" svg:width="1.18cm" svg:height="0.988cm" svg:x="6.025cm" svg:y="9.2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2" draw:style-name="gr3" draw:text-style-name="P2" draw:layer="layout" svg:width="1.18cm" svg:height="0.988cm" svg:x="7.751cm" svg:y="9.27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3" draw:style-name="gr3" draw:text-style-name="P2" draw:layer="layout" svg:width="1.18cm" svg:height="1.276cm" svg:x="9.9cm" svg:y="10.24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onnector draw:name="Прямая со стрелкой 24" draw:style-name="gr2" draw:text-style-name="P5" draw:layer="layout" svg:x1="4.099cm" svg:y1="7.486cm" svg:x2="4.099cm" svg:y2="14.487cm" svg:d="M4099 7486v7001">
          <text:p/>
        </draw:connector>
        <draw:connector draw:name="Прямая со стрелкой 26" draw:style-name="gr2" draw:text-style-name="P5" draw:layer="layout" svg:x1="4.889cm" svg:y1="10.258cm" svg:x2="4.889cm" svg:y2="14.487cm" svg:d="M4889 10258v4229">
          <text:p/>
        </draw:connector>
        <draw:connector draw:name="Прямая со стрелкой 28" draw:style-name="gr2" draw:text-style-name="P5" draw:layer="layout" svg:x1="5.711cm" svg:y1="7.486cm" svg:x2="5.711cm" svg:y2="14.487cm" svg:d="M5711 7486v7001">
          <text:p/>
        </draw:connector>
        <draw:connector draw:name="Прямая со стрелкой 29" draw:style-name="gr2" draw:text-style-name="P5" draw:layer="layout" svg:x1="6.61cm" svg:y1="10.258cm" svg:x2="6.61cm" svg:y2="14.487cm" svg:d="M6610 10258v4229">
          <text:p/>
        </draw:connector>
        <draw:connector draw:name="Прямая со стрелкой 30" draw:style-name="gr2" draw:text-style-name="P5" draw:layer="layout" svg:x1="7.475cm" svg:y1="7.486cm" svg:x2="7.475cm" svg:y2="14.487cm" svg:d="M7475 7486v7001">
          <text:p/>
        </draw:connector>
        <draw:connector draw:name="Прямая со стрелкой 31" draw:style-name="gr2" draw:text-style-name="P5" draw:layer="layout" svg:x1="8.336cm" svg:y1="10.258cm" svg:x2="8.336cm" svg:y2="14.487cm" svg:d="M8336 10258v4229">
          <text:p/>
        </draw:connector>
        <draw:connector draw:name="Прямая со стрелкой 35" draw:style-name="gr7" draw:text-style-name="P5" draw:layer="layout" svg:x1="4.889cm" svg:y1="8.287cm" svg:x2="4.099cm" svg:y2="8.287cm" svg:d="M4889 8287h-790">
          <text:p/>
        </draw:connector>
        <draw:connector draw:name="Прямая со стрелкой 37" draw:style-name="gr2" draw:text-style-name="P5" draw:layer="layout" svg:x1="4.889cm" svg:y1="8.3cm" svg:x2="4.889cm" svg:y2="9.269cm" svg:d="M4889 8300v969">
          <text:p/>
        </draw:connector>
        <draw:connector draw:name="Прямая со стрелкой 39" draw:style-name="gr7" draw:text-style-name="P5" draw:layer="layout" svg:x1="6.501cm" svg:y1="8.287cm" svg:x2="5.711cm" svg:y2="8.287cm" svg:d="M6501 8287h-790">
          <text:p/>
        </draw:connector>
        <draw:connector draw:name="Прямая со стрелкой 40" draw:style-name="gr2" draw:text-style-name="P5" draw:layer="layout" svg:x1="6.501cm" svg:y1="8.3cm" svg:x2="6.501cm" svg:y2="9.269cm" svg:d="M6501 8300v969">
          <text:p/>
        </draw:connector>
        <draw:connector draw:name="Прямая со стрелкой 41" draw:style-name="gr7" draw:text-style-name="P5" draw:layer="layout" svg:x1="8.299cm" svg:y1="8.287cm" svg:x2="7.509cm" svg:y2="8.287cm" svg:d="M8299 8287h-790">
          <text:p/>
        </draw:connector>
        <draw:connector draw:name="Прямая со стрелкой 42" draw:style-name="gr2" draw:text-style-name="P5" draw:layer="layout" svg:x1="8.299cm" svg:y1="8.3cm" svg:x2="8.299cm" svg:y2="9.269cm" svg:d="M8299 8300v969">
          <text:p/>
        </draw:connector>
        <draw:custom-shape draw:name="TextBox 43" draw:style-name="gr5" draw:text-style-name="P2" draw:layer="layout" svg:width="1.599cm" svg:height="1.775cm" svg:x="18.559cm" svg:y="16.331cm">
          <text:p text:style-name="P8"><text:span text:style-name="T6">W</text:span></text:p>
          <draw:enhanced-geometry svg:viewBox="0 0 21600 21600" draw:type="rectangle" draw:enhanced-path="M 0 0 L 21600 0 21600 21600 0 21600 0 0 Z N"/>
        </draw:custom-shape>
        <draw:custom-shape draw:name="TextBox 44" draw:style-name="gr5" draw:text-style-name="P2" draw:layer="layout" svg:width="1.599cm" svg:height="1.775cm" svg:x="5.045cm" svg:y="5.945cm">
          <text:p text:style-name="P8"><text:span text:style-name="T6">B</text:span></text:p>
          <draw:enhanced-geometry svg:viewBox="0 0 21600 21600" draw:type="rectangle" draw:enhanced-path="M 0 0 L 21600 0 21600 21600 0 21600 0 0 Z N"/>
        </draw:custom-shape>
        <draw:custom-shape draw:name="TextBox 45" draw:style-name="gr5" draw:text-style-name="P2" draw:layer="layout" svg:width="1.599cm" svg:height="1.775cm" svg:x="6.772cm" svg:y="5.945cm">
          <text:p text:style-name="P8"><text:span text:style-name="T6">C</text:span></text:p>
          <draw:enhanced-geometry svg:viewBox="0 0 21600 21600" draw:type="rectangle" draw:enhanced-path="M 0 0 L 21600 0 21600 21600 0 21600 0 0 Z N"/>
        </draw:custom-shape>
        <draw:custom-shape draw:name="Овал 46" draw:style-name="gr6" draw:text-style-name="P2" draw:layer="layout" svg:width="0.399cm" svg:height="0.399cm" svg:x="4.732cm" svg:y="10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7" draw:style-name="gr6" draw:text-style-name="P2" draw:layer="layout" svg:width="0.399cm" svg:height="0.399cm" svg:x="6.392cm" svg:y="10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8" draw:style-name="gr6" draw:text-style-name="P2" draw:layer="layout" svg:width="0.399cm" svg:height="0.399cm" svg:x="8.156cm" svg:y="10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Прямая со стрелкой 73" draw:style-name="gr2" draw:text-style-name="P5" draw:layer="layout" svg:x1="23.301cm" svg:y1="10.887cm" svg:x2="11.08cm" svg:y2="10.887cm" svg:d="M23301 10887h-12221">
          <text:p/>
        </draw:connector>
        <draw:connector draw:name="Прямая со стрелкой 75" draw:style-name="gr2" draw:text-style-name="P5" draw:layer="layout" svg:x1="23.301cm" svg:y1="12.262cm" svg:x2="11.08cm" svg:y2="12.262cm" svg:d="M23301 12262h-12221">
          <text:p/>
        </draw:connector>
        <draw:connector draw:name="Прямая со стрелкой 76" draw:style-name="gr2" draw:text-style-name="P5" draw:layer="layout" svg:x1="23.301cm" svg:y1="13.59cm" svg:x2="11.08cm" svg:y2="13.59cm" svg:d="M23301 13590h-12221">
          <text:p/>
        </draw:connector>
        <draw:connector draw:name="Прямая со стрелкой 94" draw:style-name="gr2" draw:text-style-name="P5" draw:layer="layout" svg:x1="22.501cm" svg:y1="10.258cm" svg:x2="22.501cm" svg:y2="14.487cm" svg:d="M22501 10258v4229">
          <text:p/>
        </draw:connector>
        <draw:connector draw:name="Прямая со стрелкой 95" draw:style-name="gr2" draw:text-style-name="P5" draw:layer="layout" svg:x1="20.974cm" svg:y1="10.258cm" svg:x2="20.974cm" svg:y2="14.487cm" svg:d="M20974 10258v4229">
          <text:p/>
        </draw:connector>
        <draw:connector draw:name="Прямая со стрелкой 96" draw:style-name="gr2" draw:text-style-name="P5" draw:layer="layout" svg:x1="19.359cm" svg:y1="10.258cm" svg:x2="19.359cm" svg:y2="14.487cm" svg:d="M19359 10258v4229">
          <text:p/>
        </draw:connector>
        <draw:custom-shape draw:name="Прямоугольник 97" draw:style-name="gr3" draw:text-style-name="P2" draw:layer="layout" svg:width="1.18cm" svg:height="0.988cm" svg:x="18.769cm" svg:y="14.523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8" draw:style-name="gr3" draw:text-style-name="P2" draw:layer="layout" svg:width="1.18cm" svg:height="0.988cm" svg:x="20.384cm" svg:y="14.523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9" draw:style-name="gr3" draw:text-style-name="P2" draw:layer="layout" svg:width="1.18cm" svg:height="0.988cm" svg:x="21.911cm" svg:y="14.523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onnector draw:name="Прямая со стрелкой 100" draw:style-name="gr2" draw:text-style-name="P5" draw:layer="layout" svg:x1="19.359cm" svg:y1="15.512cm" svg:x2="19.359cm" svg:y2="16.633cm" svg:d="M19359 15512v1121">
          <text:p/>
        </draw:connector>
        <draw:connector draw:name="Прямая со стрелкой 102" draw:style-name="gr2" draw:text-style-name="P5" draw:layer="layout" svg:x1="20.974cm" svg:y1="15.512cm" svg:x2="20.974cm" svg:y2="16.633cm" svg:d="M20974 15512v1121">
          <text:p/>
        </draw:connector>
        <draw:connector draw:name="Прямая со стрелкой 103" draw:style-name="gr2" draw:text-style-name="P5" draw:layer="layout" svg:x1="22.485cm" svg:y1="15.512cm" svg:x2="22.485cm" svg:y2="16.633cm" svg:d="M22485 15512v1121">
          <text:p/>
        </draw:connector>
        <draw:custom-shape draw:name="TextBox 104" draw:style-name="gr5" draw:text-style-name="P2" draw:layer="layout" svg:width="1.599cm" svg:height="1.775cm" svg:x="20.311cm" svg:y="16.302cm">
          <text:p text:style-name="P8"><text:span text:style-name="T6">X</text:span></text:p>
          <draw:enhanced-geometry svg:viewBox="0 0 21600 21600" draw:type="rectangle" draw:enhanced-path="M 0 0 L 21600 0 21600 21600 0 21600 0 0 Z N"/>
        </draw:custom-shape>
        <draw:custom-shape draw:name="TextBox 105" draw:style-name="gr5" draw:text-style-name="P2" draw:layer="layout" svg:width="1.599cm" svg:height="1.775cm" svg:x="21.803cm" svg:y="16.302cm">
          <text:p text:style-name="P8"><text:span text:style-name="T6">Y</text:span></text:p>
          <draw:enhanced-geometry svg:viewBox="0 0 21600 21600" draw:type="rectangle" draw:enhanced-path="M 0 0 L 21600 0 21600 21600 0 21600 0 0 Z N"/>
        </draw:custom-shape>
        <draw:g draw:name="Группа 110">
          <draw:line draw:name="Прямая соединительная линия 111" draw:style-name="gr12" draw:text-style-name="P5" draw:layer="layout" svg:x1="20.743cm" svg:y1="10.592cm" svg:x2="21.343cm" svg:y2="11.192cm">
            <text:p/>
          </draw:line>
          <draw:line draw:name="Прямая соединительная линия 112" draw:style-name="gr12" draw:text-style-name="P5" draw:layer="layout" svg:x1="21.331cm" svg:y1="10.592cm" svg:x2="20.731cm" svg:y2="11.192cm">
            <text:p/>
          </draw:line>
        </draw:g>
        <draw:g draw:name="Группа 113">
          <draw:line draw:name="Прямая соединительная линия 114" draw:style-name="gr12" draw:text-style-name="P5" draw:layer="layout" svg:x1="22.255cm" svg:y1="10.592cm" svg:x2="22.855cm" svg:y2="11.192cm">
            <text:p/>
          </draw:line>
          <draw:line draw:name="Прямая соединительная линия 115" draw:style-name="gr12" draw:text-style-name="P5" draw:layer="layout" svg:x1="22.843cm" svg:y1="10.592cm" svg:x2="22.243cm" svg:y2="11.192cm">
            <text:p/>
          </draw:line>
        </draw:g>
        <draw:g draw:name="Группа 120">
          <draw:line draw:name="Прямая соединительная линия 121" draw:style-name="gr12" draw:text-style-name="P5" draw:layer="layout" svg:x1="19.111cm" svg:y1="11.972cm" svg:x2="19.711cm" svg:y2="12.572cm">
            <text:p/>
          </draw:line>
          <draw:line draw:name="Прямая соединительная линия 122" draw:style-name="gr12" draw:text-style-name="P5" draw:layer="layout" svg:x1="19.699cm" svg:y1="11.972cm" svg:x2="19.099cm" svg:y2="12.572cm">
            <text:p/>
          </draw:line>
        </draw:g>
        <draw:g draw:name="Группа 132">
          <draw:line draw:name="Прямая соединительная линия 133" draw:style-name="gr12" draw:text-style-name="P5" draw:layer="layout" svg:x1="19.111cm" svg:y1="13.306cm" svg:x2="19.711cm" svg:y2="13.906cm">
            <text:p/>
          </draw:line>
          <draw:line draw:name="Прямая соединительная линия 134" draw:style-name="gr12" draw:text-style-name="P5" draw:layer="layout" svg:x1="19.699cm" svg:y1="13.306cm" svg:x2="19.099cm" svg:y2="13.906cm">
            <text:p/>
          </draw:line>
        </draw:g>
        <draw:g draw:name="Группа 135">
          <draw:line draw:name="Прямая соединительная линия 136" draw:style-name="gr12" draw:text-style-name="P5" draw:layer="layout" svg:x1="20.743cm" svg:y1="13.306cm" svg:x2="21.343cm" svg:y2="13.906cm">
            <text:p/>
          </draw:line>
          <draw:line draw:name="Прямая соединительная линия 137" draw:style-name="gr12" draw:text-style-name="P5" draw:layer="layout" svg:x1="21.331cm" svg:y1="13.306cm" svg:x2="20.731cm" svg:y2="13.906cm">
            <text:p/>
          </draw:line>
        </draw:g>
        <draw:custom-shape draw:name="TextBox 195" draw:style-name="gr5" draw:text-style-name="P2" draw:layer="layout" svg:width="1.599cm" svg:height="1.775cm" svg:x="3.352cm" svg:y="5.945cm">
          <text:p text:style-name="P8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199" draw:style-name="gr5" draw:text-style-name="P2" draw:layer="layout" svg:width="11.292cm" svg:height="1.013cm" svg:x="0.378cm" svg:y="15.341cm">
          <text:p text:style-name="P8"><text:span text:style-name="T5">Программируемый массив «И»</text:span></text:p>
          <draw:enhanced-geometry svg:viewBox="0 0 21600 21600" draw:type="rectangle" draw:enhanced-path="M 0 0 L 21600 0 21600 21600 0 21600 0 0 Z N"/>
        </draw:custom-shape>
        <draw:custom-shape draw:name="Прямоугольник 200" draw:style-name="gr10" draw:text-style-name="P2" draw:layer="layout" svg:width="5.879cm" svg:height="6.179cm" svg:x="18.301cm" svg:y="9.817cm">
          <text:p/>
          <draw:enhanced-geometry svg:viewBox="0 0 21600 21600" draw:type="rectangle" draw:enhanced-path="M 0 0 L 21600 0 21600 21600 0 21600 0 0 Z N"/>
        </draw:custom-shape>
        <draw:custom-shape draw:name="TextBox 201" draw:style-name="gr5" draw:text-style-name="P2" draw:layer="layout" svg:width="6.823cm" svg:height="1.775cm" svg:x="11.561cm" svg:y="14.179cm">
          <text:p text:style-name="P9"><text:span text:style-name="T5">Программируемый массив «ИЛИ»</text:span></text:p>
          <draw:enhanced-geometry svg:viewBox="0 0 21600 21600" draw:type="rectangle" draw:enhanced-path="M 0 0 L 21600 0 21600 21600 0 21600 0 0 Z N"/>
        </draw:custom-shape>
        <draw:g draw:name="Группа 226">
          <draw:line draw:name="Прямая соединительная линия 227" draw:style-name="gr12" draw:text-style-name="P5" draw:layer="layout" svg:x1="3.802cm" svg:y1="10.592cm" svg:x2="4.402cm" svg:y2="11.192cm">
            <text:p/>
          </draw:line>
          <draw:line draw:name="Прямая соединительная линия 228" draw:style-name="gr12" draw:text-style-name="P5" draw:layer="layout" svg:x1="4.39cm" svg:y1="10.592cm" svg:x2="3.79cm" svg:y2="11.192cm">
            <text:p/>
          </draw:line>
        </draw:g>
        <draw:g draw:name="Группа 229">
          <draw:line draw:name="Прямая соединительная линия 230" draw:style-name="gr12" draw:text-style-name="P5" draw:layer="layout" svg:x1="3.802cm" svg:y1="11.972cm" svg:x2="4.402cm" svg:y2="12.572cm">
            <text:p/>
          </draw:line>
          <draw:line draw:name="Прямая соединительная линия 231" draw:style-name="gr12" draw:text-style-name="P5" draw:layer="layout" svg:x1="4.39cm" svg:y1="11.972cm" svg:x2="3.79cm" svg:y2="12.572cm">
            <text:p/>
          </draw:line>
        </draw:g>
        <draw:g draw:name="Группа 244">
          <draw:line draw:name="Прямая соединительная линия 245" draw:style-name="gr12" draw:text-style-name="P5" draw:layer="layout" svg:x1="5.42cm" svg:y1="10.592cm" svg:x2="6.02cm" svg:y2="11.192cm">
            <text:p/>
          </draw:line>
          <draw:line draw:name="Прямая соединительная линия 246" draw:style-name="gr12" draw:text-style-name="P5" draw:layer="layout" svg:x1="6.008cm" svg:y1="10.592cm" svg:x2="5.408cm" svg:y2="11.192cm">
            <text:p/>
          </draw:line>
        </draw:g>
        <draw:g draw:name="Группа 259">
          <draw:line draw:name="Прямая соединительная линия 260" draw:style-name="gr12" draw:text-style-name="P5" draw:layer="layout" svg:x1="6.344cm" svg:y1="13.306cm" svg:x2="6.944cm" svg:y2="13.906cm">
            <text:p/>
          </draw:line>
          <draw:line draw:name="Прямая соединительная линия 261" draw:style-name="gr12" draw:text-style-name="P5" draw:layer="layout" svg:x1="6.932cm" svg:y1="13.306cm" svg:x2="6.332cm" svg:y2="13.906cm">
            <text:p/>
          </draw:line>
        </draw:g>
        <draw:g draw:name="Группа 262">
          <draw:line draw:name="Прямая соединительная линия 263" draw:style-name="gr12" draw:text-style-name="P5" draw:layer="layout" svg:x1="7.225cm" svg:y1="10.592cm" svg:x2="7.826cm" svg:y2="11.192cm">
            <text:p/>
          </draw:line>
          <draw:line draw:name="Прямая соединительная линия 264" draw:style-name="gr12" draw:text-style-name="P5" draw:layer="layout" svg:x1="7.814cm" svg:y1="10.592cm" svg:x2="7.213cm" svg:y2="11.192cm">
            <text:p/>
          </draw:line>
        </draw:g>
        <draw:g draw:name="Группа 265">
          <draw:line draw:name="Прямая соединительная линия 266" draw:style-name="gr12" draw:text-style-name="P5" draw:layer="layout" svg:x1="7.225cm" svg:y1="11.972cm" svg:x2="7.826cm" svg:y2="12.572cm">
            <text:p/>
          </draw:line>
          <draw:line draw:name="Прямая соединительная линия 267" draw:style-name="gr12" draw:text-style-name="P5" draw:layer="layout" svg:x1="7.814cm" svg:y1="11.972cm" svg:x2="7.213cm" svg:y2="12.572cm">
            <text:p/>
          </draw:line>
        </draw:g>
        <draw:g draw:name="Группа 277">
          <draw:line draw:name="Прямая соединительная линия 278" draw:style-name="gr12" draw:text-style-name="P5" draw:layer="layout" svg:x1="8.002cm" svg:y1="13.306cm" svg:x2="8.602cm" svg:y2="13.906cm">
            <text:p/>
          </draw:line>
          <draw:line draw:name="Прямая соединительная линия 279" draw:style-name="gr12" draw:text-style-name="P5" draw:layer="layout" svg:x1="8.59cm" svg:y1="13.306cm" svg:x2="7.99cm" svg:y2="13.906cm">
            <text:p/>
          </draw:line>
        </draw:g>
        <draw:custom-shape draw:name="TextBox 141" draw:style-name="gr5" draw:text-style-name="P2" draw:layer="layout" svg:width="5.258cm" svg:height="1.013cm" svg:x="11.752cm" svg:y="9.908cm">
          <text:p text:style-name="P8"><text:span text:style-name="T5">A&amp;B&amp;C</text:span></text:p>
          <draw:enhanced-geometry svg:viewBox="0 0 21600 21600" draw:type="rectangle" draw:enhanced-path="M 0 0 L 21600 0 21600 21600 0 21600 0 0 Z N"/>
        </draw:custom-shape>
        <draw:custom-shape draw:name="TextBox 142" draw:style-name="gr5" draw:text-style-name="P2" draw:layer="layout" svg:width="5.258cm" svg:height="1.013cm" svg:x="11.752cm" svg:y="11.214cm">
          <text:p text:style-name="P8"><text:span text:style-name="T5">A&amp;C</text:span></text:p>
          <draw:enhanced-geometry svg:viewBox="0 0 21600 21600" draw:type="rectangle" draw:enhanced-path="M 0 0 L 21600 0 21600 21600 0 21600 0 0 Z N"/>
        </draw:custom-shape>
        <draw:custom-shape draw:name="TextBox 143" draw:style-name="gr5" draw:text-style-name="P2" draw:layer="layout" svg:width="5.258cm" svg:height="1.013cm" svg:x="11.752cm" svg:y="12.552cm">
          <text:p text:style-name="P8"><text:span text:style-name="T5">~B&amp;~C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МЛ (конец 1970-х)" draw:style-name="dp1" draw:master-page-name="Обычный_20_1" presentation:presentation-page-layout-name="AL2T11">
        <draw:custom-shape draw:name="Прямоугольник 198" draw:style-name="gr10" draw:text-style-name="P2" draw:layer="layout" svg:width="9.058cm" svg:height="9.115cm" svg:x="2.563cm" svg:y="6.326cm">
          <text:p/>
          <draw:enhanced-geometry svg:viewBox="0 0 21600 21600" draw:type="rectangle" draw:enhanced-path="M 0 0 L 21600 0 21600 21600 0 21600 0 0 Z N"/>
        </draw:custom-shape>
        <draw:frame draw:name="Заголовок 1" presentation:style-name="pr4" draw:text-style-name="P2" draw:layer="layout" svg:width="21.715cm" svg:height="1.784cm" svg:x="1.377cm" svg:y="0.279cm" presentation:class="title" presentation:user-transformed="true">
          <draw:text-box>
            <text:p text:style-name="P1"><text:span text:style-name="T1">ПМЛ (конец 1970-х)</text:span></text:p>
          </draw:text-box>
        </draw:frame>
        <draw:connector draw:name="Прямая со стрелкой 3" draw:style-name="gr2" draw:text-style-name="P5" draw:layer="layout" svg:x1="9.867cm" svg:y1="7.396cm" svg:x2="3.298cm" svg:y2="7.396cm" svg:d="M9867 7396h-6569">
          <text:p/>
        </draw:connector>
        <draw:connector draw:name="Прямая со стрелкой 4" draw:style-name="gr2" draw:text-style-name="P5" draw:layer="layout" svg:x1="9.867cm" svg:y1="8.796cm" svg:x2="3.298cm" svg:y2="8.796cm" svg:d="M9867 8796h-6569">
          <text:p/>
        </draw:connector>
        <draw:connector draw:name="Прямая со стрелкой 5" draw:style-name="gr2" draw:text-style-name="P5" draw:layer="layout" svg:x1="9.867cm" svg:y1="10.099cm" svg:x2="3.298cm" svg:y2="10.099cm" svg:d="M9867 10099h-6569">
          <text:p/>
        </draw:connector>
        <draw:connector draw:name="Прямая со стрелкой 6" draw:style-name="gr2" draw:text-style-name="P5" draw:layer="layout" svg:x1="9.867cm" svg:y1="11.494cm" svg:x2="3.298cm" svg:y2="11.494cm" svg:d="M9867 11494h-6569">
          <text:p/>
        </draw:connector>
        <draw:connector draw:name="Прямая со стрелкой 7" draw:style-name="gr2" draw:text-style-name="P5" draw:layer="layout" svg:x1="9.867cm" svg:y1="12.932cm" svg:x2="3.298cm" svg:y2="12.932cm" svg:d="M9867 12932h-6569">
          <text:p/>
        </draw:connector>
        <draw:connector draw:name="Прямая со стрелкой 8" draw:style-name="gr2" draw:text-style-name="P5" draw:layer="layout" svg:x1="9.899cm" svg:y1="14.333cm" svg:x2="3.331cm" svg:y2="14.333cm" svg:d="M9899 14333h-6568">
          <text:p/>
        </draw:connector>
        <draw:custom-shape draw:name="Прямоугольник 12" draw:style-name="gr3" draw:text-style-name="P2" draw:layer="layout" svg:width="1.18cm" svg:height="0.988cm" svg:x="4.299cm" svg:y="5.779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14" draw:style-name="gr3" draw:text-style-name="P2" draw:layer="layout" svg:width="1.18cm" svg:height="1.276cm" svg:x="9.9cm" svg:y="8.158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5" draw:style-name="gr3" draw:text-style-name="P2" draw:layer="layout" svg:width="1.18cm" svg:height="1.1cm" svg:x="9.9cm" svg:y="9.558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6" draw:style-name="gr3" draw:text-style-name="P2" draw:layer="layout" svg:width="1.18cm" svg:height="1.276cm" svg:x="9.9cm" svg:y="10.856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7" draw:style-name="gr3" draw:text-style-name="P2" draw:layer="layout" svg:width="1.18cm" svg:height="1.276cm" svg:x="9.9cm" svg:y="12.357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18" draw:style-name="gr3" draw:text-style-name="P2" draw:layer="layout" svg:width="1.18cm" svg:height="1.203cm" svg:x="9.9cm" svg:y="13.758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ustom-shape draw:name="Прямоугольник 21" draw:style-name="gr3" draw:text-style-name="P2" draw:layer="layout" svg:width="1.18cm" svg:height="0.988cm" svg:x="6.025cm" svg:y="5.779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2" draw:style-name="gr3" draw:text-style-name="P2" draw:layer="layout" svg:width="1.18cm" svg:height="0.988cm" svg:x="7.751cm" svg:y="5.779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23" draw:style-name="gr3" draw:text-style-name="P2" draw:layer="layout" svg:width="1.18cm" svg:height="1.276cm" svg:x="9.9cm" svg:y="6.749cm">
          <text:p text:style-name="P7"><text:span text:style-name="T5">&amp;</text:span></text:p>
          <draw:enhanced-geometry svg:viewBox="0 0 21600 21600" draw:type="rectangle" draw:enhanced-path="M 0 0 L 21600 0 21600 21600 0 21600 0 0 Z N"/>
        </draw:custom-shape>
        <draw:connector draw:name="Прямая со стрелкой 24" draw:style-name="gr2" draw:text-style-name="P5" draw:layer="layout" svg:x1="4.099cm" svg:y1="3.996cm" svg:x2="4.099cm" svg:y2="14.961cm" svg:d="M4099 3996v10965">
          <text:p/>
        </draw:connector>
        <draw:connector draw:name="Прямая со стрелкой 26" draw:style-name="gr2" draw:text-style-name="P5" draw:layer="layout" svg:x1="4.889cm" svg:y1="6.768cm" svg:x2="4.889cm" svg:y2="14.961cm" svg:d="M4889 6768v8193">
          <text:p/>
        </draw:connector>
        <draw:connector draw:name="Прямая со стрелкой 28" draw:style-name="gr2" draw:text-style-name="P5" draw:layer="layout" svg:x1="5.711cm" svg:y1="3.996cm" svg:x2="5.711cm" svg:y2="14.961cm" svg:d="M5711 3996v10965">
          <text:p/>
        </draw:connector>
        <draw:connector draw:name="Прямая со стрелкой 29" draw:style-name="gr2" draw:text-style-name="P5" draw:layer="layout" svg:x1="6.61cm" svg:y1="6.768cm" svg:x2="6.61cm" svg:y2="14.961cm" svg:d="M6610 6768v8193">
          <text:p/>
        </draw:connector>
        <draw:connector draw:name="Прямая со стрелкой 30" draw:style-name="gr2" draw:text-style-name="P5" draw:layer="layout" svg:x1="7.475cm" svg:y1="3.996cm" svg:x2="7.475cm" svg:y2="14.961cm" svg:d="M7475 3996v10965">
          <text:p/>
        </draw:connector>
        <draw:connector draw:name="Прямая со стрелкой 31" draw:style-name="gr2" draw:text-style-name="P5" draw:layer="layout" svg:x1="8.336cm" svg:y1="6.768cm" svg:x2="8.336cm" svg:y2="14.961cm" svg:d="M8336 6768v8193">
          <text:p/>
        </draw:connector>
        <draw:connector draw:name="Прямая со стрелкой 35" draw:style-name="gr7" draw:text-style-name="P5" draw:layer="layout" svg:x1="4.889cm" svg:y1="4.796cm" svg:x2="4.099cm" svg:y2="4.796cm" svg:d="M4889 4796h-790">
          <text:p/>
        </draw:connector>
        <draw:connector draw:name="Прямая со стрелкой 37" draw:style-name="gr2" draw:text-style-name="P5" draw:layer="layout" svg:x1="4.889cm" svg:y1="4.809cm" svg:x2="4.889cm" svg:y2="5.778cm" svg:d="M4889 4809v969">
          <text:p/>
        </draw:connector>
        <draw:connector draw:name="Прямая со стрелкой 39" draw:style-name="gr7" draw:text-style-name="P5" draw:layer="layout" svg:x1="6.501cm" svg:y1="4.796cm" svg:x2="5.711cm" svg:y2="4.796cm" svg:d="M6501 4796h-790">
          <text:p/>
        </draw:connector>
        <draw:connector draw:name="Прямая со стрелкой 40" draw:style-name="gr2" draw:text-style-name="P5" draw:layer="layout" svg:x1="6.501cm" svg:y1="4.809cm" svg:x2="6.501cm" svg:y2="5.778cm" svg:d="M6501 4809v969">
          <text:p/>
        </draw:connector>
        <draw:connector draw:name="Прямая со стрелкой 41" draw:style-name="gr7" draw:text-style-name="P5" draw:layer="layout" svg:x1="8.299cm" svg:y1="4.796cm" svg:x2="7.509cm" svg:y2="4.796cm" svg:d="M8299 4796h-790">
          <text:p/>
        </draw:connector>
        <draw:connector draw:name="Прямая со стрелкой 42" draw:style-name="gr2" draw:text-style-name="P5" draw:layer="layout" svg:x1="8.299cm" svg:y1="4.809cm" svg:x2="8.299cm" svg:y2="5.778cm" svg:d="M8299 4809v969">
          <text:p/>
        </draw:connector>
        <draw:custom-shape draw:name="TextBox 43" draw:style-name="gr5" draw:text-style-name="P2" draw:layer="layout" svg:width="1.599cm" svg:height="1.775cm" svg:x="18.496cm" svg:y="17.156cm">
          <text:p text:style-name="P8"><text:span text:style-name="T6">W</text:span></text:p>
          <draw:enhanced-geometry svg:viewBox="0 0 21600 21600" draw:type="rectangle" draw:enhanced-path="M 0 0 L 21600 0 21600 21600 0 21600 0 0 Z N"/>
        </draw:custom-shape>
        <draw:custom-shape draw:name="TextBox 44" draw:style-name="gr5" draw:text-style-name="P2" draw:layer="layout" svg:width="1.599cm" svg:height="1.775cm" svg:x="5.045cm" svg:y="2.454cm">
          <text:p text:style-name="P8"><text:span text:style-name="T6">B</text:span></text:p>
          <draw:enhanced-geometry svg:viewBox="0 0 21600 21600" draw:type="rectangle" draw:enhanced-path="M 0 0 L 21600 0 21600 21600 0 21600 0 0 Z N"/>
        </draw:custom-shape>
        <draw:custom-shape draw:name="TextBox 45" draw:style-name="gr5" draw:text-style-name="P2" draw:layer="layout" svg:width="1.599cm" svg:height="1.775cm" svg:x="6.772cm" svg:y="2.454cm">
          <text:p text:style-name="P8"><text:span text:style-name="T6">C</text:span></text:p>
          <draw:enhanced-geometry svg:viewBox="0 0 21600 21600" draw:type="rectangle" draw:enhanced-path="M 0 0 L 21600 0 21600 21600 0 21600 0 0 Z N"/>
        </draw:custom-shape>
        <draw:custom-shape draw:name="Овал 46" draw:style-name="gr6" draw:text-style-name="P2" draw:layer="layout" svg:width="0.399cm" svg:height="0.399cm" svg:x="4.732cm" svg:y="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7" draw:style-name="gr6" draw:text-style-name="P2" draw:layer="layout" svg:width="0.399cm" svg:height="0.399cm" svg:x="6.392cm" svg:y="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48" draw:style-name="gr6" draw:text-style-name="P2" draw:layer="layout" svg:width="0.399cm" svg:height="0.399cm" svg:x="8.156cm" svg:y="6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name="Прямая со стрелкой 73" draw:style-name="gr2" draw:text-style-name="P5" draw:layer="layout" svg:x1="23.301cm" svg:y1="7.396cm" svg:x2="11.08cm" svg:y2="7.396cm" svg:d="M23301 7396h-12221">
          <text:p/>
        </draw:connector>
        <draw:connector draw:name="Прямая со стрелкой 75" draw:style-name="gr2" draw:text-style-name="P5" draw:layer="layout" svg:x1="23.301cm" svg:y1="8.771cm" svg:x2="11.08cm" svg:y2="8.771cm" svg:d="M23301 8771h-12221">
          <text:p/>
        </draw:connector>
        <draw:connector draw:name="Прямая со стрелкой 76" draw:style-name="gr2" draw:text-style-name="P5" draw:layer="layout" svg:x1="23.301cm" svg:y1="10.099cm" svg:x2="11.08cm" svg:y2="10.099cm" svg:d="M23301 10099h-12221">
          <text:p/>
        </draw:connector>
        <draw:connector draw:name="Прямая со стрелкой 77" draw:style-name="gr2" draw:text-style-name="P5" draw:layer="layout" svg:x1="23.301cm" svg:y1="11.474cm" svg:x2="11.08cm" svg:y2="11.474cm" svg:d="M23301 11474h-12221">
          <text:p/>
        </draw:connector>
        <draw:connector draw:name="Прямая со стрелкой 78" draw:style-name="gr2" draw:text-style-name="P5" draw:layer="layout" svg:x1="23.301cm" svg:y1="12.932cm" svg:x2="11.08cm" svg:y2="12.932cm" svg:d="M23301 12932h-12221">
          <text:p/>
        </draw:connector>
        <draw:connector draw:name="Прямая со стрелкой 79" draw:style-name="gr2" draw:text-style-name="P5" draw:layer="layout" svg:x1="23.301cm" svg:y1="14.307cm" svg:x2="11.08cm" svg:y2="14.307cm" svg:d="M23301 14307h-12221">
          <text:p/>
        </draw:connector>
        <draw:connector draw:name="Прямая со стрелкой 94" draw:style-name="gr2" draw:text-style-name="P5" draw:layer="layout" svg:x1="22.501cm" svg:y1="6.768cm" svg:x2="22.501cm" svg:y2="14.961cm" svg:d="M22501 6768v8193">
          <text:p/>
        </draw:connector>
        <draw:connector draw:name="Прямая со стрелкой 95" draw:style-name="gr2" draw:text-style-name="P5" draw:layer="layout" svg:x1="20.974cm" svg:y1="6.768cm" svg:x2="20.974cm" svg:y2="14.961cm" svg:d="M20974 6768v8193">
          <text:p/>
        </draw:connector>
        <draw:connector draw:name="Прямая со стрелкой 96" draw:style-name="gr2" draw:text-style-name="P5" draw:layer="layout" svg:x1="19.359cm" svg:y1="6.768cm" svg:x2="19.359cm" svg:y2="14.961cm" svg:d="M19359 6768v8193">
          <text:p/>
        </draw:connector>
        <draw:custom-shape draw:name="Прямоугольник 97" draw:style-name="gr3" draw:text-style-name="P2" draw:layer="layout" svg:width="1.18cm" svg:height="0.988cm" svg:x="18.769cm" svg:y="14.981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8" draw:style-name="gr3" draw:text-style-name="P2" draw:layer="layout" svg:width="1.18cm" svg:height="0.988cm" svg:x="20.384cm" svg:y="14.981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name="Прямоугольник 99" draw:style-name="gr3" draw:text-style-name="P2" draw:layer="layout" svg:width="1.18cm" svg:height="0.988cm" svg:x="21.911cm" svg:y="14.981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onnector draw:name="Прямая со стрелкой 100" draw:style-name="gr2" draw:text-style-name="P5" draw:layer="layout" svg:x1="19.359cm" svg:y1="15.97cm" svg:x2="19.359cm" svg:y2="17.197cm" svg:d="M19359 15970v1227">
          <text:p/>
        </draw:connector>
        <draw:connector draw:name="Прямая со стрелкой 102" draw:style-name="gr2" draw:text-style-name="P5" draw:layer="layout" svg:x1="20.974cm" svg:y1="15.97cm" svg:x2="20.974cm" svg:y2="17.197cm" svg:d="M20974 15970v1227">
          <text:p/>
        </draw:connector>
        <draw:connector draw:name="Прямая со стрелкой 103" draw:style-name="gr2" draw:text-style-name="P5" draw:layer="layout" svg:x1="22.485cm" svg:y1="15.97cm" svg:x2="22.501cm" svg:y2="17.197cm" svg:d="M22485 15970l16 1227">
          <text:p/>
        </draw:connector>
        <draw:custom-shape draw:name="TextBox 104" draw:style-name="gr5" draw:text-style-name="P2" draw:layer="layout" svg:width="1.599cm" svg:height="1.775cm" svg:x="20.348cm" svg:y="17.156cm">
          <text:p text:style-name="P8"><text:span text:style-name="T6">X</text:span></text:p>
          <draw:enhanced-geometry svg:viewBox="0 0 21600 21600" draw:type="rectangle" draw:enhanced-path="M 0 0 L 21600 0 21600 21600 0 21600 0 0 Z N"/>
        </draw:custom-shape>
        <draw:custom-shape draw:name="TextBox 105" draw:style-name="gr5" draw:text-style-name="P2" draw:layer="layout" svg:width="1.599cm" svg:height="1.775cm" svg:x="21.854cm" svg:y="17.108cm">
          <text:p text:style-name="P8"><text:span text:style-name="T6">Y</text:span></text:p>
          <draw:enhanced-geometry svg:viewBox="0 0 21600 21600" draw:type="rectangle" draw:enhanced-path="M 0 0 L 21600 0 21600 21600 0 21600 0 0 Z N"/>
        </draw:custom-shape>
        <draw:custom-shape draw:name="Овал 116" draw:style-name="gr11" draw:text-style-name="P2" draw:layer="layout" svg:width="0.399cm" svg:height="0.399cm" svg:x="14.263cm" svg:y="2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Группа 117">
          <draw:line draw:name="Прямая соединительная линия 118" draw:style-name="gr12" draw:text-style-name="P5" draw:layer="layout" svg:x1="14.168cm" svg:y1="3.467cm" svg:x2="14.768cm" svg:y2="4.067cm">
            <text:p/>
          </draw:line>
          <draw:line draw:name="Прямая соединительная линия 119" draw:style-name="gr12" draw:text-style-name="P5" draw:layer="layout" svg:x1="14.756cm" svg:y1="3.467cm" svg:x2="14.156cm" svg:y2="4.067cm">
            <text:p/>
          </draw:line>
        </draw:g>
        <draw:custom-shape draw:name="TextBox 195" draw:style-name="gr5" draw:text-style-name="P2" draw:layer="layout" svg:width="1.599cm" svg:height="1.775cm" svg:x="3.352cm" svg:y="2.454cm">
          <text:p text:style-name="P8"><text:span text:style-name="T6">A</text:span></text:p>
          <draw:enhanced-geometry svg:viewBox="0 0 21600 21600" draw:type="rectangle" draw:enhanced-path="M 0 0 L 21600 0 21600 21600 0 21600 0 0 Z N"/>
        </draw:custom-shape>
        <draw:custom-shape draw:name="TextBox 196" draw:style-name="gr5" draw:text-style-name="P2" draw:layer="layout" svg:width="10.07cm" svg:height="1.013cm" svg:x="14.914cm" svg:y="1.797cm">
          <text:p text:style-name="P8"><text:span text:style-name="T5">Предопределенные связи</text:span></text:p>
          <draw:enhanced-geometry svg:viewBox="0 0 21600 21600" draw:type="rectangle" draw:enhanced-path="M 0 0 L 21600 0 21600 21600 0 21600 0 0 Z N"/>
        </draw:custom-shape>
        <draw:custom-shape draw:name="TextBox 197" draw:style-name="gr5" draw:text-style-name="P2" draw:layer="layout" svg:width="10.07cm" svg:height="1.013cm" svg:x="14.914cm" svg:y="3.349cm">
          <text:p text:style-name="P8"><text:span text:style-name="T5">Программируемые связи</text:span></text:p>
          <draw:enhanced-geometry svg:viewBox="0 0 21600 21600" draw:type="rectangle" draw:enhanced-path="M 0 0 L 21600 0 21600 21600 0 21600 0 0 Z N"/>
        </draw:custom-shape>
        <draw:custom-shape draw:name="TextBox 199" draw:style-name="gr5" draw:text-style-name="P2" draw:layer="layout" svg:width="11.292cm" svg:height="1.013cm" svg:x="0.553cm" svg:y="15.729cm">
          <text:p text:style-name="P8"><text:span text:style-name="T5">Программируемый массив «И»</text:span></text:p>
          <draw:enhanced-geometry svg:viewBox="0 0 21600 21600" draw:type="rectangle" draw:enhanced-path="M 0 0 L 21600 0 21600 21600 0 21600 0 0 Z N"/>
        </draw:custom-shape>
        <draw:custom-shape draw:name="Прямоугольник 200" draw:style-name="gr10" draw:text-style-name="P2" draw:layer="layout" svg:width="5.879cm" svg:height="10.071cm" svg:x="18.301cm" svg:y="6.326cm">
          <text:p/>
          <draw:enhanced-geometry svg:viewBox="0 0 21600 21600" draw:type="rectangle" draw:enhanced-path="M 0 0 L 21600 0 21600 21600 0 21600 0 0 Z N"/>
        </draw:custom-shape>
        <draw:custom-shape draw:name="TextBox 201" draw:style-name="gr5" draw:text-style-name="P2" draw:layer="layout" svg:width="7.276cm" svg:height="1.775cm" svg:x="11.622cm" svg:y="16.613cm">
          <text:p text:style-name="P9"><text:span text:style-name="T5">Предопределенный массив «ИЛИ»</text:span></text:p>
          <draw:enhanced-geometry svg:viewBox="0 0 21600 21600" draw:type="rectangle" draw:enhanced-path="M 0 0 L 21600 0 21600 21600 0 21600 0 0 Z N"/>
        </draw:custom-shape>
        <draw:custom-shape draw:name="Овал 192" draw:style-name="gr11" draw:text-style-name="P2" draw:layer="layout" svg:width="0.399cm" svg:height="0.399cm" svg:x="19.159cm" svg:y="7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193" draw:style-name="gr11" draw:text-style-name="P2" draw:layer="layout" svg:width="0.399cm" svg:height="0.399cm" svg:x="19.159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194" draw:style-name="gr11" draw:text-style-name="P2" draw:layer="layout" svg:width="0.399cm" svg:height="0.399cm" svg:x="20.821cm" svg:y="9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202" draw:style-name="gr11" draw:text-style-name="P2" draw:layer="layout" svg:width="0.399cm" svg:height="0.399cm" svg:x="20.821cm" svg:y="11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203" draw:style-name="gr11" draw:text-style-name="P2" draw:layer="layout" svg:width="0.399cm" svg:height="0.399cm" svg:x="22.285cm" svg:y="1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Овал 204" draw:style-name="gr11" draw:text-style-name="P2" draw:layer="layout" svg:width="0.399cm" svg:height="0.399cm" svg:x="22.285cm" svg:y="14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Сложные ПЛУ (CPLD)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Сложные ПЛУ (CPLD)</text:span></text:p>
          </draw:text-box>
        </draw:frame>
        <draw:custom-shape draw:name="Прямоугольник 3" draw:style-name="gr13" draw:text-style-name="P2" draw:layer="layout" svg:width="1.199cm" svg:height="11.4cm" svg:x="11.7cm" svg:y="7.325cm">
          <text:p/>
          <draw:enhanced-geometry svg:viewBox="0 0 21600 21600" draw:type="rectangle" draw:enhanced-path="M 0 0 L 21600 0 21600 21600 0 21600 0 0 Z N"/>
        </draw:custom-shape>
        <draw:custom-shape draw:name="TextBox 4" draw:style-name="gr5" draw:text-style-name="P2" draw:layer="layout" svg:width="8.4cm" svg:height="2.537cm" svg:x="9.9cm" svg:y="4.243cm">
          <text:p text:style-name="P11"><text:span text:style-name="T5">Программируемая коммутационная матрица</text:span></text:p>
          <draw:enhanced-geometry svg:viewBox="0 0 21600 21600" draw:type="rectangle" draw:enhanced-path="M 0 0 L 21600 0 21600 21600 0 21600 0 0 Z N"/>
        </draw:custom-shape>
        <draw:connector draw:name="Прямая со стрелкой 5" draw:style-name="gr14" draw:text-style-name="P5" draw:layer="layout" svg:x1="12.299cm" svg:y1="5.924cm" svg:x2="12.299cm" svg:y2="6.807cm" svg:d="M12299 5924v883">
          <text:p/>
        </draw:connector>
        <draw:custom-shape draw:name="Прямоугольник 8" draw:style-name="gr15" draw:text-style-name="P2" draw:layer="layout" svg:width="3.599cm" svg:height="3.599cm" svg:x="5.299cm" svg:y="7.325cm">
          <text:p text:style-name="P7"><text:span text:style-name="T4"/></text:p>
          <text:p text:style-name="P7"><text:span text:style-name="T5"/></text:p>
          <text:p text:style-name="P7"><text:span text:style-name="T4">ПЛУ</text:span></text:p>
          <draw:enhanced-geometry svg:viewBox="0 0 21600 21600" draw:type="rectangle" draw:enhanced-path="M 0 0 L 21600 0 21600 21600 0 21600 0 0 Z N"/>
        </draw:custom-shape>
        <draw:custom-shape draw:name="Стрелка влево 9" draw:style-name="gr13" draw:text-style-name="P2" draw:layer="layout" svg:width="2.799cm" svg:height="1.599cm" svg:x="8.9cm" svg:y="8.3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лево 10" draw:style-name="gr13" draw:text-style-name="P2" draw:layer="layout" svg:width="2.799cm" svg:height="1.599cm" svg:x="2.499cm" svg:y="8.3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углом вверх 11" draw:style-name="gr16" draw:text-style-name="P2" draw:layer="layout" svg:width="3.399cm" svg:height="7.6cm" draw:transform="rotate (-1.57079632679579) translate (11.7cm 9.525cm)">
          <text:p/>
          <draw:enhanced-geometry svg:viewBox="0 0 21600 21600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name="Прямоугольник 12" draw:style-name="gr15" draw:text-style-name="P2" draw:layer="layout" svg:width="3.599cm" svg:height="3.599cm" svg:x="5.299cm" svg:y="13.114cm">
          <text:p text:style-name="P7"><text:span text:style-name="T4"/></text:p>
          <text:p text:style-name="P7"><text:span text:style-name="T5"/></text:p>
          <text:p text:style-name="P7"><text:span text:style-name="T4">ПЛУ</text:span></text:p>
          <draw:enhanced-geometry svg:viewBox="0 0 21600 21600" draw:type="rectangle" draw:enhanced-path="M 0 0 L 21600 0 21600 21600 0 21600 0 0 Z N"/>
        </draw:custom-shape>
        <draw:custom-shape draw:name="Стрелка влево 13" draw:style-name="gr13" draw:text-style-name="P2" draw:layer="layout" svg:width="2.799cm" svg:height="1.599cm" svg:x="8.9cm" svg:y="14.1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лево 14" draw:style-name="gr13" draw:text-style-name="P2" draw:layer="layout" svg:width="2.799cm" svg:height="1.599cm" svg:x="2.499cm" svg:y="14.11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углом вверх 15" draw:style-name="gr16" draw:text-style-name="P2" draw:layer="layout" svg:width="3.399cm" svg:height="7.6cm" draw:transform="rotate (-1.57079632679579) translate (11.7cm 15.314cm)">
          <text:p/>
          <draw:enhanced-geometry svg:viewBox="0 0 21600 21600" draw:text-areas="?f2 ?f7 ?f1 ?f1 ?f7 ?f2 ?f1 ?f1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name="Прямоугольник 16" draw:style-name="gr15" draw:text-style-name="P2" draw:layer="layout" svg:width="3.599cm" svg:height="3.599cm" svg:x="15.7cm" svg:y="7.325cm">
          <text:p text:style-name="P7"><text:span text:style-name="T4"/></text:p>
          <text:p text:style-name="P7"><text:span text:style-name="T5"/></text:p>
          <text:p text:style-name="P7"><text:span text:style-name="T4">ПЛУ</text:span></text:p>
          <draw:enhanced-geometry svg:viewBox="0 0 21600 21600" draw:type="rectangle" draw:enhanced-path="M 0 0 L 21600 0 21600 21600 0 21600 0 0 Z N"/>
        </draw:custom-shape>
        <draw:custom-shape draw:name="Стрелка влево 17" draw:style-name="gr13" draw:text-style-name="P2" draw:layer="layout" svg:width="2.799cm" svg:height="1.599cm" svg:x="12.898cm" svg:y="8.32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лево 18" draw:style-name="gr13" draw:text-style-name="P2" draw:layer="layout" svg:width="2.799cm" svg:height="1.599cm" svg:x="19.299cm" svg:y="8.32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углом вверх 19" draw:style-name="gr17" draw:text-style-name="P2" draw:layer="layout" svg:width="3.399cm" svg:height="7.6cm" draw:transform="rotate (1.5707963267946) translate (12.9cm 12.925cm)">
          <text:p/>
          <draw:enhanced-geometry svg:viewBox="0 0 21600 21600" draw:text-areas="?f2 ?f7 ?f1 ?f1 ?f7 ?f2 ?f1 ?f1" draw:mirror-horizontal="true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ustom-shape draw:name="Прямоугольник 23" draw:style-name="gr15" draw:text-style-name="P2" draw:layer="layout" svg:width="3.599cm" svg:height="3.599cm" svg:x="15.7cm" svg:y="13.114cm">
          <text:p text:style-name="P7"><text:span text:style-name="T4"/></text:p>
          <text:p text:style-name="P7"><text:span text:style-name="T5"/></text:p>
          <text:p text:style-name="P7"><text:span text:style-name="T4">ПЛУ</text:span></text:p>
          <draw:enhanced-geometry svg:viewBox="0 0 21600 21600" draw:type="rectangle" draw:enhanced-path="M 0 0 L 21600 0 21600 21600 0 21600 0 0 Z N"/>
        </draw:custom-shape>
        <draw:custom-shape draw:name="Стрелка влево 24" draw:style-name="gr13" draw:text-style-name="P2" draw:layer="layout" svg:width="2.799cm" svg:height="1.599cm" svg:x="12.898cm" svg:y="14.114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влево 25" draw:style-name="gr13" draw:text-style-name="P2" draw:layer="layout" svg:width="2.799cm" svg:height="1.599cm" svg:x="19.299cm" svg:y="14.114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Стрелка углом вверх 26" draw:style-name="gr17" draw:text-style-name="P2" draw:layer="layout" svg:width="3.399cm" svg:height="7.6cm" draw:transform="rotate (1.5707963267946) translate (12.9cm 18.714cm)">
          <text:p/>
          <draw:enhanced-geometry svg:viewBox="0 0 21600 21600" draw:text-areas="?f2 ?f7 ?f1 ?f1 ?f7 ?f2 ?f1 ?f1" draw:mirror-horizontal="true" draw:type="mso-spt90" draw:modifiers="9340 18500 7200" draw:enhanced-path="M 0 ?f8 L ?f7 ?f8 ?f7 ?f2 ?f0 ?f2 ?f5 0 21600 ?f2 ?f1 ?f2 ?f1 21600 0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?f7 +?f6 "/>
            <draw:equation draw:name="f9" draw:formula="21600-?f6 "/>
            <draw:equation draw:name="f10" draw:formula="?f9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10"/>
          </draw:enhanced-geometry>
        </draw:custom-shape>
        <draw:connector draw:name="Прямая со стрелкой 27" draw:style-name="gr14" draw:text-style-name="P5" draw:layer="layout" svg:x1="7.01cm" svg:y1="6.174cm" svg:x2="7.01cm" svg:y2="7.057cm" svg:d="M7010 6174v883">
          <text:p/>
        </draw:connector>
        <draw:custom-shape draw:name="TextBox 28" draw:style-name="gr5" draw:text-style-name="P2" draw:layer="layout" svg:width="8.4cm" svg:height="1.013cm" svg:x="2.099cm" svg:y="5.185cm">
          <text:p text:style-name="P11"><text:span text:style-name="T5">Блоки простых ПЛУ</text:span></text:p>
          <draw:enhanced-geometry svg:viewBox="0 0 21600 21600" draw:type="rectangle" draw:enhanced-path="M 0 0 L 21600 0 21600 21600 0 21600 0 0 Z N"/>
        </draw:custom-shape>
        <draw:connector draw:name="Прямая со стрелкой 29" draw:style-name="gr14" draw:text-style-name="P5" draw:layer="layout" svg:x1="6.219cm" svg:y1="6.208cm" svg:x2="6.219cm" svg:y2="13.113cm" svg:d="M6219 6208v6905">
          <text:p/>
        </draw:connector>
        <draw:custom-shape draw:name="TextBox 31" draw:style-name="gr5" draw:text-style-name="P2" draw:layer="layout" svg:width="4.399cm" svg:height="2.537cm" svg:x="21.649cm" svg:y="7.843cm">
          <text:p text:style-name="P11"><text:span text:style-name="T5">Выводы входов и выходов</text:span></text:p>
          <draw:enhanced-geometry svg:viewBox="0 0 21600 21600" draw:type="rectangle" draw:enhanced-path="M 0 0 L 21600 0 21600 21600 0 21600 0 0 Z N"/>
        </draw:custom-shape>
        <draw:custom-shape draw:name="TextBox 32" draw:style-name="gr5" draw:text-style-name="P2" draw:layer="layout" svg:width="4.399cm" svg:height="2.537cm" svg:x="21.649cm" svg:y="13.632cm">
          <text:p text:style-name="P11"><text:span text:style-name="T5">Выводы входов и выходов</text:span></text:p>
          <draw:enhanced-geometry svg:viewBox="0 0 21600 21600" draw:type="rectangle" draw:enhanced-path="M 0 0 L 21600 0 21600 21600 0 21600 0 0 Z N"/>
        </draw:custom-shape>
        <draw:custom-shape draw:name="TextBox 33" draw:style-name="gr5" draw:text-style-name="P2" draw:layer="layout" svg:width="4.399cm" svg:height="2.537cm" svg:x="-0.005cm" svg:y="15.832cm">
          <text:p text:style-name="P11"><text:span text:style-name="T5">Выводы входов и выходов</text:span></text:p>
          <draw:enhanced-geometry svg:viewBox="0 0 21600 21600" draw:type="rectangle" draw:enhanced-path="M 0 0 L 21600 0 21600 21600 0 21600 0 0 Z N"/>
        </draw:custom-shape>
        <draw:custom-shape draw:name="TextBox 34" draw:style-name="gr5" draw:text-style-name="P2" draw:layer="layout" svg:width="4.399cm" svg:height="2.537cm" svg:x="-0.005cm" svg:y="9.943cm">
          <text:p text:style-name="P11"><text:span text:style-name="T5">Выводы входов и выходов</text:span></text:p>
          <draw:enhanced-geometry svg:viewBox="0 0 21600 21600" draw:type="rectangle" draw:enhanced-path="M 0 0 L 21600 0 21600 21600 0 21600 0 0 Z N"/>
        </draw:custom-shape>
        <draw:custom-shape draw:name="Овал 35" draw:style-name="gr18" draw:text-style-name="P2" xml:id="id1" draw:id="id1" draw:layer="layout" svg:width="4.399cm" svg:height="2.564cm" svg:x="8.3cm" svg:y="13.632cm">
          <text:p text:style-name="P6"><text:span text:style-name="T4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" smil:attributeName="visibility" smil:to="visible"/>
                  <anim:transitionFilter smil:dur="0.5s" smil:targetElement="id1" anim:sub-item="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граммируемый мультиплексор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Программируемый мультиплексор</text:span></text:p>
          </draw:text-box>
        </draw:frame>
        <draw:custom-shape draw:name="Прямоугольник 3" draw:style-name="gr19" draw:text-style-name="P2" draw:layer="layout" svg:width="8.4cm" svg:height="14.001cm" svg:x="15.72cm" svg:y="4.524cm">
          <text:p text:style-name="P7"><text:span text:style-name="T11">Программируемая коммутационная матрица</text:span></text:p>
          <draw:enhanced-geometry svg:viewBox="0 0 21600 21600" draw:type="rectangle" draw:enhanced-path="M 0 0 L 21600 0 21600 21600 0 21600 0 0 Z N"/>
        </draw:custom-shape>
        <draw:custom-shape draw:name="Стрелка влево 6" draw:style-name="gr13" draw:text-style-name="P2" draw:layer="layout" svg:width="5.42cm" svg:height="9.6cm" svg:x="10.3cm" svg:y="6.925cm">
          <text:p text:style-name="P11"><text:span text:style-name="T7"/></text:p>
          <text:p text:style-name="P11"><text:span text:style-name="T7">100 линий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Трапеция 7" draw:style-name="gr20" draw:text-style-name="P2" draw:layer="layout" svg:width="6.893cm" svg:height="3.599cm" draw:transform="rotate (1.5707963267946) translate (6.699cm 15.172cm)">
          <text:p text:style-name="P11"><text:span text:style-name="T12">MUX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Стрелка влево 8" draw:style-name="gr19" draw:text-style-name="P2" draw:layer="layout" svg:width="5.42cm" svg:height="3.999cm" svg:x="1.279cm" svg:y="9.725cm">
          <text:p text:style-name="P11"><text:span text:style-name="T7">30 линий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рограммные средства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Программные средства</text:span></text:p>
          </draw:text-box>
        </draw:frame>
        <draw:frame draw:name="Объект 2" presentation:style-name="pr5" draw:text-style-name="P2" draw:layer="layout" svg:width="24.3cm" svg:height="13.973cm" svg:x="1.099cm" svg:y="5.076cm" presentation:class="outline" presentation:user-transformed="true">
          <draw:text-box>
            <text:p text:style-name="P3"><text:span text:style-name="T2">При создании схемы от инженера требовались знания внутренних связей устройства и формата файла для программатора.</text:span></text:p>
            <text:p text:style-name="P3"><text:span text:style-name="T2">Для абстрагирования от особенностей ПЛУ разрабатываются языки и программные средства HDL (PALASM, ABEL, CUPL, AMAZE).</text:span></text:p>
            <text:p text:style-name="P3"><text:span text:style-name="T2">Современные языки HDL: Verilog, VHDL, AHD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Заказные микросхемы (ASIC)" draw:style-name="dp1" draw:master-page-name="Обычный_20_1" presentation:presentation-page-layout-name="AL2T11">
        <draw:frame draw:name="Заголовок 1" presentation:style-name="pr4" draw:text-style-name="P2" draw:layer="layout" svg:width="20.315cm" svg:height="3.174cm" svg:x="3.806cm" svg:y="0.838cm" presentation:class="title" presentation:user-transformed="true">
          <draw:text-box>
            <text:p text:style-name="P1"><text:span text:style-name="T1">Заказные микросхемы (ASIC)</text:span></text:p>
          </draw:text-box>
        </draw:frame>
        <draw:custom-shape draw:name="Прямоугольник 3" draw:style-name="gr21" draw:text-style-name="P2" draw:layer="layout" svg:width="8.4cm" svg:height="3.199cm" svg:x="9.1cm" svg:y="4.724cm">
          <text:p text:style-name="P7"><text:span text:style-name="T11">ASIC</text:span></text:p>
          <draw:enhanced-geometry svg:viewBox="0 0 21600 21600" draw:type="rectangle" draw:enhanced-path="M 0 0 L 21600 0 21600 21600 0 21600 0 0 Z N"/>
        </draw:custom-shape>
        <draw:custom-shape draw:name="Прямоугольник 4" draw:style-name="gr21" draw:text-style-name="P2" draw:layer="layout" svg:width="5.6cm" svg:height="5.385cm" svg:x="0cm" svg:y="10.139cm">
          <text:p text:style-name="P7"><text:span text:style-name="T11">Вентильные матрицы (Gate arrays)</text:span></text:p>
          <draw:enhanced-geometry svg:viewBox="0 0 21600 21600" draw:type="rectangle" draw:enhanced-path="M 0 0 L 21600 0 21600 21600 0 21600 0 0 Z N"/>
        </draw:custom-shape>
        <draw:custom-shape draw:name="Прямоугольник 5" draw:style-name="gr21" draw:text-style-name="P2" draw:layer="layout" svg:width="5.6cm" svg:height="5.4cm" svg:x="6.699cm" svg:y="10.125cm">
          <text:p text:style-name="P7"><text:span text:style-name="T11">Структурированные специализированные ИС (структурированные ASIC)</text:span></text:p>
          <draw:enhanced-geometry svg:viewBox="0 0 21600 21600" draw:type="rectangle" draw:enhanced-path="M 0 0 L 21600 0 21600 21600 0 21600 0 0 Z N"/>
        </draw:custom-shape>
        <draw:custom-shape draw:name="Прямоугольник 6" draw:style-name="gr21" draw:text-style-name="P2" draw:layer="layout" svg:width="5.6cm" svg:height="5.4cm" svg:x="13.288cm" svg:y="10.125cm">
          <text:p text:style-name="P7"><text:span text:style-name="T11">Схемы на стандартных элементах (Standard Cell)</text:span></text:p>
          <draw:enhanced-geometry svg:viewBox="0 0 21600 21600" draw:type="rectangle" draw:enhanced-path="M 0 0 L 21600 0 21600 21600 0 21600 0 0 Z N"/>
        </draw:custom-shape>
        <draw:custom-shape draw:name="Прямоугольник 7" draw:style-name="gr21" draw:text-style-name="P2" draw:layer="layout" svg:width="5.6cm" svg:height="5.4cm" svg:x="19.799cm" svg:y="10.125cm">
          <text:p text:style-name="P7"><text:span text:style-name="T11">Полностью заказные ИС (Full Custom)</text:span></text:p>
          <draw:enhanced-geometry svg:viewBox="0 0 21600 21600" draw:type="rectangle" draw:enhanced-path="M 0 0 L 21600 0 21600 21600 0 21600 0 0 Z N"/>
        </draw:custom-shape>
        <draw:connector draw:name="Прямая со стрелкой 8" draw:style-name="gr2" draw:text-style-name="P5" draw:layer="layout" svg:x1="10.689cm" svg:y1="7.939cm" svg:x2="2.498cm" svg:y2="10.125cm" svg:d="M10689 7939l-8191 2186">
          <text:p/>
        </draw:connector>
        <draw:connector draw:name="Прямая со стрелкой 10" draw:style-name="gr2" draw:text-style-name="P5" draw:layer="layout" svg:x1="12.201cm" svg:y1="7.924cm" svg:x2="9.499cm" svg:y2="10.125cm" svg:d="M12201 7924l-2702 2201">
          <text:p/>
        </draw:connector>
        <draw:connector draw:name="Прямая со стрелкой 12" draw:style-name="gr2" draw:text-style-name="P5" draw:layer="layout" svg:x1="14.183cm" svg:y1="7.924cm" svg:x2="16.088cm" svg:y2="10.125cm" svg:d="M14183 7924l1905 2201">
          <text:p/>
        </draw:connector>
        <draw:connector draw:name="Прямая со стрелкой 14" draw:style-name="gr2" draw:text-style-name="P5" draw:layer="layout" svg:x1="15.995cm" svg:y1="7.924cm" svg:x2="22.599cm" svg:y2="10.125cm" svg:d="M15995 7924l6604 2201">
          <text:p/>
        </draw:connector>
        <draw:connector draw:name="Прямая со стрелкой 17" draw:style-name="gr22" draw:text-style-name="P5" draw:layer="layout" svg:x1="4.699cm" svg:y1="17.725cm" svg:x2="18.344cm" svg:y2="17.725cm" svg:d="M4699 17725h13645">
          <text:p/>
        </draw:connector>
        <draw:custom-shape draw:name="TextBox 20" draw:style-name="gr5" draw:text-style-name="P2" draw:layer="layout" svg:width="8.4cm" svg:height="1.013cm" svg:x="6.873cm" svg:y="16.686cm">
          <text:p text:style-name="P11"><text:span text:style-name="T5">Увеличение сложности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ellipsoid" draw:cx="50%" draw:cy="70%" draw:start-color="#1f7a7a" draw:end-color="#adebeb" draw:start-intensity="100%" draw:end-intensity="100%" draw:angle="0" draw:border="0%"/>
    <draw:gradient draw:name="Gradient_20_11" draw:display-name="Gradient 11" draw:style="ellipsoid" draw:cx="50%" draw:cy="70%" draw:start-color="#1f7a7a" draw:end-color="#adebeb" draw:start-intensity="100%" draw:end-intensity="100%" draw:angle="1800" draw:border="0%"/>
    <draw:gradient draw:name="Gradient_20_12" draw:display-name="Gradient 12" draw:style="ellipsoid" draw:cx="50%" draw:cy="70%" draw:start-color="#269999" draw:end-color="#adebeb" draw:start-intensity="100%" draw:end-intensity="100%" draw:angle="900" draw:border="0%"/>
    <draw:gradient draw:name="Gradient_20_7" draw:display-name="Gradient 7" draw:style="linear" draw:start-color="#f5fcfc" draw:end-color="#c2f0f0" draw:start-intensity="100%" draw:end-intensity="100%" draw:angle="900" draw:border="0%"/>
    <draw:gradient draw:name="Gradient_20_8" draw:display-name="Gradient 8" draw:style="ellipsoid" draw:cx="50%" draw:cy="70%" draw:start-color="#1f7a7a" draw:end-color="#adebeb" draw:start-intensity="100%" draw:end-intensity="100%" draw:angle="900" draw:border="0%"/>
    <draw:gradient draw:name="Gradient_20_9" draw:display-name="Gradient 9" draw:style="ellipsoid" draw:cx="30%" draw:cy="70%" draw:start-color="#00b050" draw:end-color="#ffffff" draw:start-intensity="100%" draw:end-intensity="100%" draw:angle="90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marker draw:name="msArrowStealthEnd_20_6" draw:display-name="msArrowStealthEnd 6" svg:viewBox="0 0 300 500" svg:d="M150 0l150 500-150-200-150 200z"/>
    <draw:marker draw:name="msArrowStealthEnd_20_9" draw:display-name="msArrowStealthEnd 9" svg:viewBox="0 0 500 500" svg:d="M250 0l250 500-250-200-250 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000000" style:text-outline="false" style:text-line-through-style="none" fo:font-family="Verdana" fo:font-size="29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language-asian="ru" style:country-asian="RU" style:font-style-asian="normal" style:font-weight-asian="normal" style:font-family-complex="Mangal" style:font-family-generic-complex="system" style:font-pitch-complex="variable" style:font-size-complex="29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 fo:text-align="start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Обычный-outline3" style:family="presentation" style:parent-style-name="Обычный-outline2">
      <style:paragraph-properties fo:margin-top="0cm" fo:margin-bottom="0.3cm" fo:text-align="start" style:writing-mode="lr-tb"/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Обычный-outline4" style:family="presentation" style:parent-style-name="Обычный-outline3">
      <style:paragraph-properties fo:margin-top="0cm" fo:margin-bottom="0.2cm" fo:text-align="start" style:writing-mode="lr-tb"/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Verdana" style:font-family-generic="swiss" fo:font-size="36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ru" style:country-asian="RU" style:font-style-asian="normal" style:font-weight-asian="normal" style:font-family-complex="Mangal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solid" draw:fill-color="#ffffff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writing-mode="lr-tb"/>
      <style:text-properties fo:color="#000000" style:text-outline="false" style:text-line-through-style="none" fo:font-family="Verdana" fo:font-size="29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29pt" style:language-asian="ru" style:country-asian="RU" style:font-style-asian="normal" style:font-weight-asian="normal" style:font-family-complex="Mangal" style:font-family-generic-complex="system" style:font-pitch-complex="variable" style:font-size-complex="29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cm" fo:margin-bottom="0.4cm" fo:text-align="start" style:writing-mode="lr-tb"/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Обычный_20_1-outline3" style:display-name="Обычный 1-outline3" style:family="presentation" style:parent-style-name="Обычный_20_1-outline2">
      <style:paragraph-properties fo:margin-top="0cm" fo:margin-bottom="0.3cm" fo:text-align="start" style:writing-mode="lr-tb"/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Обычный_20_1-outline4" style:display-name="Обычный 1-outline4" style:family="presentation" style:parent-style-name="Обычный_20_1-outline3">
      <style:paragraph-properties fo:margin-top="0cm" fo:margin-bottom="0.2cm" fo:text-align="start" style:writing-mode="lr-tb"/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Обычный_20_1-outline5" style:display-name="Обычный 1-outline5" style:family="presentation" style:parent-style-name="Обычный_20_1-outline4">
      <style:paragraph-properties fo:margin-top="0cm" fo:margin-bottom="0.1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cm" fo:margin-bottom="0.1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cm" fo:margin-bottom="0.1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cm" fo:margin-bottom="0.1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cm" fo:margin-bottom="0.1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/>
      <style:text-properties fo:color="#000000" style:text-outline="false" style:text-line-through-style="none" fo:font-family="Verdana" style:font-family-generic="swiss" fo:font-size="36pt" fo:letter-spacing="normal" fo:language="ru" fo:country="RU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ru" style:country-asian="RU" style:font-style-asian="normal" style:font-weight-asian="normal" style:font-family-complex="Mangal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99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00666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Обычный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Обычный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Обычный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Обычный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Обычный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Обычный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Обычный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 style:font-independent-line-spacing="true"/>
      <style:text-properties fo:font-size="18pt"/>
    </style:style>
    <style:style style:name="MP5" style:family="paragraph">
      <style:paragraph-properties fo:margin-top="0cm" fo:margin-bottom="0cm" fo:text-align="start" style:writing-mode="lr-tb"/>
      <style:text-properties fo:font-size="18pt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font-size="18pt"/>
    </style:style>
    <style:style style:name="MP11" style:family="paragraph">
      <style:paragraph-properties fo:margin-left="0cm" fo:margin-right="0cm" fo:margin-top="0.204cm" fo:margin-bottom="0cm" fo:text-align="start" fo:text-indent="0cm" style:writing-mode="lr-tb"/>
      <style:text-properties fo:font-size="18pt"/>
    </style:style>
    <style:style style:name="MP12" style:family="paragraph">
      <style:paragraph-properties fo:margin-left="0cm" fo:margin-right="0cm" fo:margin-top="0.176cm" fo:margin-bottom="0cm" fo:text-align="start" fo:text-indent="0cm" style:writing-mode="lr-tb"/>
      <style:text-properties fo:font-size="18pt"/>
    </style:style>
    <style:style style:name="MP13" style:family="paragraph">
      <style:paragraph-properties fo:margin-left="0cm" fo:margin-right="0cm" fo:margin-top="0.155cm" fo:margin-bottom="0cm" fo:text-align="start" fo:text-indent="0cm" style:writing-mode="lr-tb"/>
      <style:text-properties fo:font-size="18pt"/>
    </style:style>
    <style:style style:name="MP14" style:family="paragraph">
      <style:paragraph-properties fo:margin-left="0cm" fo:margin-right="0cm" fo:margin-top="0.134cm" fo:margin-bottom="0cm" fo:text-align="start" fo:text-indent="0cm" style:writing-mode="lr-tb"/>
      <style:text-properties fo:font-size="18pt"/>
    </style:style>
    <style:style style:name="MT1" style:family="text">
      <style:text-properties fo:color="#006666" style:text-line-through-style="none" fo:font-family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color="#000000" style:text-line-through-style="none" fo:font-family="Verdan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006666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000000" style:text-line-through-style="none" fo:font-family="Verdana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5" style:family="text">
      <style:text-properties fo:color="#000000" style:text-line-through-style="none" fo:font-family="Verdana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color="#000000" style:text-line-through-style="none" fo:font-family="Verdan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000000" style:text-line-through-style="none" fo:font-family="Verdana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99cccc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99cccc" fo:font-size="70%"/>
      </text:list-level-style-bullet>
      <text:list-level-style-bullet text:level="3" text:bullet-char="¡">
        <style:list-level-properties text:space-before="2.541cm" text:min-label-width="0.634cm"/>
        <style:text-properties fo:font-family="Wingdings" fo:color="#006666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99cccc" fo:font-size="70%"/>
      </text:list-level-style-bullet>
      <text:list-level-style-bullet text:level="3" text:bullet-char="¡">
        <style:list-level-properties text:space-before="2.541cm" text:min-label-width="0.634cm"/>
        <style:text-properties fo:font-family="Wingdings" fo:color="#006666" fo:font-size="65%"/>
      </text:list-level-style-bullet>
      <text:list-level-style-bullet text:level="4" text:bullet-char="l">
        <style:list-level-properties text:space-before="3.811cm" text:min-label-width="0.634cm"/>
        <style:text-properties fo:font-family="Wingdings" fo:color="#99cccc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¡">
        <style:list-level-properties text:space-before="0.001cm" text:min-label-width="0.952cm"/>
        <style:text-properties fo:font-family="Wingdings" fo:color="#006666" fo:font-size="70%"/>
      </text:list-level-style-bullet>
      <text:list-level-style-bullet text:level="2" text:bullet-char="l">
        <style:list-level-properties text:space-before="1.271cm" text:min-label-width="0.793cm"/>
        <style:text-properties fo:font-family="Wingdings" fo:color="#99cccc" fo:font-size="70%"/>
      </text:list-level-style-bullet>
      <text:list-level-style-bullet text:level="3" text:bullet-char="¡">
        <style:list-level-properties text:space-before="2.541cm" text:min-label-width="0.634cm"/>
        <style:text-properties fo:font-family="Wingdings" fo:color="#006666" fo:font-size="65%"/>
      </text:list-level-style-bullet>
      <text:list-level-style-bullet text:level="4" text:bullet-char="l">
        <style:list-level-properties text:space-before="3.811cm" text:min-label-width="0.634cm"/>
        <style:text-properties fo:font-family="Wingdings" fo:color="#99cccc" fo:font-size="70%"/>
      </text:list-level-style-bullet>
      <text:list-level-style-bullet text:level="5" text:bullet-char="¡">
        <style:list-level-properties text:space-before="5.081cm" text:min-label-width="0.634cm"/>
        <style:text-properties fo:font-family="Wingdings" fo:color="#006666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</style:handout-master>
    <style:master-page style:name="Обычный" style:page-layout-name="PM1" draw:style-name="Mdp1">
      <draw:g draw:name="Group 2">
        <draw:custom-shape draw:name="AutoShape 3" draw:style-name="Mgr3" draw:text-style-name="MP3" draw:layer="layout" svg:width="11.429cm" svg:height="8.677cm" svg:x="-8.996cm" svg:y="1.905cm">
          <text:p/>
          <draw:enhanced-geometry draw:mirror-horizontal="false" draw:mirror-vertical="false" svg:viewBox="0 0 64000 64000" draw:type="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"/>
            <draw:equation draw:name="f23" draw:formula=""/>
            <draw:equation draw:name="f24" draw:formula="0+?f17 -?f0 "/>
            <draw:equation draw:name="f25" draw:formula=""/>
            <draw:equation draw:name="f26" draw:formula=""/>
            <draw:equation draw:name="f27" draw:formula="?f23 +0-1"/>
            <draw:equation draw:name="f28" draw:formula="?f26 +1-0"/>
            <draw:equation draw:name="f29" draw:formula="0+?f26 -?f7 "/>
            <draw:equation draw:name="f30" draw:formula=""/>
            <draw:equation draw:name="f31" draw:formula=""/>
            <draw:equation draw:name="f32" draw:formula=""/>
            <draw:equation draw:name="f33" draw:formula="0+?f18 -?f23 "/>
            <draw:equation draw:name="f34" draw:formula=""/>
            <draw:equation draw:name="f35" draw:formula=""/>
            <draw:equation draw:name="f36" draw:formula="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18296--32000"/>
            <draw:equation draw:name="f41" draw:formula="?f40 *width/64000"/>
            <draw:equation draw:name="f42" draw:formula="0+-26254--32000"/>
            <draw:equation draw:name="f43" draw:formula="-26254*height/64000"/>
            <draw:equation draw:name="f44" draw:formula="0+32000--32000"/>
            <draw:equation draw:name="f45" draw:formula="?f44 *width/64000"/>
            <draw:equation draw:name="f46" draw:formula="0+0--32000"/>
            <draw:equation draw:name="f47" draw:formula="0*height/64000"/>
            <draw:equation draw:name="f48" draw:formula="0+18296--32000"/>
            <draw:equation draw:name="f49" draw:formula="?f48 *width/64000"/>
            <draw:equation draw:name="f50" draw:formula="0+26253--32000"/>
            <draw:equation draw:name="f51" draw:formula="26253*height/64000"/>
            <draw:equation draw:name="f52" draw:formula="0+18296--32000"/>
            <draw:equation draw:name="f53" draw:formula="?f52 *width/64000"/>
            <draw:equation draw:name="f54" draw:formula="0+26253--32000"/>
            <draw:equation draw:name="f55" draw:formula="26253*height/64000"/>
            <draw:equation draw:name="f56" draw:formula="0+18295--32000"/>
            <draw:equation draw:name="f57" draw:formula="?f56 *width/64000"/>
            <draw:equation draw:name="f58" draw:formula="0+26253--32000"/>
            <draw:equation draw:name="f59" draw:formula="26253*height/64000"/>
            <draw:equation draw:name="f60" draw:formula="0+18296--32000"/>
            <draw:equation draw:name="f61" draw:formula="?f60 *width/64000"/>
            <draw:equation draw:name="f62" draw:formula="0+26254--32000"/>
            <draw:equation draw:name="f63" draw:formula="26254*height/64000"/>
            <draw:equation draw:name="f64" draw:formula="0+18296--32000"/>
            <draw:equation draw:name="f65" draw:formula="?f64 *width/64000"/>
            <draw:equation draw:name="f66" draw:formula="0+-26254--32000"/>
            <draw:equation draw:name="f67" draw:formula="-26254*height/64000"/>
            <draw:equation draw:name="f68" draw:formula="0+18295--32000"/>
            <draw:equation draw:name="f69" draw:formula="?f68 *width/64000"/>
            <draw:equation draw:name="f70" draw:formula="0+-26254--32000"/>
            <draw:equation draw:name="f71" draw:formula="-26254*height/64000"/>
            <draw:equation draw:name="f72" draw:formula="0+18296--32000"/>
            <draw:equation draw:name="f73" draw:formula="?f72 *width/64000"/>
            <draw:equation draw:name="f74" draw:formula="0+-26254--32000"/>
            <draw:equation draw:name="f75" draw:formula="-26254*height/64000"/>
            <draw:equation draw:name="f76" draw:formula="0+?f39 --32000"/>
            <draw:equation draw:name="f77" draw:formula="?f76 *width/64000"/>
            <draw:equation draw:name="f78" draw:formula="0+?f23 --32000"/>
            <draw:equation draw:name="f79" draw:formula="?f23 *height/64000"/>
            <draw:equation draw:name="f80" draw:formula="0+?f37 --32000"/>
            <draw:equation draw:name="f81" draw:formula="?f80 *width/64000"/>
            <draw:equation draw:name="f82" draw:formula="0+?f26 --32000"/>
            <draw:equation draw:name="f83" draw:formula="?f26 *height/64000"/>
          </draw:enhanced-geometry>
        </draw:custom-shape>
        <draw:custom-shape draw:name="AutoShape 4" draw:style-name="Mgr4" draw:text-style-name="MP3" draw:layer="layout" svg:width="8.594cm" svg:height="8.761cm" svg:x="-6.738cm" svg:y="0cm">
          <text:p/>
          <draw:enhanced-geometry draw:mirror-horizontal="false" draw:mirror-vertical="false" svg:viewBox="0 0 64000 64000" draw:type="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"/>
            <draw:equation draw:name="f23" draw:formula=""/>
            <draw:equation draw:name="f24" draw:formula="0+?f17 -?f0 "/>
            <draw:equation draw:name="f25" draw:formula=""/>
            <draw:equation draw:name="f26" draw:formula=""/>
            <draw:equation draw:name="f27" draw:formula="?f23 +0-1"/>
            <draw:equation draw:name="f28" draw:formula="?f26 +1-0"/>
            <draw:equation draw:name="f29" draw:formula="0+?f26 -?f7 "/>
            <draw:equation draw:name="f30" draw:formula=""/>
            <draw:equation draw:name="f31" draw:formula=""/>
            <draw:equation draw:name="f32" draw:formula=""/>
            <draw:equation draw:name="f33" draw:formula="0+?f18 -?f23 "/>
            <draw:equation draw:name="f34" draw:formula=""/>
            <draw:equation draw:name="f35" draw:formula=""/>
            <draw:equation draw:name="f36" draw:formula="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18077--32000"/>
            <draw:equation draw:name="f41" draw:formula="?f40 *width/64000"/>
            <draw:equation draw:name="f42" draw:formula="0+-26405--32000"/>
            <draw:equation draw:name="f43" draw:formula="-26405*height/64000"/>
            <draw:equation draw:name="f44" draw:formula="0+32000--32000"/>
            <draw:equation draw:name="f45" draw:formula="?f44 *width/64000"/>
            <draw:equation draw:name="f46" draw:formula="0+0--32000"/>
            <draw:equation draw:name="f47" draw:formula="0*height/64000"/>
            <draw:equation draw:name="f48" draw:formula="0+18077--32000"/>
            <draw:equation draw:name="f49" draw:formula="?f48 *width/64000"/>
            <draw:equation draw:name="f50" draw:formula="0+26404--32000"/>
            <draw:equation draw:name="f51" draw:formula="26404*height/64000"/>
            <draw:equation draw:name="f52" draw:formula="0+18077--32000"/>
            <draw:equation draw:name="f53" draw:formula="?f52 *width/64000"/>
            <draw:equation draw:name="f54" draw:formula="0+26404--32000"/>
            <draw:equation draw:name="f55" draw:formula="26404*height/64000"/>
            <draw:equation draw:name="f56" draw:formula="0+18076--32000"/>
            <draw:equation draw:name="f57" draw:formula="?f56 *width/64000"/>
            <draw:equation draw:name="f58" draw:formula="0+26404--32000"/>
            <draw:equation draw:name="f59" draw:formula="26404*height/64000"/>
            <draw:equation draw:name="f60" draw:formula="0+18077--32000"/>
            <draw:equation draw:name="f61" draw:formula="?f60 *width/64000"/>
            <draw:equation draw:name="f62" draw:formula="0+26405--32000"/>
            <draw:equation draw:name="f63" draw:formula="26405*height/64000"/>
            <draw:equation draw:name="f64" draw:formula="0+18077--32000"/>
            <draw:equation draw:name="f65" draw:formula="?f64 *width/64000"/>
            <draw:equation draw:name="f66" draw:formula="0+-26405--32000"/>
            <draw:equation draw:name="f67" draw:formula="-26405*height/64000"/>
            <draw:equation draw:name="f68" draw:formula="0+18076--32000"/>
            <draw:equation draw:name="f69" draw:formula="?f68 *width/64000"/>
            <draw:equation draw:name="f70" draw:formula="0+-26405--32000"/>
            <draw:equation draw:name="f71" draw:formula="-26405*height/64000"/>
            <draw:equation draw:name="f72" draw:formula="0+18077--32000"/>
            <draw:equation draw:name="f73" draw:formula="?f72 *width/64000"/>
            <draw:equation draw:name="f74" draw:formula="0+-26405--32000"/>
            <draw:equation draw:name="f75" draw:formula="-26405*height/64000"/>
            <draw:equation draw:name="f76" draw:formula="0+?f39 --32000"/>
            <draw:equation draw:name="f77" draw:formula="?f76 *width/64000"/>
            <draw:equation draw:name="f78" draw:formula="0+?f23 --32000"/>
            <draw:equation draw:name="f79" draw:formula="?f23 *height/64000"/>
            <draw:equation draw:name="f80" draw:formula="0+?f37 --32000"/>
            <draw:equation draw:name="f81" draw:formula="?f80 *width/64000"/>
            <draw:equation draw:name="f82" draw:formula="0+?f26 --32000"/>
            <draw:equation draw:name="f83" draw:formula="?f26 *height/64000"/>
          </draw:enhanced-geometry>
        </draw:custom-shape>
        <draw:line draw:name="Line 5" draw:style-name="Mgr5" draw:text-style-name="MP4" draw:layer="layout" svg:x1="3.81cm" svg:y1="4.233cm" svg:x2="24.13cm" svg:y2="4.233cm">
          <text:p/>
        </draw:line>
      </draw:g>
      <draw:g draw:name="Group 2">
        <draw:line draw:name="Line 3" draw:style-name="Mgr5" draw:text-style-name="MP4" draw:layer="layout" svg:x1="4.021cm" svg:y1="6.985cm" svg:x2="24.13cm" svg:y2="6.985cm">
          <text:p/>
        </draw:line>
        <draw:custom-shape draw:name="AutoShape 4" draw:style-name="Mgr3" draw:text-style-name="MP3" draw:layer="layout" svg:width="10.159cm" svg:height="10.159cm" svg:x="-6.985cm" svg:y="3.81cm">
          <text:p/>
          <draw:enhanced-geometry draw:mirror-horizontal="false" draw:mirror-vertical="false" svg:viewBox="0 0 64000 64000" draw:type="non-primitive" draw:enhanced-path="M 44083 2368 C 56127 7280 64000 18993 64000 32000 64000 45006 56127 56719 44083 61631 44082 61631 44082 61631 44082 61631 L 44083 61632 44083 2368 44082 2368 C 44082 2368 44082 2368 44083 2368 Z N">
            <draw:equation draw:name="f0" draw:formula="12083+0-0"/>
            <draw:equation draw:name="f1" draw:formula="-3200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"/>
            <draw:equation draw:name="f23" draw:formula=""/>
            <draw:equation draw:name="f24" draw:formula="0+?f17 -?f0 "/>
            <draw:equation draw:name="f25" draw:formula=""/>
            <draw:equation draw:name="f26" draw:formula=""/>
            <draw:equation draw:name="f27" draw:formula="?f23 +0-1"/>
            <draw:equation draw:name="f28" draw:formula="?f26 +1-0"/>
            <draw:equation draw:name="f29" draw:formula="0+?f26 -?f7 "/>
            <draw:equation draw:name="f30" draw:formula=""/>
            <draw:equation draw:name="f31" draw:formula=""/>
            <draw:equation draw:name="f32" draw:formula=""/>
            <draw:equation draw:name="f33" draw:formula="0+?f18 -?f23 "/>
            <draw:equation draw:name="f34" draw:formula=""/>
            <draw:equation draw:name="f35" draw:formula=""/>
            <draw:equation draw:name="f36" draw:formula="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12083--32000"/>
            <draw:equation draw:name="f41" draw:formula="?f40 *width/64000"/>
            <draw:equation draw:name="f42" draw:formula="0+-29632--32000"/>
            <draw:equation draw:name="f43" draw:formula="-29632*height/64000"/>
            <draw:equation draw:name="f44" draw:formula="0+32000--32000"/>
            <draw:equation draw:name="f45" draw:formula="?f44 *width/64000"/>
            <draw:equation draw:name="f46" draw:formula="0+0--32000"/>
            <draw:equation draw:name="f47" draw:formula="0*height/64000"/>
            <draw:equation draw:name="f48" draw:formula="0+12083--32000"/>
            <draw:equation draw:name="f49" draw:formula="?f48 *width/64000"/>
            <draw:equation draw:name="f50" draw:formula="0+29631--32000"/>
            <draw:equation draw:name="f51" draw:formula="29631*height/64000"/>
            <draw:equation draw:name="f52" draw:formula="0+12083--32000"/>
            <draw:equation draw:name="f53" draw:formula="?f52 *width/64000"/>
            <draw:equation draw:name="f54" draw:formula="0+29631--32000"/>
            <draw:equation draw:name="f55" draw:formula="29631*height/64000"/>
            <draw:equation draw:name="f56" draw:formula="0+12082--32000"/>
            <draw:equation draw:name="f57" draw:formula="?f56 *width/64000"/>
            <draw:equation draw:name="f58" draw:formula="0+29631--32000"/>
            <draw:equation draw:name="f59" draw:formula="29631*height/64000"/>
            <draw:equation draw:name="f60" draw:formula="0+12083--32000"/>
            <draw:equation draw:name="f61" draw:formula="?f60 *width/64000"/>
            <draw:equation draw:name="f62" draw:formula="0+29632--32000"/>
            <draw:equation draw:name="f63" draw:formula="29632*height/64000"/>
            <draw:equation draw:name="f64" draw:formula="0+12083--32000"/>
            <draw:equation draw:name="f65" draw:formula="?f64 *width/64000"/>
            <draw:equation draw:name="f66" draw:formula="0+-29632--32000"/>
            <draw:equation draw:name="f67" draw:formula="-29632*height/64000"/>
            <draw:equation draw:name="f68" draw:formula="0+12082--32000"/>
            <draw:equation draw:name="f69" draw:formula="?f68 *width/64000"/>
            <draw:equation draw:name="f70" draw:formula="0+-29632--32000"/>
            <draw:equation draw:name="f71" draw:formula="-29632*height/64000"/>
            <draw:equation draw:name="f72" draw:formula="0+12083--32000"/>
            <draw:equation draw:name="f73" draw:formula="?f72 *width/64000"/>
            <draw:equation draw:name="f74" draw:formula="0+-29632--32000"/>
            <draw:equation draw:name="f75" draw:formula="-29632*height/64000"/>
            <draw:equation draw:name="f76" draw:formula="0+?f39 --32000"/>
            <draw:equation draw:name="f77" draw:formula="?f76 *width/64000"/>
            <draw:equation draw:name="f78" draw:formula="0+?f23 --32000"/>
            <draw:equation draw:name="f79" draw:formula="?f23 *height/64000"/>
            <draw:equation draw:name="f80" draw:formula="0+?f37 --32000"/>
            <draw:equation draw:name="f81" draw:formula="?f80 *width/64000"/>
            <draw:equation draw:name="f82" draw:formula="0+?f26 --32000"/>
            <draw:equation draw:name="f83" draw:formula="?f26 *height/64000"/>
          </draw:enhanced-geometry>
        </draw:custom-shape>
        <draw:custom-shape draw:name="AutoShape 5" draw:style-name="Mgr4" draw:text-style-name="MP3" draw:layer="layout" svg:width="11.217cm" svg:height="11.217cm" svg:x="-8.952cm" svg:y="0.847cm">
          <text:p/>
          <draw:enhanced-geometry draw:mirror-horizontal="false" draw:mirror-vertical="false" svg:viewBox="0 0 64000 64000" draw:type="non-primitive" draw:enhanced-path="M 50994 6246 C 59172 12279 64000 21837 64000 32000 64000 42162 59172 51720 50994 57753 50993 57753 50993 57753 50993 57753 L 50994 57754 50994 6246 50993 6246 C 50993 6246 50993 6246 50994 6246 Z N">
            <draw:equation draw:name="f0" draw:formula="18994+0-0"/>
            <draw:equation draw:name="f1" draw:formula="-30013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"/>
            <draw:equation draw:name="f23" draw:formula=""/>
            <draw:equation draw:name="f24" draw:formula="0+?f17 -?f0 "/>
            <draw:equation draw:name="f25" draw:formula=""/>
            <draw:equation draw:name="f26" draw:formula=""/>
            <draw:equation draw:name="f27" draw:formula="?f23 +0-1"/>
            <draw:equation draw:name="f28" draw:formula="?f26 +1-0"/>
            <draw:equation draw:name="f29" draw:formula="0+?f26 -?f7 "/>
            <draw:equation draw:name="f30" draw:formula=""/>
            <draw:equation draw:name="f31" draw:formula=""/>
            <draw:equation draw:name="f32" draw:formula=""/>
            <draw:equation draw:name="f33" draw:formula="0+?f18 -?f23 "/>
            <draw:equation draw:name="f34" draw:formula=""/>
            <draw:equation draw:name="f35" draw:formula=""/>
            <draw:equation draw:name="f36" draw:formula="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18994--32000"/>
            <draw:equation draw:name="f41" draw:formula="?f40 *width/64000"/>
            <draw:equation draw:name="f42" draw:formula="0+-25754--32000"/>
            <draw:equation draw:name="f43" draw:formula="-25754*height/64000"/>
            <draw:equation draw:name="f44" draw:formula="0+32000--32000"/>
            <draw:equation draw:name="f45" draw:formula="?f44 *width/64000"/>
            <draw:equation draw:name="f46" draw:formula="0+0--32000"/>
            <draw:equation draw:name="f47" draw:formula="0*height/64000"/>
            <draw:equation draw:name="f48" draw:formula="0+18994--32000"/>
            <draw:equation draw:name="f49" draw:formula="?f48 *width/64000"/>
            <draw:equation draw:name="f50" draw:formula="0+25753--32000"/>
            <draw:equation draw:name="f51" draw:formula="25753*height/64000"/>
            <draw:equation draw:name="f52" draw:formula="0+18994--32000"/>
            <draw:equation draw:name="f53" draw:formula="?f52 *width/64000"/>
            <draw:equation draw:name="f54" draw:formula="0+25753--32000"/>
            <draw:equation draw:name="f55" draw:formula="25753*height/64000"/>
            <draw:equation draw:name="f56" draw:formula="0+18993--32000"/>
            <draw:equation draw:name="f57" draw:formula="?f56 *width/64000"/>
            <draw:equation draw:name="f58" draw:formula="0+25753--32000"/>
            <draw:equation draw:name="f59" draw:formula="25753*height/64000"/>
            <draw:equation draw:name="f60" draw:formula="0+18994--32000"/>
            <draw:equation draw:name="f61" draw:formula="?f60 *width/64000"/>
            <draw:equation draw:name="f62" draw:formula="0+25754--32000"/>
            <draw:equation draw:name="f63" draw:formula="25754*height/64000"/>
            <draw:equation draw:name="f64" draw:formula="0+18994--32000"/>
            <draw:equation draw:name="f65" draw:formula="?f64 *width/64000"/>
            <draw:equation draw:name="f66" draw:formula="0+-25754--32000"/>
            <draw:equation draw:name="f67" draw:formula="-25754*height/64000"/>
            <draw:equation draw:name="f68" draw:formula="0+18993--32000"/>
            <draw:equation draw:name="f69" draw:formula="?f68 *width/64000"/>
            <draw:equation draw:name="f70" draw:formula="0+-25754--32000"/>
            <draw:equation draw:name="f71" draw:formula="-25754*height/64000"/>
            <draw:equation draw:name="f72" draw:formula="0+18994--32000"/>
            <draw:equation draw:name="f73" draw:formula="?f72 *width/64000"/>
            <draw:equation draw:name="f74" draw:formula="0+-25754--32000"/>
            <draw:equation draw:name="f75" draw:formula="-25754*height/64000"/>
            <draw:equation draw:name="f76" draw:formula="0+?f39 --32000"/>
            <draw:equation draw:name="f77" draw:formula="?f76 *width/64000"/>
            <draw:equation draw:name="f78" draw:formula="0+?f23 --32000"/>
            <draw:equation draw:name="f79" draw:formula="?f23 *height/64000"/>
            <draw:equation draw:name="f80" draw:formula="0+?f37 --32000"/>
            <draw:equation draw:name="f81" draw:formula="?f80 *width/64000"/>
            <draw:equation draw:name="f82" draw:formula="0+?f26 --32000"/>
            <draw:equation draw:name="f83" draw:formula="?f26 *height/64000"/>
          </draw:enhanced-geometry>
        </draw:custom-shape>
      </draw:g>
      <draw:frame draw:name="Rectangle 6" presentation:style-name="Mpr1" draw:text-style-name="MP3" draw:layer="backgroundobjects" svg:width="20.107cm" svg:height="4.012cm" svg:x="4.008cm" svg:y="2.738cm" presentation:class="title" presentation:user-transformed="true">
        <draw:text-box>
          <text:p text:style-name="MP5"><text:span text:style-name="MT1">Для правки текста заголовка щелкните мышьюОбразец заголовка</text:span></text:p>
        </draw:text-box>
      </draw:frame>
      <draw:frame draw:name="Rectangle 8" presentation:style-name="Mpr2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Rectangle 9" presentation:style-name="Mpr2" draw:text-style-name="MP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Rectangle 10" presentation:style-name="Mpr2" draw:text-style-name="MP9" draw:layer="backgroundobjects" svg:width="5.926cm" svg:height="1.269cm" svg:x="18.203cm" svg:y="17.357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draw:frame presentation:style-name="Обычный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Обычный_20_1" style:display-name="Обычный 1" style:page-layout-name="PM1" draw:style-name="Mdp1">
      <draw:g draw:name="Group 2">
        <draw:custom-shape draw:name="AutoShape 3" draw:style-name="Mgr3" draw:text-style-name="MP3" draw:layer="layout" svg:width="11.429cm" svg:height="8.677cm" svg:x="-8.996cm" svg:y="1.905cm">
          <text:p/>
          <draw:enhanced-geometry draw:mirror-horizontal="false" draw:mirror-vertical="false" svg:viewBox="0 0 64000 64000" draw:type="non-primitive" draw:enhanced-path="M 50296 5746 C 58882 11730 64000 21534 64000 32000 64000 42465 58882 52269 50296 58253 50296 58253 50296 58253 50295 58253 L 50296 58254 50296 5746 50295 5746 C 50296 5746 50296 5746 50296 5746 Z N">
            <draw:equation draw:name="f0" draw:formula="18296+0-0"/>
            <draw:equation draw:name="f1" draw:formula="-30880+0-0"/>
            <draw:equation draw:name="f2" draw:formula="31512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"/>
            <draw:equation draw:name="f23" draw:formula=""/>
            <draw:equation draw:name="f24" draw:formula="0+?f17 -?f0 "/>
            <draw:equation draw:name="f25" draw:formula=""/>
            <draw:equation draw:name="f26" draw:formula=""/>
            <draw:equation draw:name="f27" draw:formula="?f23 +0-1"/>
            <draw:equation draw:name="f28" draw:formula="?f26 +1-0"/>
            <draw:equation draw:name="f29" draw:formula="0+?f26 -?f7 "/>
            <draw:equation draw:name="f30" draw:formula=""/>
            <draw:equation draw:name="f31" draw:formula=""/>
            <draw:equation draw:name="f32" draw:formula=""/>
            <draw:equation draw:name="f33" draw:formula="0+?f18 -?f23 "/>
            <draw:equation draw:name="f34" draw:formula=""/>
            <draw:equation draw:name="f35" draw:formula=""/>
            <draw:equation draw:name="f36" draw:formula="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18296--32000"/>
            <draw:equation draw:name="f41" draw:formula="?f40 *width/64000"/>
            <draw:equation draw:name="f42" draw:formula="0+-26254--32000"/>
            <draw:equation draw:name="f43" draw:formula="-26254*height/64000"/>
            <draw:equation draw:name="f44" draw:formula="0+32000--32000"/>
            <draw:equation draw:name="f45" draw:formula="?f44 *width/64000"/>
            <draw:equation draw:name="f46" draw:formula="0+0--32000"/>
            <draw:equation draw:name="f47" draw:formula="0*height/64000"/>
            <draw:equation draw:name="f48" draw:formula="0+18296--32000"/>
            <draw:equation draw:name="f49" draw:formula="?f48 *width/64000"/>
            <draw:equation draw:name="f50" draw:formula="0+26253--32000"/>
            <draw:equation draw:name="f51" draw:formula="26253*height/64000"/>
            <draw:equation draw:name="f52" draw:formula="0+18296--32000"/>
            <draw:equation draw:name="f53" draw:formula="?f52 *width/64000"/>
            <draw:equation draw:name="f54" draw:formula="0+26253--32000"/>
            <draw:equation draw:name="f55" draw:formula="26253*height/64000"/>
            <draw:equation draw:name="f56" draw:formula="0+18295--32000"/>
            <draw:equation draw:name="f57" draw:formula="?f56 *width/64000"/>
            <draw:equation draw:name="f58" draw:formula="0+26253--32000"/>
            <draw:equation draw:name="f59" draw:formula="26253*height/64000"/>
            <draw:equation draw:name="f60" draw:formula="0+18296--32000"/>
            <draw:equation draw:name="f61" draw:formula="?f60 *width/64000"/>
            <draw:equation draw:name="f62" draw:formula="0+26254--32000"/>
            <draw:equation draw:name="f63" draw:formula="26254*height/64000"/>
            <draw:equation draw:name="f64" draw:formula="0+18296--32000"/>
            <draw:equation draw:name="f65" draw:formula="?f64 *width/64000"/>
            <draw:equation draw:name="f66" draw:formula="0+-26254--32000"/>
            <draw:equation draw:name="f67" draw:formula="-26254*height/64000"/>
            <draw:equation draw:name="f68" draw:formula="0+18295--32000"/>
            <draw:equation draw:name="f69" draw:formula="?f68 *width/64000"/>
            <draw:equation draw:name="f70" draw:formula="0+-26254--32000"/>
            <draw:equation draw:name="f71" draw:formula="-26254*height/64000"/>
            <draw:equation draw:name="f72" draw:formula="0+18296--32000"/>
            <draw:equation draw:name="f73" draw:formula="?f72 *width/64000"/>
            <draw:equation draw:name="f74" draw:formula="0+-26254--32000"/>
            <draw:equation draw:name="f75" draw:formula="-26254*height/64000"/>
            <draw:equation draw:name="f76" draw:formula="0+?f39 --32000"/>
            <draw:equation draw:name="f77" draw:formula="?f76 *width/64000"/>
            <draw:equation draw:name="f78" draw:formula="0+?f23 --32000"/>
            <draw:equation draw:name="f79" draw:formula="?f23 *height/64000"/>
            <draw:equation draw:name="f80" draw:formula="0+?f37 --32000"/>
            <draw:equation draw:name="f81" draw:formula="?f80 *width/64000"/>
            <draw:equation draw:name="f82" draw:formula="0+?f26 --32000"/>
            <draw:equation draw:name="f83" draw:formula="?f26 *height/64000"/>
          </draw:enhanced-geometry>
        </draw:custom-shape>
        <draw:custom-shape draw:name="AutoShape 4" draw:style-name="Mgr4" draw:text-style-name="MP3" draw:layer="layout" svg:width="8.594cm" svg:height="8.761cm" svg:x="-6.738cm" svg:y="0cm">
          <text:p/>
          <draw:enhanced-geometry draw:mirror-horizontal="false" draw:mirror-vertical="false" svg:viewBox="0 0 64000 64000" draw:type="non-primitive" draw:enhanced-path="M 50077 5595 C 58790 11560 64000 21440 64000 32000 64000 42559 58790 52439 50077 58404 50077 58404 50077 58404 50076 58404 L 50077 58405 50077 5595 50076 5595 C 50077 5595 50077 5595 50077 5595 Z N">
            <draw:equation draw:name="f0" draw:formula="18077+0-0"/>
            <draw:equation draw:name="f1" draw:formula="-30880+0-0"/>
            <draw:equation draw:name="f2" draw:formula="32000+0-0"/>
            <draw:equation draw:name="f3" draw:formula="32000*32000/1"/>
            <draw:equation draw:name="f4" draw:formula="?f0 *?f0 /1"/>
            <draw:equation draw:name="f5" draw:formula="0+?f3 -?f4 "/>
            <draw:equation draw:name="f6" draw:formula="sqrt(?f5 )"/>
            <draw:equation draw:name="f7" draw:formula="32000*?f6 /32000"/>
            <draw:equation draw:name="f8" draw:formula="32000*32000/1"/>
            <draw:equation draw:name="f9" draw:formula="?f1 *?f1 /1"/>
            <draw:equation draw:name="f10" draw:formula="0+?f8 -?f9 "/>
            <draw:equation draw:name="f11" draw:formula="sqrt(?f10 )"/>
            <draw:equation draw:name="f12" draw:formula="32000*?f11 /32000"/>
            <draw:equation draw:name="f13" draw:formula="32000*32000/1"/>
            <draw:equation draw:name="f14" draw:formula="?f2 *?f2 /1"/>
            <draw:equation draw:name="f15" draw:formula="0+?f13 -?f14 "/>
            <draw:equation draw:name="f16" draw:formula="sqrt(?f15 )"/>
            <draw:equation draw:name="f17" draw:formula="32000*?f16 /32000"/>
            <draw:equation draw:name="f18" draw:formula="0+0-?f7 "/>
            <draw:equation draw:name="f19" draw:formula="0+0-?f12 "/>
            <draw:equation draw:name="f20" draw:formula="0+0-?f17 "/>
            <draw:equation draw:name="f21" draw:formula="0+?f12 -?f0 "/>
            <draw:equation draw:name="f22" draw:formula=""/>
            <draw:equation draw:name="f23" draw:formula=""/>
            <draw:equation draw:name="f24" draw:formula="0+?f17 -?f0 "/>
            <draw:equation draw:name="f25" draw:formula=""/>
            <draw:equation draw:name="f26" draw:formula=""/>
            <draw:equation draw:name="f27" draw:formula="?f23 +0-1"/>
            <draw:equation draw:name="f28" draw:formula="?f26 +1-0"/>
            <draw:equation draw:name="f29" draw:formula="0+?f26 -?f7 "/>
            <draw:equation draw:name="f30" draw:formula=""/>
            <draw:equation draw:name="f31" draw:formula=""/>
            <draw:equation draw:name="f32" draw:formula=""/>
            <draw:equation draw:name="f33" draw:formula="0+?f18 -?f23 "/>
            <draw:equation draw:name="f34" draw:formula=""/>
            <draw:equation draw:name="f35" draw:formula=""/>
            <draw:equation draw:name="f36" draw:formula=""/>
            <draw:equation draw:name="f37" draw:formula="min(?f22 ,?f25 )"/>
            <draw:equation draw:name="f38" draw:formula="max(?f20 ,?f19 )"/>
            <draw:equation draw:name="f39" draw:formula="max(?f38 ,?f0 )"/>
            <draw:equation draw:name="f40" draw:formula="0+18077--32000"/>
            <draw:equation draw:name="f41" draw:formula="?f40 *width/64000"/>
            <draw:equation draw:name="f42" draw:formula="0+-26405--32000"/>
            <draw:equation draw:name="f43" draw:formula="-26405*height/64000"/>
            <draw:equation draw:name="f44" draw:formula="0+32000--32000"/>
            <draw:equation draw:name="f45" draw:formula="?f44 *width/64000"/>
            <draw:equation draw:name="f46" draw:formula="0+0--32000"/>
            <draw:equation draw:name="f47" draw:formula="0*height/64000"/>
            <draw:equation draw:name="f48" draw:formula="0+18077--32000"/>
            <draw:equation draw:name="f49" draw:formula="?f48 *width/64000"/>
            <draw:equation draw:name="f50" draw:formula="0+26404--32000"/>
            <draw:equation draw:name="f51" draw:formula="26404*height/64000"/>
            <draw:equation draw:name="f52" draw:formula="0+18077--32000"/>
            <draw:equation draw:name="f53" draw:formula="?f52 *width/64000"/>
            <draw:equation draw:name="f54" draw:formula="0+26404--32000"/>
            <draw:equation draw:name="f55" draw:formula="26404*height/64000"/>
            <draw:equation draw:name="f56" draw:formula="0+18076--32000"/>
            <draw:equation draw:name="f57" draw:formula="?f56 *width/64000"/>
            <draw:equation draw:name="f58" draw:formula="0+26404--32000"/>
            <draw:equation draw:name="f59" draw:formula="26404*height/64000"/>
            <draw:equation draw:name="f60" draw:formula="0+18077--32000"/>
            <draw:equation draw:name="f61" draw:formula="?f60 *width/64000"/>
            <draw:equation draw:name="f62" draw:formula="0+26405--32000"/>
            <draw:equation draw:name="f63" draw:formula="26405*height/64000"/>
            <draw:equation draw:name="f64" draw:formula="0+18077--32000"/>
            <draw:equation draw:name="f65" draw:formula="?f64 *width/64000"/>
            <draw:equation draw:name="f66" draw:formula="0+-26405--32000"/>
            <draw:equation draw:name="f67" draw:formula="-26405*height/64000"/>
            <draw:equation draw:name="f68" draw:formula="0+18076--32000"/>
            <draw:equation draw:name="f69" draw:formula="?f68 *width/64000"/>
            <draw:equation draw:name="f70" draw:formula="0+-26405--32000"/>
            <draw:equation draw:name="f71" draw:formula="-26405*height/64000"/>
            <draw:equation draw:name="f72" draw:formula="0+18077--32000"/>
            <draw:equation draw:name="f73" draw:formula="?f72 *width/64000"/>
            <draw:equation draw:name="f74" draw:formula="0+-26405--32000"/>
            <draw:equation draw:name="f75" draw:formula="-26405*height/64000"/>
            <draw:equation draw:name="f76" draw:formula="0+?f39 --32000"/>
            <draw:equation draw:name="f77" draw:formula="?f76 *width/64000"/>
            <draw:equation draw:name="f78" draw:formula="0+?f23 --32000"/>
            <draw:equation draw:name="f79" draw:formula="?f23 *height/64000"/>
            <draw:equation draw:name="f80" draw:formula="0+?f37 --32000"/>
            <draw:equation draw:name="f81" draw:formula="?f80 *width/64000"/>
            <draw:equation draw:name="f82" draw:formula="0+?f26 --32000"/>
            <draw:equation draw:name="f83" draw:formula="?f26 *height/64000"/>
          </draw:enhanced-geometry>
        </draw:custom-shape>
        <draw:line draw:name="Line 5" draw:style-name="Mgr5" draw:text-style-name="MP4" draw:layer="layout" svg:x1="3.81cm" svg:y1="4.233cm" svg:x2="24.13cm" svg:y2="4.233cm">
          <text:p/>
        </draw:line>
      </draw:g>
      <draw:frame draw:name="Заголовок 1" presentation:style-name="Mpr5" draw:text-style-name="MP3" draw:layer="backgroundobjects" svg:width="20.315cm" svg:height="3.174cm" svg:x="3.806cm" svg:y="0.838cm" presentation:class="title" presentation:user-transformed="true">
        <draw:text-box>
          <text:p text:style-name="MP5"><text:span text:style-name="MT3">Для правки текста заголовка щелкните мышьюОбразец заголовка</text:span></text:p>
        </draw:text-box>
      </draw:frame>
      <draw:frame draw:name="Объект 2" presentation:style-name="Mpr6" draw:text-style-name="MP3" draw:layer="backgroundobjects" svg:width="20.315cm" svg:height="11.429cm" svg:x="3.806cm" svg:y="5.076cm" presentation:class="outline" presentation:user-transformed="true">
        <draw:text-box>
          <text:list text:style-name="ML4">
            <text:list-item>
              <text:p text:style-name="MP10"><text:span text:style-name="MT4">Для правки структуры щелкните мышью</text:span></text:p>
              <text:list>
                <text:list-item>
                  <text:p text:style-name="MP10"><text:span text:style-name="MT4">Второй уровень структуры</text:span></text:p>
                  <text:list>
                    <text:list-item>
                      <text:p text:style-name="MP10"><text:span text:style-name="MT4">Третий уровень структуры</text:span></text:p>
                      <text:list>
                        <text:list-item>
                          <text:p text:style-name="MP10"><text:span text:style-name="MT4">Четвёртый уровень структуры</text:span></text:p>
                          <text:list>
                            <text:list-item>
                              <text:p text:style-name="MP10"><text:span text:style-name="MT4">Пятый уровень структуры</text:span></text:p>
                              <text:list>
                                <text:list-item>
                                  <text:p text:style-name="MP10"><text:span text:style-name="MT4">Шестой уровень структуры</text:span></text:p>
                                  <text:list>
                                    <text:list-item>
                                      <text:p text:style-name="MP10"><text:span text:style-name="MT4">Седьмой уровень структуры</text:span></text:p>
                                      <text:list>
                                        <text:list-item>
                                          <text:p text:style-name="MP10"><text:span text:style-name="MT4">Восьмой уровень структуры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4">Девятый уровень структуры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2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269cm" svg:x="1.27cm" svg:y="17.357cm" presentation:class="date-time" presentation:user-transformed="true">
        <draw:text-box>
          <text:p/>
        </draw:text-box>
      </draw:frame>
      <draw:frame draw:name="Нижний колонтитул 4" presentation:style-name="Mpr7" draw:text-style-name="MP7" draw:layer="backgroundobjects" svg:width="8.042cm" svg:height="1.269cm" svg:x="8.678cm" svg:y="17.357cm" presentation:class="footer" presentation:user-transformed="true">
        <draw:text-box>
          <text:p/>
        </draw:text-box>
      </draw:frame>
      <draw:frame draw:name="Номер слайда 5" presentation:style-name="Mpr7" draw:text-style-name="MP9" draw:layer="backgroundobjects" svg:width="5.926cm" svg:height="1.269cm" svg:x="18.203cm" svg:y="17.357cm" presentation:class="page-number" presentation:user-transformed="true">
        <draw:text-box>
          <text:p text:style-name="MP8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_20_1-title" draw:layer="backgroundobjects" svg:width="14.848cm" svg:height="11.136cm" svg:x="3.075cm" svg:y="2.257cm" presentation:class="page"/>
        <draw:frame presentation:style-name="Обычный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835"/>
    <meta:generator>OpenOffice/4.1.2$Win32 OpenOffice.org_project/412m3$Build-9782</meta:generator>
  </office:meta>
</office:document-meta>
</file>